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uildParamSumm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2" table:default-cell-style-name="ce1"/>
        <table:table-column table:style-name="co9" table:number-columns-repeated="981" table:default-cell-style-name="ce1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SFH_D_1_2zone_TAB</text:p>
          </table:table-cell>
          <table:table-cell office:value-type="string" calcext:value-type="string">
            <text:p>SFH_D_1_2zone_REF1</text:p>
          </table:table-cell>
          <table:table-cell office:value-type="string" calcext:value-type="string">
            <text:p>SFH_D_1_2zone_REF2</text:p>
          </table:table-cell>
          <table:table-cell office:value-type="string" calcext:value-type="string">
            <text:p>SFH_D_2_2zone_TAB</text:p>
          </table:table-cell>
          <table:table-cell office:value-type="string" calcext:value-type="string">
            <text:p>SFH_D_2_2zone_REF1</text:p>
          </table:table-cell>
          <table:table-cell office:value-type="string" calcext:value-type="string">
            <text:p>SFH_D_2_2zone_REF2</text:p>
          </table:table-cell>
          <table:table-cell office:value-type="string" calcext:value-type="string">
            <text:p>SFH_D_3_2zone_TAB</text:p>
          </table:table-cell>
          <table:table-cell office:value-type="string" calcext:value-type="string">
            <text:p>SFH_D_3_2zone_REF1</text:p>
          </table:table-cell>
          <table:table-cell office:value-type="string" calcext:value-type="string">
            <text:p>SFH_D_3_2zone_REF2</text:p>
          </table:table-cell>
          <table:table-cell office:value-type="string" calcext:value-type="string">
            <text:p>SFH_D_4_2zone_TAB</text:p>
          </table:table-cell>
          <table:table-cell office:value-type="string" calcext:value-type="string">
            <text:p>SFH_D_4_2zone_REF1</text:p>
          </table:table-cell>
          <table:table-cell office:value-type="string" calcext:value-type="string">
            <text:p>SFH_D_4_2zone_REF2</text:p>
          </table:table-cell>
          <table:table-cell office:value-type="string" calcext:value-type="string">
            <text:p>SFH_D_5_2zone_TAB</text:p>
          </table:table-cell>
          <table:table-cell office:value-type="string" calcext:value-type="string">
            <text:p>SFH_D_5_ins_TAB</text:p>
          </table:table-cell>
          <table:table-cell office:value-type="string" calcext:value-type="string">
            <text:p>SFH_SD_1_2zone_TAB</text:p>
          </table:table-cell>
          <table:table-cell office:value-type="string" calcext:value-type="string">
            <text:p>SFH_SD_1_2zone_REF1</text:p>
          </table:table-cell>
          <table:table-cell office:value-type="string" calcext:value-type="string">
            <text:p>SFH_SD_1_2zone_REF2</text:p>
          </table:table-cell>
          <table:table-cell office:value-type="string" calcext:value-type="string">
            <text:p>SFH_SD_2_2zone_TAB</text:p>
          </table:table-cell>
          <table:table-cell office:value-type="string" calcext:value-type="string">
            <text:p>SFH_SD_2_2zone_REF1</text:p>
          </table:table-cell>
          <table:table-cell office:value-type="string" calcext:value-type="string">
            <text:p>SFH_SD_2_2zone_REF2</text:p>
          </table:table-cell>
          <table:table-cell office:value-type="string" calcext:value-type="string">
            <text:p>SFH_SD_3_2zone_TAB</text:p>
          </table:table-cell>
          <table:table-cell office:value-type="string" calcext:value-type="string">
            <text:p>SFH_SD_3_2zone_REF1</text:p>
          </table:table-cell>
          <table:table-cell office:value-type="string" calcext:value-type="string">
            <text:p>SFH_SD_3_2zone_REF2</text:p>
          </table:table-cell>
          <table:table-cell office:value-type="string" calcext:value-type="string">
            <text:p>SFH_SD_4_2zone_TAB</text:p>
          </table:table-cell>
          <table:table-cell office:value-type="string" calcext:value-type="string">
            <text:p>SFH_SD_4_2zone_REF1</text:p>
          </table:table-cell>
          <table:table-cell office:value-type="string" calcext:value-type="string">
            <text:p>SFH_SD_4_2zone_REF2</text:p>
          </table:table-cell>
          <table:table-cell office:value-type="string" calcext:value-type="string">
            <text:p>SFH_SD_5_TAB</text:p>
          </table:table-cell>
          <table:table-cell office:value-type="string" calcext:value-type="string">
            <text:p>SFH_SD_5_Ins_TAB</text:p>
          </table:table-cell>
          <table:table-cell office:value-type="string" calcext:value-type="string">
            <text:p>SFH_T_1_2zone_TAB</text:p>
          </table:table-cell>
          <table:table-cell office:value-type="string" calcext:value-type="string">
            <text:p>SFH_T_1_2zone_REF1</text:p>
          </table:table-cell>
          <table:table-cell office:value-type="string" calcext:value-type="string">
            <text:p>SFH_T_1_2zone_REF2</text:p>
          </table:table-cell>
          <table:table-cell office:value-type="string" calcext:value-type="string">
            <text:p>SFH_T_2_2zone_TAB</text:p>
          </table:table-cell>
          <table:table-cell office:value-type="string" calcext:value-type="string">
            <text:p>SFH_T_2_2zone_REF1</text:p>
          </table:table-cell>
          <table:table-cell office:value-type="string" calcext:value-type="string">
            <text:p>SFH_T_2_2zone_REF2</text:p>
          </table:table-cell>
          <table:table-cell office:value-type="string" calcext:value-type="string">
            <text:p>SFH_T_3_2zone_TAB</text:p>
          </table:table-cell>
          <table:table-cell office:value-type="string" calcext:value-type="string">
            <text:p>SFH_T_3_2zone_REF1</text:p>
          </table:table-cell>
          <table:table-cell office:value-type="string" calcext:value-type="string">
            <text:p>SFH_T_3_2zone_REF2</text:p>
          </table:table-cell>
          <table:table-cell office:value-type="string" calcext:value-type="string">
            <text:p>SFH_T_4_2zone_TAB</text:p>
          </table:table-cell>
          <table:table-cell office:value-type="string" calcext:value-type="string">
            <text:p>SFH_T_4_2zone_REF1</text:p>
          </table:table-cell>
          <table:table-cell office:value-type="string" calcext:value-type="string">
            <text:p>SFH_T_4_2zone_REF2</text:p>
          </table:table-cell>
          <table:table-cell office:value-type="string" calcext:value-type="string">
            <text:p>SFH_T_5_TAB</text:p>
          </table:table-cell>
          <table:table-cell office:value-type="string" calcext:value-type="string">
            <text:p>SFH_T_5_ins_TA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ED</text:p>
          </table:table-cell>
          <table:table-cell office:value-type="float" office:value="1.2871568318031" calcext:value-type="float">
            <text:p>1.2872</text:p>
          </table:table-cell>
          <table:table-cell table:number-columns-repeated="2" office:value-type="float" office:value="0.695360587295925" calcext:value-type="float">
            <text:p>0.6954</text:p>
          </table:table-cell>
          <table:table-cell office:value-type="float" office:value="1.30718459903414" calcext:value-type="float">
            <text:p>1.3072</text:p>
          </table:table-cell>
          <table:table-cell table:number-columns-repeated="2" office:value-type="float" office:value="0.706180185685111" calcext:value-type="float">
            <text:p>0.7062</text:p>
          </table:table-cell>
          <table:table-cell office:value-type="float" office:value="1.09050764745373" calcext:value-type="float">
            <text:p>1.0905</text:p>
          </table:table-cell>
          <table:table-cell table:number-columns-repeated="2" office:value-type="float" office:value="0.665634538056173" calcext:value-type="float">
            <text:p>0.6656</text:p>
          </table:table-cell>
          <table:table-cell office:value-type="float" office:value="0.97961908477677" calcext:value-type="float">
            <text:p>0.9796</text:p>
          </table:table-cell>
          <table:table-cell table:number-columns-repeated="2" office:value-type="float" office:value="0.780374525161155" calcext:value-type="float">
            <text:p>0.7804</text:p>
          </table:table-cell>
          <table:table-cell table:number-columns-repeated="2" office:value-type="float" office:value="0.71707192645186" calcext:value-type="float">
            <text:p>0.7171</text:p>
          </table:table-cell>
          <table:table-cell office:value-type="float" office:value="0.502637139161268" calcext:value-type="float">
            <text:p>0.5026</text:p>
          </table:table-cell>
          <table:table-cell table:number-columns-repeated="2" office:value-type="float" office:value="0.271539603914708" calcext:value-type="float">
            <text:p>0.2715</text:p>
          </table:table-cell>
          <table:table-cell office:value-type="float" office:value="0.486799942521133" calcext:value-type="float">
            <text:p>0.4868</text:p>
          </table:table-cell>
          <table:table-cell table:number-columns-repeated="2" office:value-type="float" office:value="0.262983876994175" calcext:value-type="float">
            <text:p>0.2630</text:p>
          </table:table-cell>
          <table:table-cell office:value-type="float" office:value="0.498128306343515" calcext:value-type="float">
            <text:p>0.4981</text:p>
          </table:table-cell>
          <table:table-cell table:number-columns-repeated="2" office:value-type="float" office:value="0.304052342833055" calcext:value-type="float">
            <text:p>0.3041</text:p>
          </table:table-cell>
          <table:table-cell office:value-type="float" office:value="0.306509704564638" calcext:value-type="float">
            <text:p>0.3065</text:p>
          </table:table-cell>
          <table:table-cell table:number-columns-repeated="2" office:value-type="float" office:value="0.244168747704033" calcext:value-type="float">
            <text:p>0.2442</text:p>
          </table:table-cell>
          <table:table-cell table:number-columns-repeated="2" office:value-type="float" office:value="0.276442231569489" calcext:value-type="float">
            <text:p>0.2764</text:p>
          </table:table-cell>
          <table:table-cell office:value-type="float" office:value="0.332443949812306" calcext:value-type="float">
            <text:p>0.3324</text:p>
          </table:table-cell>
          <table:table-cell table:number-columns-repeated="2" office:value-type="float" office:value="0.179596156795154" calcext:value-type="float">
            <text:p>0.1796</text:p>
          </table:table-cell>
          <table:table-cell office:value-type="float" office:value="0.264189052007283" calcext:value-type="float">
            <text:p>0.2642</text:p>
          </table:table-cell>
          <table:table-cell table:number-columns-repeated="2" office:value-type="float" office:value="0.142722821199337" calcext:value-type="float">
            <text:p>0.1427</text:p>
          </table:table-cell>
          <table:table-cell office:value-type="float" office:value="0.19523551352086" calcext:value-type="float">
            <text:p>0.1952</text:p>
          </table:table-cell>
          <table:table-cell table:number-columns-repeated="2" office:value-type="float" office:value="0.119169729032213" calcext:value-type="float">
            <text:p>0.1192</text:p>
          </table:table-cell>
          <table:table-cell office:value-type="float" office:value="0.164279509275499" calcext:value-type="float">
            <text:p>0.1643</text:p>
          </table:table-cell>
          <table:table-cell table:number-columns-repeated="2" office:value-type="float" office:value="0.100274505661668" calcext:value-type="float">
            <text:p>0.1003</text:p>
          </table:table-cell>
          <table:table-cell table:number-columns-repeated="2" office:value-type="float" office:value="0.196773033835051" calcext:value-type="float">
            <text:p>0.19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ND</text:p>
          </table:table-cell>
          <table:table-cell office:value-type="float" office:value="1.4947627724165" calcext:value-type="float">
            <text:p>1.4948</text:p>
          </table:table-cell>
          <table:table-cell table:number-columns-repeated="2" office:value-type="float" office:value="0.807515520730752" calcext:value-type="float">
            <text:p>0.8075</text:p>
          </table:table-cell>
          <table:table-cell office:value-type="float" office:value="1.28023233926024" calcext:value-type="float">
            <text:p>1.2802</text:p>
          </table:table-cell>
          <table:table-cell table:number-columns-repeated="2" office:value-type="float" office:value="0.691619769485418" calcext:value-type="float">
            <text:p>0.6916</text:p>
          </table:table-cell>
          <table:table-cell office:value-type="float" office:value="0.987196396642325" calcext:value-type="float">
            <text:p>0.9872</text:p>
          </table:table-cell>
          <table:table-cell table:number-columns-repeated="2" office:value-type="float" office:value="0.602574423924536" calcext:value-type="float">
            <text:p>0.6026</text:p>
          </table:table-cell>
          <table:table-cell office:value-type="float" office:value="0.873714318854957" calcext:value-type="float">
            <text:p>0.8737</text:p>
          </table:table-cell>
          <table:table-cell table:number-columns-repeated="2" office:value-type="float" office:value="0.69600971163022" calcext:value-type="float">
            <text:p>0.6960</text:p>
          </table:table-cell>
          <table:table-cell table:number-columns-repeated="2" office:value-type="float" office:value="0.789475305433408" calcext:value-type="float">
            <text:p>0.7895</text:p>
          </table:table-cell>
          <table:table-cell office:value-type="float" office:value="0.516408019686234" calcext:value-type="float">
            <text:p>0.5164</text:p>
          </table:table-cell>
          <table:table-cell table:number-columns-repeated="2" office:value-type="float" office:value="0.278979045117851" calcext:value-type="float">
            <text:p>0.2790</text:p>
          </table:table-cell>
          <table:table-cell office:value-type="float" office:value="0.493468434884437" calcext:value-type="float">
            <text:p>0.4935</text:p>
          </table:table-cell>
          <table:table-cell table:number-columns-repeated="2" office:value-type="float" office:value="0.266586395857109" calcext:value-type="float">
            <text:p>0.2666</text:p>
          </table:table-cell>
          <table:table-cell office:value-type="float" office:value="0.485675098684927" calcext:value-type="float">
            <text:p>0.4857</text:p>
          </table:table-cell>
          <table:table-cell table:number-columns-repeated="2" office:value-type="float" office:value="0.296451034262228" calcext:value-type="float">
            <text:p>0.2965</text:p>
          </table:table-cell>
          <table:table-cell office:value-type="float" office:value="0.359815740141096" calcext:value-type="float">
            <text:p>0.3598</text:p>
          </table:table-cell>
          <table:table-cell table:number-columns-repeated="2" office:value-type="float" office:value="0.286632877739518" calcext:value-type="float">
            <text:p>0.2866</text:p>
          </table:table-cell>
          <table:table-cell table:number-columns-repeated="2" office:value-type="float" office:value="0.451747061345263" calcext:value-type="float">
            <text:p>0.4517</text:p>
          </table:table-cell>
          <table:table-cell office:value-type="float" office:value="0.353484706129541" calcext:value-type="float">
            <text:p>0.3535</text:p>
          </table:table-cell>
          <table:table-cell table:number-columns-repeated="2" office:value-type="float" office:value="0.190963002161936" calcext:value-type="float">
            <text:p>0.1910</text:p>
          </table:table-cell>
          <table:table-cell office:value-type="float" office:value="0.23637967811178" calcext:value-type="float">
            <text:p>0.2364</text:p>
          </table:table-cell>
          <table:table-cell table:number-columns-repeated="2" office:value-type="float" office:value="0.127699366336249" calcext:value-type="float">
            <text:p>0.1277</text:p>
          </table:table-cell>
          <table:table-cell office:value-type="float" office:value="0.176641655090302" calcext:value-type="float">
            <text:p>0.1766</text:p>
          </table:table-cell>
          <table:table-cell table:number-columns-repeated="2" office:value-type="float" office:value="0.107820231029145" calcext:value-type="float">
            <text:p>0.1078</text:p>
          </table:table-cell>
          <table:table-cell office:value-type="float" office:value="0.156697378078169" calcext:value-type="float">
            <text:p>0.1567</text:p>
          </table:table-cell>
          <table:table-cell table:number-columns-repeated="2" office:value-type="float" office:value="0.0956464515542069" calcext:value-type="float">
            <text:p>0.0956</text:p>
          </table:table-cell>
          <table:table-cell table:number-columns-repeated="2" office:value-type="float" office:value="0.235670028895468" calcext:value-type="float">
            <text:p>0.235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SD</text:p>
          </table:table-cell>
          <table:table-cell office:value-type="float" office:value="1.68852831698901" calcext:value-type="float">
            <text:p>1.6885</text:p>
          </table:table-cell>
          <table:table-cell table:number-columns-repeated="2" office:value-type="float" office:value="0.912193458603257" calcext:value-type="float">
            <text:p>0.9122</text:p>
          </table:table-cell>
          <table:table-cell office:value-type="float" office:value="1.71146849564264" calcext:value-type="float">
            <text:p>1.7115</text:p>
          </table:table-cell>
          <table:table-cell table:number-columns-repeated="2" office:value-type="float" office:value="0.924586428680507" calcext:value-type="float">
            <text:p>0.9246</text:p>
          </table:table-cell>
          <table:table-cell office:value-type="float" office:value="1.36600431628415" calcext:value-type="float">
            <text:p>1.3660</text:p>
          </table:table-cell>
          <table:table-cell table:number-columns-repeated="2" office:value-type="float" office:value="0.833794842407207" calcext:value-type="float">
            <text:p>0.8338</text:p>
          </table:table-cell>
          <table:table-cell office:value-type="float" office:value="1.14730163081964" calcext:value-type="float">
            <text:p>1.1473</text:p>
          </table:table-cell>
          <table:table-cell table:number-columns-repeated="2" office:value-type="float" office:value="0.913952146585137" calcext:value-type="float">
            <text:p>0.9140</text:p>
          </table:table-cell>
          <table:table-cell table:number-columns-repeated="2" office:value-type="float" office:value="0.982318920605413" calcext:value-type="float">
            <text:p>0.9823</text:p>
          </table:table-cell>
          <table:table-cell office:value-type="float" office:value="0.523293459948717" calcext:value-type="float">
            <text:p>0.5233</text:p>
          </table:table-cell>
          <table:table-cell table:number-columns-repeated="2" office:value-type="float" office:value="0.282698765719422" calcext:value-type="float">
            <text:p>0.2827</text:p>
          </table:table-cell>
          <table:table-cell office:value-type="float" office:value="0.560153358517468" calcext:value-type="float">
            <text:p>0.5602</text:p>
          </table:table-cell>
          <table:table-cell table:number-columns-repeated="2" office:value-type="float" office:value="0.302611584486448" calcext:value-type="float">
            <text:p>0.3026</text:p>
          </table:table-cell>
          <table:table-cell office:value-type="float" office:value="0.566620948465748" calcext:value-type="float">
            <text:p>0.5666</text:p>
          </table:table-cell>
          <table:table-cell table:number-columns-repeated="2" office:value-type="float" office:value="0.345859539972599" calcext:value-type="float">
            <text:p>0.3459</text:p>
          </table:table-cell>
          <table:table-cell office:value-type="float" office:value="0.39979526682344" calcext:value-type="float">
            <text:p>0.3998</text:p>
          </table:table-cell>
          <table:table-cell table:number-columns-repeated="2" office:value-type="float" office:value="0.318480975266131" calcext:value-type="float">
            <text:p>0.3185</text:p>
          </table:table-cell>
          <table:table-cell table:number-columns-repeated="2" office:value-type="float" office:value="0.468603294977549" calcext:value-type="float">
            <text:p>0.4686</text:p>
          </table:table-cell>
          <table:table-cell office:value-type="float" office:value="0.3408602523392" calcext:value-type="float">
            <text:p>0.3409</text:p>
          </table:table-cell>
          <table:table-cell table:number-columns-repeated="2" office:value-type="float" office:value="0.184142894941867" calcext:value-type="float">
            <text:p>0.1841</text:p>
          </table:table-cell>
          <table:table-cell office:value-type="float" office:value="0.271141395481159" calcext:value-type="float">
            <text:p>0.2711</text:p>
          </table:table-cell>
          <table:table-cell table:number-columns-repeated="2" office:value-type="float" office:value="0.146478684915109" calcext:value-type="float">
            <text:p>0.1465</text:p>
          </table:table-cell>
          <table:table-cell office:value-type="float" office:value="0.182839607900488" calcext:value-type="float">
            <text:p>0.1828</text:p>
          </table:table-cell>
          <table:table-cell table:number-columns-repeated="2" office:value-type="float" office:value="0.111603397030168" calcext:value-type="float">
            <text:p>0.1116</text:p>
          </table:table-cell>
          <table:table-cell office:value-type="float" office:value="0.154170001012392" calcext:value-type="float">
            <text:p>0.1542</text:p>
          </table:table-cell>
          <table:table-cell table:number-columns-repeated="2" office:value-type="float" office:value="0.0941037668517197" calcext:value-type="float">
            <text:p>0.0941</text:p>
          </table:table-cell>
          <table:table-cell table:number-columns-repeated="2" office:value-type="float" office:value="0.217365560631742" calcext:value-type="float">
            <text:p>0.217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WD</text:p>
          </table:table-cell>
          <table:table-cell office:value-type="float" office:value="1.23179524763952" calcext:value-type="float">
            <text:p>1.2318</text:p>
          </table:table-cell>
          <table:table-cell table:number-columns-repeated="2" office:value-type="float" office:value="0.665452605046638" calcext:value-type="float">
            <text:p>0.6655</text:p>
          </table:table-cell>
          <table:table-cell office:value-type="float" office:value="1.30718459903414" calcext:value-type="float">
            <text:p>1.3072</text:p>
          </table:table-cell>
          <table:table-cell table:number-columns-repeated="2" office:value-type="float" office:value="0.706180185685111" calcext:value-type="float">
            <text:p>0.7062</text:p>
          </table:table-cell>
          <table:table-cell office:value-type="float" office:value="1.17086084252927" calcext:value-type="float">
            <text:p>1.1709</text:p>
          </table:table-cell>
          <table:table-cell table:number-columns-repeated="2" office:value-type="float" office:value="0.714681293491891" calcext:value-type="float">
            <text:p>0.7147</text:p>
          </table:table-cell>
          <table:table-cell office:value-type="float" office:value="1.00609527625722" calcext:value-type="float">
            <text:p>1.0061</text:p>
          </table:table-cell>
          <table:table-cell table:number-columns-repeated="2" office:value-type="float" office:value="0.801465728543889" calcext:value-type="float">
            <text:p>0.8015</text:p>
          </table:table-cell>
          <table:table-cell table:number-columns-repeated="2" office:value-type="float" office:value="0.577834659179655" calcext:value-type="float">
            <text:p>0.5778</text:p>
          </table:table-cell>
          <table:table-cell office:value-type="float" office:value="0.509522579423751" calcext:value-type="float">
            <text:p>0.5095</text:p>
          </table:table-cell>
          <table:table-cell table:number-columns-repeated="2" office:value-type="float" office:value="0.275259324516279" calcext:value-type="float">
            <text:p>0.2753</text:p>
          </table:table-cell>
          <table:table-cell office:value-type="float" office:value="0.50013692724774" calcext:value-type="float">
            <text:p>0.5001</text:p>
          </table:table-cell>
          <table:table-cell table:number-columns-repeated="2" office:value-type="float" office:value="0.270188914720043" calcext:value-type="float">
            <text:p>0.2702</text:p>
          </table:table-cell>
          <table:table-cell office:value-type="float" office:value="0.460768683367751" calcext:value-type="float">
            <text:p>0.4608</text:p>
          </table:table-cell>
          <table:table-cell table:number-columns-repeated="2" office:value-type="float" office:value="0.281248417120575" calcext:value-type="float">
            <text:p>0.2812</text:p>
          </table:table-cell>
          <table:table-cell office:value-type="float" office:value="0.448659132768528" calcext:value-type="float">
            <text:p>0.4487</text:p>
          </table:table-cell>
          <table:table-cell table:number-columns-repeated="2" office:value-type="float" office:value="0.357406427798658" calcext:value-type="float">
            <text:p>0.3574</text:p>
          </table:table-cell>
          <table:table-cell table:number-columns-repeated="2" office:value-type="float" office:value="0.357352153004462" calcext:value-type="float">
            <text:p>0.3574</text:p>
          </table:table-cell>
          <table:table-cell office:value-type="float" office:value="0.298778739704731" calcext:value-type="float">
            <text:p>0.2988</text:p>
          </table:table-cell>
          <table:table-cell table:number-columns-repeated="2" office:value-type="float" office:value="0.161409204208303" calcext:value-type="float">
            <text:p>0.1614</text:p>
          </table:table-cell>
          <table:table-cell office:value-type="float" office:value="0.264189052007283" calcext:value-type="float">
            <text:p>0.2642</text:p>
          </table:table-cell>
          <table:table-cell table:number-columns-repeated="2" office:value-type="float" office:value="0.142722821199337" calcext:value-type="float">
            <text:p>0.1427</text:p>
          </table:table-cell>
          <table:table-cell office:value-type="float" office:value="0.201433466331046" calcext:value-type="float">
            <text:p>0.2014</text:p>
          </table:table-cell>
          <table:table-cell table:number-columns-repeated="2" office:value-type="float" office:value="0.122952895033236" calcext:value-type="float">
            <text:p>0.1230</text:p>
          </table:table-cell>
          <table:table-cell office:value-type="float" office:value="0.199662788196376" calcext:value-type="float">
            <text:p>0.1997</text:p>
          </table:table-cell>
          <table:table-cell table:number-columns-repeated="2" office:value-type="float" office:value="0.121872091496489" calcext:value-type="float">
            <text:p>0.1219</text:p>
          </table:table-cell>
          <table:table-cell table:number-columns-repeated="2" office:value-type="float" office:value="0.187620799703188" calcext:value-type="float">
            <text:p>0.187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ED</text:p>
          </table:table-cell>
          <table:table-cell office:value-type="float" office:value="2.57431366360619" calcext:value-type="float">
            <text:p>2.5743</text:p>
          </table:table-cell>
          <table:table-cell table:number-columns-repeated="2" office:value-type="float" office:value="1.39072117459185" calcext:value-type="float">
            <text:p>1.3907</text:p>
          </table:table-cell>
          <table:table-cell office:value-type="float" office:value="2.61436919806828" calcext:value-type="float">
            <text:p>2.6144</text:p>
          </table:table-cell>
          <table:table-cell table:number-columns-repeated="2" office:value-type="float" office:value="1.41236037137022" calcext:value-type="float">
            <text:p>1.4124</text:p>
          </table:table-cell>
          <table:table-cell office:value-type="float" office:value="2.18101529490746" calcext:value-type="float">
            <text:p>2.1810</text:p>
          </table:table-cell>
          <table:table-cell table:number-columns-repeated="2" office:value-type="float" office:value="1.33126907611235" calcext:value-type="float">
            <text:p>1.3313</text:p>
          </table:table-cell>
          <table:table-cell office:value-type="float" office:value="1.95923816955354" calcext:value-type="float">
            <text:p>1.9592</text:p>
          </table:table-cell>
          <table:table-cell table:number-columns-repeated="2" office:value-type="float" office:value="1.56074905032231" calcext:value-type="float">
            <text:p>1.5607</text:p>
          </table:table-cell>
          <table:table-cell table:number-columns-repeated="2" office:value-type="float" office:value="1.43414385290372" calcext:value-type="float">
            <text:p>1.4341</text:p>
          </table:table-cell>
          <table:table-cell office:value-type="float" office:value="1.29440163339798" calcext:value-type="float">
            <text:p>1.2944</text:p>
          </table:table-cell>
          <table:table-cell table:number-columns-repeated="2" office:value-type="float" office:value="0.699274445628792" calcext:value-type="float">
            <text:p>0.6993</text:p>
          </table:table-cell>
          <table:table-cell office:value-type="float" office:value="1.22432606555145" calcext:value-type="float">
            <text:p>1.2243</text:p>
          </table:table-cell>
          <table:table-cell table:number-columns-repeated="2" office:value-type="float" office:value="0.661417529665727" calcext:value-type="float">
            <text:p>0.6614</text:p>
          </table:table-cell>
          <table:table-cell office:value-type="float" office:value="1.22927082678319" calcext:value-type="float">
            <text:p>1.2293</text:p>
          </table:table-cell>
          <table:table-cell table:number-columns-repeated="2" office:value-type="float" office:value="0.750334141023505" calcext:value-type="float">
            <text:p>0.7503</text:p>
          </table:table-cell>
          <table:table-cell office:value-type="float" office:value="0.756398367948617" calcext:value-type="float">
            <text:p>0.7564</text:p>
          </table:table-cell>
          <table:table-cell table:number-columns-repeated="2" office:value-type="float" office:value="0.602554632094661" calcext:value-type="float">
            <text:p>0.6026</text:p>
          </table:table-cell>
          <table:table-cell table:number-columns-repeated="2" office:value-type="float" office:value="0.682198474231799" calcext:value-type="float">
            <text:p>0.6822</text:p>
          </table:table-cell>
          <table:table-cell office:value-type="float" office:value="1.6782335914059" calcext:value-type="float">
            <text:p>1.6782</text:p>
          </table:table-cell>
          <table:table-cell table:number-columns-repeated="2" office:value-type="float" office:value="0.906631940184799" calcext:value-type="float">
            <text:p>0.9066</text:p>
          </table:table-cell>
          <table:table-cell office:value-type="float" office:value="1.78860353165969" calcext:value-type="float">
            <text:p>1.7886</text:p>
          </table:table-cell>
          <table:table-cell table:number-columns-repeated="2" office:value-type="float" office:value="0.966257080321899" calcext:value-type="float">
            <text:p>0.9663</text:p>
          </table:table-cell>
          <table:table-cell office:value-type="float" office:value="1.35639151739741" calcext:value-type="float">
            <text:p>1.3564</text:p>
          </table:table-cell>
          <table:table-cell table:number-columns-repeated="2" office:value-type="float" office:value="0.827927289839975" calcext:value-type="float">
            <text:p>0.8279</text:p>
          </table:table-cell>
          <table:table-cell office:value-type="float" office:value="1.12595524529766" calcext:value-type="float">
            <text:p>1.1260</text:p>
          </table:table-cell>
          <table:table-cell table:number-columns-repeated="2" office:value-type="float" office:value="0.687271383493377" calcext:value-type="float">
            <text:p>0.6873</text:p>
          </table:table-cell>
          <table:table-cell table:number-columns-repeated="2" office:value-type="float" office:value="1.27730771160857" calcext:value-type="float">
            <text:p>1.27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ND</text:p>
          </table:table-cell>
          <table:table-cell office:value-type="float" office:value="2.989525544833" calcext:value-type="float">
            <text:p>2.9895</text:p>
          </table:table-cell>
          <table:table-cell table:number-columns-repeated="2" office:value-type="float" office:value="1.6150310414615" calcext:value-type="float">
            <text:p>1.6150</text:p>
          </table:table-cell>
          <table:table-cell office:value-type="float" office:value="2.56046467852049" calcext:value-type="float">
            <text:p>2.5605</text:p>
          </table:table-cell>
          <table:table-cell table:number-columns-repeated="2" office:value-type="float" office:value="1.38323953897084" calcext:value-type="float">
            <text:p>1.3832</text:p>
          </table:table-cell>
          <table:table-cell office:value-type="float" office:value="1.97439279328465" calcext:value-type="float">
            <text:p>1.9744</text:p>
          </table:table-cell>
          <table:table-cell table:number-columns-repeated="2" office:value-type="float" office:value="1.20514884784907" calcext:value-type="float">
            <text:p>1.2051</text:p>
          </table:table-cell>
          <table:table-cell office:value-type="float" office:value="1.74742863770991" calcext:value-type="float">
            <text:p>1.7474</text:p>
          </table:table-cell>
          <table:table-cell table:number-columns-repeated="2" office:value-type="float" office:value="1.39201942326044" calcext:value-type="float">
            <text:p>1.3920</text:p>
          </table:table-cell>
          <table:table-cell table:number-columns-repeated="2" office:value-type="float" office:value="1.57895061086682" calcext:value-type="float">
            <text:p>1.5790</text:p>
          </table:table-cell>
          <table:table-cell office:value-type="float" office:value="1.32986469184724" calcext:value-type="float">
            <text:p>1.3299</text:p>
          </table:table-cell>
          <table:table-cell table:number-columns-repeated="2" office:value-type="float" office:value="0.718432649618622" calcext:value-type="float">
            <text:p>0.7184</text:p>
          </table:table-cell>
          <table:table-cell office:value-type="float" office:value="1.24109765549051" calcext:value-type="float">
            <text:p>1.2411</text:p>
          </table:table-cell>
          <table:table-cell table:number-columns-repeated="2" office:value-type="float" office:value="0.670478043770737" calcext:value-type="float">
            <text:p>0.6705</text:p>
          </table:table-cell>
          <table:table-cell office:value-type="float" office:value="1.19853905611361" calcext:value-type="float">
            <text:p>1.1985</text:p>
          </table:table-cell>
          <table:table-cell table:number-columns-repeated="2" office:value-type="float" office:value="0.731575787497918" calcext:value-type="float">
            <text:p>0.7316</text:p>
          </table:table-cell>
          <table:table-cell office:value-type="float" office:value="0.88794591020055" calcext:value-type="float">
            <text:p>0.8879</text:p>
          </table:table-cell>
          <table:table-cell table:number-columns-repeated="2" office:value-type="float" office:value="0.707346742024167" calcext:value-type="float">
            <text:p>0.7073</text:p>
          </table:table-cell>
          <table:table-cell table:number-columns-repeated="2" office:value-type="float" office:value="1.11481214081782" calcext:value-type="float">
            <text:p>1.1148</text:p>
          </table:table-cell>
          <table:table-cell office:value-type="float" office:value="1.78445090731767" calcext:value-type="float">
            <text:p>1.7845</text:p>
          </table:table-cell>
          <table:table-cell table:number-columns-repeated="2" office:value-type="float" office:value="0.964013708550926" calcext:value-type="float">
            <text:p>0.9640</text:p>
          </table:table-cell>
          <table:table-cell office:value-type="float" office:value="1.60032947569551" calcext:value-type="float">
            <text:p>1.6003</text:p>
          </table:table-cell>
          <table:table-cell table:number-columns-repeated="2" office:value-type="float" office:value="0.864545808709068" calcext:value-type="float">
            <text:p>0.8645</text:p>
          </table:table-cell>
          <table:table-cell office:value-type="float" office:value="1.22721137288337" calcext:value-type="float">
            <text:p>1.2272</text:p>
          </table:table-cell>
          <table:table-cell table:number-columns-repeated="2" office:value-type="float" office:value="0.749077071759977" calcext:value-type="float">
            <text:p>0.7491</text:p>
          </table:table-cell>
          <table:table-cell office:value-type="float" office:value="1.07398808013008" calcext:value-type="float">
            <text:p>1.0740</text:p>
          </table:table-cell>
          <table:table-cell table:number-columns-repeated="2" office:value-type="float" office:value="0.655551165793682" calcext:value-type="float">
            <text:p>0.6556</text:p>
          </table:table-cell>
          <table:table-cell table:number-columns-repeated="2" office:value-type="float" office:value="1.52979877088003" calcext:value-type="float">
            <text:p>1.52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SD</text:p>
          </table:table-cell>
          <table:table-cell office:value-type="float" office:value="3.37705663397801" calcext:value-type="float">
            <text:p>3.3771</text:p>
          </table:table-cell>
          <table:table-cell table:number-columns-repeated="2" office:value-type="float" office:value="1.82438691720651" calcext:value-type="float">
            <text:p>1.8244</text:p>
          </table:table-cell>
          <table:table-cell office:value-type="float" office:value="3.42293699128528" calcext:value-type="float">
            <text:p>3.4229</text:p>
          </table:table-cell>
          <table:table-cell table:number-columns-repeated="2" office:value-type="float" office:value="1.84917285736101" calcext:value-type="float">
            <text:p>1.8492</text:p>
          </table:table-cell>
          <table:table-cell office:value-type="float" office:value="2.73200863256829" calcext:value-type="float">
            <text:p>2.7320</text:p>
          </table:table-cell>
          <table:table-cell table:number-columns-repeated="2" office:value-type="float" office:value="1.66758968481441" calcext:value-type="float">
            <text:p>1.6676</text:p>
          </table:table-cell>
          <table:table-cell office:value-type="float" office:value="2.29460326163928" calcext:value-type="float">
            <text:p>2.2946</text:p>
          </table:table-cell>
          <table:table-cell table:number-columns-repeated="2" office:value-type="float" office:value="1.82790429317027" calcext:value-type="float">
            <text:p>1.8279</text:p>
          </table:table-cell>
          <table:table-cell table:number-columns-repeated="2" office:value-type="float" office:value="1.96463784121083" calcext:value-type="float">
            <text:p>1.9646</text:p>
          </table:table-cell>
          <table:table-cell office:value-type="float" office:value="1.34759622107187" calcext:value-type="float">
            <text:p>1.3476</text:p>
          </table:table-cell>
          <table:table-cell table:number-columns-repeated="2" office:value-type="float" office:value="0.728011751613537" calcext:value-type="float">
            <text:p>0.7280</text:p>
          </table:table-cell>
          <table:table-cell office:value-type="float" office:value="1.40881355488112" calcext:value-type="float">
            <text:p>1.4088</text:p>
          </table:table-cell>
          <table:table-cell table:number-columns-repeated="2" office:value-type="float" office:value="0.761083184820836" calcext:value-type="float">
            <text:p>0.7611</text:p>
          </table:table-cell>
          <table:table-cell office:value-type="float" office:value="1.39829556546588" calcext:value-type="float">
            <text:p>1.3983</text:p>
          </table:table-cell>
          <table:table-cell table:number-columns-repeated="2" office:value-type="float" office:value="0.853505085414237" calcext:value-type="float">
            <text:p>0.8535</text:p>
          </table:table-cell>
          <table:table-cell office:value-type="float" office:value="0.9866065668895" calcext:value-type="float">
            <text:p>0.9866</text:p>
          </table:table-cell>
          <table:table-cell table:number-columns-repeated="2" office:value-type="float" office:value="0.785940824471297" calcext:value-type="float">
            <text:p>0.7859</text:p>
          </table:table-cell>
          <table:table-cell table:number-columns-repeated="2" office:value-type="float" office:value="1.15640960875878" calcext:value-type="float">
            <text:p>1.1564</text:p>
          </table:table-cell>
          <table:table-cell office:value-type="float" office:value="1.72072051777061" calcext:value-type="float">
            <text:p>1.7207</text:p>
          </table:table-cell>
          <table:table-cell table:number-columns-repeated="2" office:value-type="float" office:value="0.92958464753125" calcext:value-type="float">
            <text:p>0.9296</text:p>
          </table:table-cell>
          <table:table-cell office:value-type="float" office:value="1.83567204565073" calcext:value-type="float">
            <text:p>1.8357</text:p>
          </table:table-cell>
          <table:table-cell table:number-columns-repeated="2" office:value-type="float" office:value="0.991684898225107" calcext:value-type="float">
            <text:p>0.9917</text:p>
          </table:table-cell>
          <table:table-cell office:value-type="float" office:value="1.27027142105471" calcext:value-type="float">
            <text:p>1.2703</text:p>
          </table:table-cell>
          <table:table-cell table:number-columns-repeated="2" office:value-type="float" office:value="0.775360477786643" calcext:value-type="float">
            <text:p>0.7754</text:p>
          </table:table-cell>
          <table:table-cell office:value-type="float" office:value="1.05666569174088" calcext:value-type="float">
            <text:p>1.0567</text:p>
          </table:table-cell>
          <table:table-cell table:number-columns-repeated="2" office:value-type="float" office:value="0.644977759893784" calcext:value-type="float">
            <text:p>0.6450</text:p>
          </table:table-cell>
          <table:table-cell table:number-columns-repeated="2" office:value-type="float" office:value="1.41097944886993" calcext:value-type="float">
            <text:p>1.41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WD</text:p>
          </table:table-cell>
          <table:table-cell office:value-type="float" office:value="2.46359049527904" calcext:value-type="float">
            <text:p>2.4636</text:p>
          </table:table-cell>
          <table:table-cell table:number-columns-repeated="2" office:value-type="float" office:value="1.33090521009328" calcext:value-type="float">
            <text:p>1.3309</text:p>
          </table:table-cell>
          <table:table-cell office:value-type="float" office:value="2.61436919806828" calcext:value-type="float">
            <text:p>2.6144</text:p>
          </table:table-cell>
          <table:table-cell table:number-columns-repeated="2" office:value-type="float" office:value="1.41236037137022" calcext:value-type="float">
            <text:p>1.4124</text:p>
          </table:table-cell>
          <table:table-cell office:value-type="float" office:value="2.34172168505854" calcext:value-type="float">
            <text:p>2.3417</text:p>
          </table:table-cell>
          <table:table-cell table:number-columns-repeated="2" office:value-type="float" office:value="1.42936258698378" calcext:value-type="float">
            <text:p>1.4294</text:p>
          </table:table-cell>
          <table:table-cell office:value-type="float" office:value="2.01219055251445" calcext:value-type="float">
            <text:p>2.0122</text:p>
          </table:table-cell>
          <table:table-cell table:number-columns-repeated="2" office:value-type="float" office:value="1.60293145708778" calcext:value-type="float">
            <text:p>1.6029</text:p>
          </table:table-cell>
          <table:table-cell table:number-columns-repeated="2" office:value-type="float" office:value="1.15566931835931" calcext:value-type="float">
            <text:p>1.1557</text:p>
          </table:table-cell>
          <table:table-cell office:value-type="float" office:value="1.31213316262261" calcext:value-type="float">
            <text:p>1.3121</text:p>
          </table:table-cell>
          <table:table-cell table:number-columns-repeated="2" office:value-type="float" office:value="0.708853547623707" calcext:value-type="float">
            <text:p>0.7089</text:p>
          </table:table-cell>
          <table:table-cell office:value-type="float" office:value="1.25786924542957" calcext:value-type="float">
            <text:p>1.2579</text:p>
          </table:table-cell>
          <table:table-cell table:number-columns-repeated="2" office:value-type="float" office:value="0.679538557875746" calcext:value-type="float">
            <text:p>0.6795</text:p>
          </table:table-cell>
          <table:table-cell office:value-type="float" office:value="1.13707551477445" calcext:value-type="float">
            <text:p>1.1371</text:p>
          </table:table-cell>
          <table:table-cell table:number-columns-repeated="2" office:value-type="float" office:value="0.694059080446742" calcext:value-type="float">
            <text:p>0.6941</text:p>
          </table:table-cell>
          <table:table-cell office:value-type="float" office:value="1.10719181395377" calcext:value-type="float">
            <text:p>1.1072</text:p>
          </table:table-cell>
          <table:table-cell table:number-columns-repeated="2" office:value-type="float" office:value="0.882000258573344" calcext:value-type="float">
            <text:p>0.8820</text:p>
          </table:table-cell>
          <table:table-cell table:number-columns-repeated="2" office:value-type="float" office:value="0.881866320348423" calcext:value-type="float">
            <text:p>0.8819</text:p>
          </table:table-cell>
          <table:table-cell office:value-type="float" office:value="1.50828588594708" calcext:value-type="float">
            <text:p>1.5083</text:p>
          </table:table-cell>
          <table:table-cell table:number-columns-repeated="2" office:value-type="float" office:value="0.814821110798997" calcext:value-type="float">
            <text:p>0.8148</text:p>
          </table:table-cell>
          <table:table-cell office:value-type="float" office:value="1.78860353165969" calcext:value-type="float">
            <text:p>1.7886</text:p>
          </table:table-cell>
          <table:table-cell table:number-columns-repeated="2" office:value-type="float" office:value="0.966257080321899" calcext:value-type="float">
            <text:p>0.9663</text:p>
          </table:table-cell>
          <table:table-cell office:value-type="float" office:value="1.39945156556875" calcext:value-type="float">
            <text:p>1.3995</text:p>
          </table:table-cell>
          <table:table-cell table:number-columns-repeated="2" office:value-type="float" office:value="0.854210695866641" calcext:value-type="float">
            <text:p>0.8542</text:p>
          </table:table-cell>
          <table:table-cell office:value-type="float" office:value="1.36846868274639" calcext:value-type="float">
            <text:p>1.3685</text:p>
          </table:table-cell>
          <table:table-cell table:number-columns-repeated="2" office:value-type="float" office:value="0.83529906609195" calcext:value-type="float">
            <text:p>0.8353</text:p>
          </table:table-cell>
          <table:table-cell table:number-columns-repeated="2" office:value-type="float" office:value="1.21789805060352" calcext:value-type="float">
            <text:p>1.217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ED</text:p>
          </table:table-cell>
          <table:table-cell office:value-type="float" office:value="0.168841927340164" calcext:value-type="float">
            <text:p>0.1688</text:p>
          </table:table-cell>
          <table:table-cell table:number-columns-repeated="2" office:value-type="float" office:value="0.0912134549998589" calcext:value-type="float">
            <text:p>0.0912</text:p>
          </table:table-cell>
          <table:table-cell office:value-type="float" office:value="0.218273174650375" calcext:value-type="float">
            <text:p>0.2183</text:p>
          </table:table-cell>
          <table:table-cell table:number-columns-repeated="2" office:value-type="float" office:value="0.117917692052501" calcext:value-type="float">
            <text:p>0.1179</text:p>
          </table:table-cell>
          <table:table-cell office:value-type="float" office:value="0.195206026870098" calcext:value-type="float">
            <text:p>0.1952</text:p>
          </table:table-cell>
          <table:table-cell table:number-columns-repeated="2" office:value-type="float" office:value="0.119151730686943" calcext:value-type="float">
            <text:p>0.1192</text:p>
          </table:table-cell>
          <table:table-cell office:value-type="float" office:value="0.180205977177555" calcext:value-type="float">
            <text:p>0.1802</text:p>
          </table:table-cell>
          <table:table-cell table:number-columns-repeated="2" office:value-type="float" office:value="0.143553914022798" calcext:value-type="float">
            <text:p>0.1436</text:p>
          </table:table-cell>
          <table:table-cell table:number-columns-repeated="2" office:value-type="float" office:value="0.127008590688737" calcext:value-type="float">
            <text:p>0.1270</text:p>
          </table:table-cell>
          <table:table-cell office:value-type="float" office:value="0.0934018748925295" calcext:value-type="float">
            <text:p>0.0934</text:p>
          </table:table-cell>
          <table:table-cell table:number-columns-repeated="2" office:value-type="float" office:value="0.0504584841373435" calcext:value-type="float">
            <text:p>0.0505</text:p>
          </table:table-cell>
          <table:table-cell office:value-type="float" office:value="0.107354681727309" calcext:value-type="float">
            <text:p>0.1074</text:p>
          </table:table-cell>
          <table:table-cell table:number-columns-repeated="2" office:value-type="float" office:value="0.0579962073699257" calcext:value-type="float">
            <text:p>0.0580</text:p>
          </table:table-cell>
          <table:table-cell office:value-type="float" office:value="0.108436356416003" calcext:value-type="float">
            <text:p>0.1084</text:p>
          </table:table-cell>
          <table:table-cell table:number-columns-repeated="2" office:value-type="float" office:value="0.0661884253448328" calcext:value-type="float">
            <text:p>0.0662</text:p>
          </table:table-cell>
          <table:table-cell office:value-type="float" office:value="0.0790593199697211" calcext:value-type="float">
            <text:p>0.0791</text:p>
          </table:table-cell>
          <table:table-cell table:number-columns-repeated="2" office:value-type="float" office:value="0.0629794582809643" calcext:value-type="float">
            <text:p>0.0630</text:p>
          </table:table-cell>
          <table:table-cell table:number-columns-repeated="2" office:value-type="float" office:value="0.106112107113289" calcext:value-type="float">
            <text:p>0.1061</text:p>
          </table:table-cell>
          <table:table-cell office:value-type="float" office:value="0.134350605598643" calcext:value-type="float">
            <text:p>0.1344</text:p>
          </table:table-cell>
          <table:table-cell table:number-columns-repeated="2" office:value-type="float" office:value="0.0725802122199566" calcext:value-type="float">
            <text:p>0.0726</text:p>
          </table:table-cell>
          <table:table-cell office:value-type="float" office:value="0.113927946939366" calcext:value-type="float">
            <text:p>0.1139</text:p>
          </table:table-cell>
          <table:table-cell table:number-columns-repeated="2" office:value-type="float" office:value="0.0615472816798876" calcext:value-type="float">
            <text:p>0.0615</text:p>
          </table:table-cell>
          <table:table-cell office:value-type="float" office:value="0.0782764333538705" calcext:value-type="float">
            <text:p>0.0783</text:p>
          </table:table-cell>
          <table:table-cell table:number-columns-repeated="2" office:value-type="float" office:value="0.0477791216575573" calcext:value-type="float">
            <text:p>0.0478</text:p>
          </table:table-cell>
          <table:table-cell office:value-type="float" office:value="0.0789643377723753" calcext:value-type="float">
            <text:p>0.0790</text:p>
          </table:table-cell>
          <table:table-cell table:number-columns-repeated="2" office:value-type="float" office:value="0.0481990113675538" calcext:value-type="float">
            <text:p>0.0482</text:p>
          </table:table-cell>
          <table:table-cell table:number-columns-repeated="2" office:value-type="float" office:value="0.140646582490107" calcext:value-type="float">
            <text:p>0.140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ND</text:p>
          </table:table-cell>
          <table:table-cell office:value-type="float" office:value="0.196074496265997" calcext:value-type="float">
            <text:p>0.1961</text:p>
          </table:table-cell>
          <table:table-cell table:number-columns-repeated="2" office:value-type="float" office:value="0.105925302580481" calcext:value-type="float">
            <text:p>0.1059</text:p>
          </table:table-cell>
          <table:table-cell office:value-type="float" office:value="0.213772696822532" calcext:value-type="float">
            <text:p>0.2138</text:p>
          </table:table-cell>
          <table:table-cell table:number-columns-repeated="2" office:value-type="float" office:value="0.115486399432862" calcext:value-type="float">
            <text:p>0.1155</text:p>
          </table:table-cell>
          <table:table-cell office:value-type="float" office:value="0.17671282432451" calcext:value-type="float">
            <text:p>0.1767</text:p>
          </table:table-cell>
          <table:table-cell table:number-columns-repeated="2" office:value-type="float" office:value="0.107863671990285" calcext:value-type="float">
            <text:p>0.1079</text:p>
          </table:table-cell>
          <table:table-cell office:value-type="float" office:value="0.160724249915116" calcext:value-type="float">
            <text:p>0.1607</text:p>
          </table:table-cell>
          <table:table-cell table:number-columns-repeated="2" office:value-type="float" office:value="0.128034571966279" calcext:value-type="float">
            <text:p>0.1280</text:p>
          </table:table-cell>
          <table:table-cell table:number-columns-repeated="2" office:value-type="float" office:value="0.139832759068959" calcext:value-type="float">
            <text:p>0.1398</text:p>
          </table:table-cell>
          <table:table-cell office:value-type="float" office:value="0.0959608303690372" calcext:value-type="float">
            <text:p>0.0960</text:p>
          </table:table-cell>
          <table:table-cell table:number-columns-repeated="2" office:value-type="float" office:value="0.0518409083602845" calcext:value-type="float">
            <text:p>0.0518</text:p>
          </table:table-cell>
          <table:table-cell office:value-type="float" office:value="0.108825293805766" calcext:value-type="float">
            <text:p>0.1088</text:p>
          </table:table-cell>
          <table:table-cell table:number-columns-repeated="2" office:value-type="float" office:value="0.0587906759640343" calcext:value-type="float">
            <text:p>0.0588</text:p>
          </table:table-cell>
          <table:table-cell office:value-type="float" office:value="0.105725447505603" calcext:value-type="float">
            <text:p>0.1057</text:p>
          </table:table-cell>
          <table:table-cell table:number-columns-repeated="2" office:value-type="float" office:value="0.0645337147112119" calcext:value-type="float">
            <text:p>0.0645</text:p>
          </table:table-cell>
          <table:table-cell office:value-type="float" office:value="0.092808766920977" calcext:value-type="float">
            <text:p>0.0928</text:p>
          </table:table-cell>
          <table:table-cell table:number-columns-repeated="2" office:value-type="float" office:value="0.0739324075472189" calcext:value-type="float">
            <text:p>0.0739</text:p>
          </table:table-cell>
          <table:table-cell table:number-columns-repeated="2" office:value-type="float" office:value="0.173402711624155" calcext:value-type="float">
            <text:p>0.1734</text:p>
          </table:table-cell>
          <table:table-cell office:value-type="float" office:value="0.142853808484633" calcext:value-type="float">
            <text:p>0.1429</text:p>
          </table:table-cell>
          <table:table-cell table:number-columns-repeated="2" office:value-type="float" office:value="0.0771738965376754" calcext:value-type="float">
            <text:p>0.0772</text:p>
          </table:table-cell>
          <table:table-cell office:value-type="float" office:value="0.101935531472065" calcext:value-type="float">
            <text:p>0.1019</text:p>
          </table:table-cell>
          <table:table-cell table:number-columns-repeated="2" office:value-type="float" office:value="0.0550686204504258" calcext:value-type="float">
            <text:p>0.0551</text:p>
          </table:table-cell>
          <table:table-cell office:value-type="float" office:value="0.0708215349392161" calcext:value-type="float">
            <text:p>0.0708</text:p>
          </table:table-cell>
          <table:table-cell table:number-columns-repeated="2" office:value-type="float" office:value="0.0432287291187423" calcext:value-type="float">
            <text:p>0.0432</text:p>
          </table:table-cell>
          <table:table-cell office:value-type="float" office:value="0.0753198298751888" calcext:value-type="float">
            <text:p>0.0753</text:p>
          </table:table-cell>
          <table:table-cell table:number-columns-repeated="2" office:value-type="float" office:value="0.0459744416121282" calcext:value-type="float">
            <text:p>0.0460</text:p>
          </table:table-cell>
          <table:table-cell table:number-columns-repeated="2" office:value-type="float" office:value="0.16844881391257" calcext:value-type="float">
            <text:p>0.168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SD</text:p>
          </table:table-cell>
          <table:table-cell office:value-type="float" office:value="0.221491560596775" calcext:value-type="float">
            <text:p>0.2215</text:p>
          </table:table-cell>
          <table:table-cell table:number-columns-repeated="2" office:value-type="float" office:value="0.119656360322396" calcext:value-type="float">
            <text:p>0.1197</text:p>
          </table:table-cell>
          <table:table-cell office:value-type="float" office:value="0.285780342068017" calcext:value-type="float">
            <text:p>0.2858</text:p>
          </table:table-cell>
          <table:table-cell table:number-columns-repeated="2" office:value-type="float" office:value="0.154387081347089" calcext:value-type="float">
            <text:p>0.1544</text:p>
          </table:table-cell>
          <table:table-cell office:value-type="float" office:value="0.244521233658334" calcext:value-type="float">
            <text:p>0.2445</text:p>
          </table:table-cell>
          <table:table-cell table:number-columns-repeated="2" office:value-type="float" office:value="0.149253220544697" calcext:value-type="float">
            <text:p>0.1493</text:p>
          </table:table-cell>
          <table:table-cell office:value-type="float" office:value="0.211052045343082" calcext:value-type="float">
            <text:p>0.2111</text:p>
          </table:table-cell>
          <table:table-cell table:number-columns-repeated="2" office:value-type="float" office:value="0.168126205612286" calcext:value-type="float">
            <text:p>0.1681</text:p>
          </table:table-cell>
          <table:table-cell table:number-columns-repeated="2" office:value-type="float" office:value="0.173989438312435" calcext:value-type="float">
            <text:p>0.1740</text:p>
          </table:table-cell>
          <table:table-cell office:value-type="float" office:value="0.097240308107291" calcext:value-type="float">
            <text:p>0.0972</text:p>
          </table:table-cell>
          <table:table-cell table:number-columns-repeated="2" office:value-type="float" office:value="0.0525321204717549" calcext:value-type="float">
            <text:p>0.0525</text:p>
          </table:table-cell>
          <table:table-cell office:value-type="float" office:value="0.123531414590329" calcext:value-type="float">
            <text:p>0.1235</text:p>
          </table:table-cell>
          <table:table-cell table:number-columns-repeated="2" office:value-type="float" office:value="0.06673536190512" calcext:value-type="float">
            <text:p>0.0667</text:p>
          </table:table-cell>
          <table:table-cell office:value-type="float" office:value="0.123346355423203" calcext:value-type="float">
            <text:p>0.1233</text:p>
          </table:table-cell>
          <table:table-cell table:number-columns-repeated="2" office:value-type="float" office:value="0.0752893338297472" calcext:value-type="float">
            <text:p>0.0753</text:p>
          </table:table-cell>
          <table:table-cell office:value-type="float" office:value="0.103120852134419" calcext:value-type="float">
            <text:p>0.1031</text:p>
          </table:table-cell>
          <table:table-cell table:number-columns-repeated="2" office:value-type="float" office:value="0.0821471194969099" calcext:value-type="float">
            <text:p>0.0821</text:p>
          </table:table-cell>
          <table:table-cell table:number-columns-repeated="2" office:value-type="float" office:value="0.179872962057892" calcext:value-type="float">
            <text:p>0.1799</text:p>
          </table:table-cell>
          <table:table-cell office:value-type="float" office:value="0.137751886753039" calcext:value-type="float">
            <text:p>0.1378</text:p>
          </table:table-cell>
          <table:table-cell table:number-columns-repeated="2" office:value-type="float" office:value="0.0744176859470441" calcext:value-type="float">
            <text:p>0.0744</text:p>
          </table:table-cell>
          <table:table-cell office:value-type="float" office:value="0.116926050806192" calcext:value-type="float">
            <text:p>0.1169</text:p>
          </table:table-cell>
          <table:table-cell table:number-columns-repeated="2" office:value-type="float" office:value="0.0631669469872531" calcext:value-type="float">
            <text:p>0.0632</text:p>
          </table:table-cell>
          <table:table-cell office:value-type="float" office:value="0.0733065010774343" calcext:value-type="float">
            <text:p>0.0733</text:p>
          </table:table-cell>
          <table:table-cell table:number-columns-repeated="2" office:value-type="float" office:value="0.0447455266316806" calcext:value-type="float">
            <text:p>0.0447</text:p>
          </table:table-cell>
          <table:table-cell office:value-type="float" office:value="0.0741049939094599" calcext:value-type="float">
            <text:p>0.0741</text:p>
          </table:table-cell>
          <table:table-cell table:number-columns-repeated="2" office:value-type="float" office:value="0.0452329183603197" calcext:value-type="float">
            <text:p>0.0452</text:p>
          </table:table-cell>
          <table:table-cell table:number-columns-repeated="2" office:value-type="float" office:value="0.155365410890235" calcext:value-type="float">
            <text:p>0.155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WD</text:p>
          </table:table-cell>
          <table:table-cell office:value-type="float" office:value="0.161579908959942" calcext:value-type="float">
            <text:p>0.1616</text:p>
          </table:table-cell>
          <table:table-cell table:number-columns-repeated="2" office:value-type="float" office:value="0.0872902956450263" calcext:value-type="float">
            <text:p>0.0873</text:p>
          </table:table-cell>
          <table:table-cell office:value-type="float" office:value="0.218273174650375" calcext:value-type="float">
            <text:p>0.2183</text:p>
          </table:table-cell>
          <table:table-cell table:number-columns-repeated="2" office:value-type="float" office:value="0.117917692052501" calcext:value-type="float">
            <text:p>0.1179</text:p>
          </table:table-cell>
          <table:table-cell office:value-type="float" office:value="0.20958962885" calcext:value-type="float">
            <text:p>0.2096</text:p>
          </table:table-cell>
          <table:table-cell table:number-columns-repeated="2" office:value-type="float" office:value="0.127931331895455" calcext:value-type="float">
            <text:p>0.1279</text:p>
          </table:table-cell>
          <table:table-cell office:value-type="float" office:value="0.185076408993164" calcext:value-type="float">
            <text:p>0.1851</text:p>
          </table:table-cell>
          <table:table-cell table:number-columns-repeated="2" office:value-type="float" office:value="0.147433749536927" calcext:value-type="float">
            <text:p>0.1474</text:p>
          </table:table-cell>
          <table:table-cell table:number-columns-repeated="2" office:value-type="float" office:value="0.102346728419079" calcext:value-type="float">
            <text:p>0.1023</text:p>
          </table:table-cell>
          <table:table-cell office:value-type="float" office:value="0.0946813526307834" calcext:value-type="float">
            <text:p>0.0947</text:p>
          </table:table-cell>
          <table:table-cell table:number-columns-repeated="2" office:value-type="float" office:value="0.051149696248814" calcext:value-type="float">
            <text:p>0.0511</text:p>
          </table:table-cell>
          <table:table-cell office:value-type="float" office:value="0.110295905884222" calcext:value-type="float">
            <text:p>0.1103</text:p>
          </table:table-cell>
          <table:table-cell table:number-columns-repeated="2" office:value-type="float" office:value="0.0595851445581429" calcext:value-type="float">
            <text:p>0.0596</text:p>
          </table:table-cell>
          <table:table-cell office:value-type="float" office:value="0.100303629684802" calcext:value-type="float">
            <text:p>0.1003</text:p>
          </table:table-cell>
          <table:table-cell table:number-columns-repeated="2" office:value-type="float" office:value="0.0612242934439703" calcext:value-type="float">
            <text:p>0.0612</text:p>
          </table:table-cell>
          <table:table-cell office:value-type="float" office:value="0.115724511839737" calcext:value-type="float">
            <text:p>0.1157</text:p>
          </table:table-cell>
          <table:table-cell table:number-columns-repeated="2" office:value-type="float" office:value="0.0921873229909767" calcext:value-type="float">
            <text:p>0.0922</text:p>
          </table:table-cell>
          <table:table-cell table:number-columns-repeated="2" office:value-type="float" office:value="0.137169309195227" calcext:value-type="float">
            <text:p>0.1372</text:p>
          </table:table-cell>
          <table:table-cell office:value-type="float" office:value="0.120745480981059" calcext:value-type="float">
            <text:p>0.1207</text:p>
          </table:table-cell>
          <table:table-cell table:number-columns-repeated="2" office:value-type="float" office:value="0.0652303173116065" calcext:value-type="float">
            <text:p>0.0652</text:p>
          </table:table-cell>
          <table:table-cell office:value-type="float" office:value="0.113927946939366" calcext:value-type="float">
            <text:p>0.1139</text:p>
          </table:table-cell>
          <table:table-cell table:number-columns-repeated="2" office:value-type="float" office:value="0.0615472816798876" calcext:value-type="float">
            <text:p>0.0615</text:p>
          </table:table-cell>
          <table:table-cell office:value-type="float" office:value="0.0807613994920886" calcext:value-type="float">
            <text:p>0.0808</text:p>
          </table:table-cell>
          <table:table-cell table:number-columns-repeated="2" office:value-type="float" office:value="0.0492959191704956" calcext:value-type="float">
            <text:p>0.0493</text:p>
          </table:table-cell>
          <table:table-cell office:value-type="float" office:value="0.0959720412925792" calcext:value-type="float">
            <text:p>0.0960</text:p>
          </table:table-cell>
          <table:table-cell table:number-columns-repeated="2" office:value-type="float" office:value="0.058580336892873" calcext:value-type="float">
            <text:p>0.0586</text:p>
          </table:table-cell>
          <table:table-cell table:number-columns-repeated="2" office:value-type="float" office:value="0.134104880978939" calcext:value-type="float">
            <text:p>0.13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4ED</text:p>
          </table:table-cell>
          <table:table-cell office:value-type="float" office:value="0.786250722669351" calcext:value-type="float">
            <text:p>0.7863</text:p>
          </table:table-cell>
          <table:table-cell table:number-columns-repeated="2" office:value-type="float" office:value="0.424756137534017" calcext:value-type="float">
            <text:p>0.4248</text:p>
          </table:table-cell>
          <table:table-cell office:value-type="float" office:value="0.949698187781679" calcext:value-type="float">
            <text:p>0.9497</text:p>
          </table:table-cell>
          <table:table-cell table:number-columns-repeated="2" office:value-type="float" office:value="0.513055342824585" calcext:value-type="float">
            <text:p>0.5131</text:p>
          </table:table-cell>
          <table:table-cell office:value-type="float" office:value="1.01557080077407" calcext:value-type="float">
            <text:p>1.0156</text:p>
          </table:table-cell>
          <table:table-cell table:number-columns-repeated="2" office:value-type="float" office:value="0.619893865407551" calcext:value-type="float">
            <text:p>0.6199</text:p>
          </table:table-cell>
          <table:table-cell office:value-type="float" office:value="0.787054425180761" calcext:value-type="float">
            <text:p>0.7871</text:p>
          </table:table-cell>
          <table:table-cell table:number-columns-repeated="2" office:value-type="float" office:value="0.626975559042301" calcext:value-type="float">
            <text:p>0.6270</text:p>
          </table:table-cell>
          <table:table-cell table:number-columns-repeated="2" office:value-type="float" office:value="0.543498736545446" calcext:value-type="float">
            <text:p>0.5435</text:p>
          </table:table-cell>
          <table:table-cell office:value-type="float" office:value="0.642529676274113" calcext:value-type="float">
            <text:p>0.6425</text:p>
          </table:table-cell>
          <table:table-cell table:number-columns-repeated="2" office:value-type="float" office:value="0.347113733159578" calcext:value-type="float">
            <text:p>0.3471</text:p>
          </table:table-cell>
          <table:table-cell office:value-type="float" office:value="0.623078152770266" calcext:value-type="float">
            <text:p>0.6231</text:p>
          </table:table-cell>
          <table:table-cell table:number-columns-repeated="2" office:value-type="float" office:value="0.336605438852902" calcext:value-type="float">
            <text:p>0.3366</text:p>
          </table:table-cell>
          <table:table-cell office:value-type="float" office:value="0.644575245568808" calcext:value-type="float">
            <text:p>0.6446</text:p>
          </table:table-cell>
          <table:table-cell table:number-columns-repeated="2" office:value-type="float" office:value="0.393442033009532" calcext:value-type="float">
            <text:p>0.3934</text:p>
          </table:table-cell>
          <table:table-cell office:value-type="float" office:value="0.479456521106696" calcext:value-type="float">
            <text:p>0.4795</text:p>
          </table:table-cell>
          <table:table-cell table:number-columns-repeated="2" office:value-type="float" office:value="0.381939940542622" calcext:value-type="float">
            <text:p>0.3819</text:p>
          </table:table-cell>
          <table:table-cell table:number-columns-repeated="2" office:value-type="float" office:value="0.45114908881138" calcext:value-type="float">
            <text:p>0.4511</text:p>
          </table:table-cell>
          <table:table-cell office:value-type="float" office:value="0.645735926591573" calcext:value-type="float">
            <text:p>0.6457</text:p>
          </table:table-cell>
          <table:table-cell table:number-columns-repeated="2" office:value-type="float" office:value="0.348845845400045" calcext:value-type="float">
            <text:p>0.3488</text:p>
          </table:table-cell>
          <table:table-cell office:value-type="float" office:value="0.569639734696832" calcext:value-type="float">
            <text:p>0.5696</text:p>
          </table:table-cell>
          <table:table-cell table:number-columns-repeated="2" office:value-type="float" office:value="0.307736408399438" calcext:value-type="float">
            <text:p>0.3077</text:p>
          </table:table-cell>
          <table:table-cell office:value-type="float" office:value="0.397798267863932" calcext:value-type="float">
            <text:p>0.3978</text:p>
          </table:table-cell>
          <table:table-cell table:number-columns-repeated="2" office:value-type="float" office:value="0.242811929735127" calcext:value-type="float">
            <text:p>0.2428</text:p>
          </table:table-cell>
          <table:table-cell office:value-type="float" office:value="0.37382368143926" calcext:value-type="float">
            <text:p>0.3738</text:p>
          </table:table-cell>
          <table:table-cell table:number-columns-repeated="2" office:value-type="float" office:value="0.22817809126812" calcext:value-type="float">
            <text:p>0.2282</text:p>
          </table:table-cell>
          <table:table-cell table:number-columns-repeated="2" office:value-type="float" office:value="0.461136336033138" calcext:value-type="float">
            <text:p>0.46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4ND</text:p>
          </table:table-cell>
          <table:table-cell office:value-type="float" office:value="0.913065355357956" calcext:value-type="float">
            <text:p>0.9131</text:p>
          </table:table-cell>
          <table:table-cell table:number-columns-repeated="2" office:value-type="float" office:value="0.493265191974987" calcext:value-type="float">
            <text:p>0.4933</text:p>
          </table:table-cell>
          <table:table-cell office:value-type="float" office:value="0.930116781848036" calcext:value-type="float">
            <text:p>0.9301</text:p>
          </table:table-cell>
          <table:table-cell table:number-columns-repeated="2" office:value-type="float" office:value="0.50247688214779" calcext:value-type="float">
            <text:p>0.5025</text:p>
          </table:table-cell>
          <table:table-cell office:value-type="float" office:value="0.919358830174423" calcext:value-type="float">
            <text:p>0.9194</text:p>
          </table:table-cell>
          <table:table-cell table:number-columns-repeated="2" office:value-type="float" office:value="0.561167078158414" calcext:value-type="float">
            <text:p>0.5612</text:p>
          </table:table-cell>
          <table:table-cell office:value-type="float" office:value="0.701967460296354" calcext:value-type="float">
            <text:p>0.7020</text:p>
          </table:table-cell>
          <table:table-cell table:number-columns-repeated="2" office:value-type="float" office:value="0.559194417524214" calcext:value-type="float">
            <text:p>0.5592</text:p>
          </table:table-cell>
          <table:table-cell table:number-columns-repeated="2" office:value-type="float" office:value="0.598376278876248" calcext:value-type="float">
            <text:p>0.5984</text:p>
          </table:table-cell>
          <table:table-cell office:value-type="float" office:value="0.660133229048746" calcext:value-type="float">
            <text:p>0.6601</text:p>
          </table:table-cell>
          <table:table-cell table:number-columns-repeated="2" office:value-type="float" office:value="0.356623698451621" calcext:value-type="float">
            <text:p>0.3566</text:p>
          </table:table-cell>
          <table:table-cell office:value-type="float" office:value="0.631613469931502" calcext:value-type="float">
            <text:p>0.6316</text:p>
          </table:table-cell>
          <table:table-cell table:number-columns-repeated="2" office:value-type="float" office:value="0.341216472261846" calcext:value-type="float">
            <text:p>0.3412</text:p>
          </table:table-cell>
          <table:table-cell office:value-type="float" office:value="0.628460864429588" calcext:value-type="float">
            <text:p>0.6285</text:p>
          </table:table-cell>
          <table:table-cell table:number-columns-repeated="2" office:value-type="float" office:value="0.383605982184294" calcext:value-type="float">
            <text:p>0.3836</text:p>
          </table:table-cell>
          <table:table-cell office:value-type="float" office:value="0.56284026390786" calcext:value-type="float">
            <text:p>0.5628</text:p>
          </table:table-cell>
          <table:table-cell table:number-columns-repeated="2" office:value-type="float" office:value="0.448364278028295" calcext:value-type="float">
            <text:p>0.4484</text:p>
          </table:table-cell>
          <table:table-cell table:number-columns-repeated="2" office:value-type="float" office:value="0.73724363293567" calcext:value-type="float">
            <text:p>0.7372</text:p>
          </table:table-cell>
          <table:table-cell office:value-type="float" office:value="0.686605289034078" calcext:value-type="float">
            <text:p>0.6866</text:p>
          </table:table-cell>
          <table:table-cell table:number-columns-repeated="2" office:value-type="float" office:value="0.370924696374732" calcext:value-type="float">
            <text:p>0.3709</text:p>
          </table:table-cell>
          <table:table-cell office:value-type="float" office:value="0.509677657360324" calcext:value-type="float">
            <text:p>0.5097</text:p>
          </table:table-cell>
          <table:table-cell table:number-columns-repeated="2" office:value-type="float" office:value="0.275343102252129" calcext:value-type="float">
            <text:p>0.2753</text:p>
          </table:table-cell>
          <table:table-cell office:value-type="float" office:value="0.359912718543557" calcext:value-type="float">
            <text:p>0.3599</text:p>
          </table:table-cell>
          <table:table-cell table:number-columns-repeated="2" office:value-type="float" office:value="0.219686984046068" calcext:value-type="float">
            <text:p>0.2197</text:p>
          </table:table-cell>
          <table:table-cell office:value-type="float" office:value="0.356570280757448" calcext:value-type="float">
            <text:p>0.3566</text:p>
          </table:table-cell>
          <table:table-cell table:number-columns-repeated="2" office:value-type="float" office:value="0.217646794748053" calcext:value-type="float">
            <text:p>0.2176</text:p>
          </table:table-cell>
          <table:table-cell table:number-columns-repeated="2" office:value-type="float" office:value="0.552291193155967" calcext:value-type="float">
            <text:p>0.552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4SD</text:p>
          </table:table-cell>
          <table:table-cell office:value-type="float" office:value="1.03142567920065" calcext:value-type="float">
            <text:p>1.0314</text:p>
          </table:table-cell>
          <table:table-cell table:number-columns-repeated="2" office:value-type="float" office:value="0.557206976119893" calcext:value-type="float">
            <text:p>0.5572</text:p>
          </table:table-cell>
          <table:table-cell office:value-type="float" office:value="1.24341927678632" calcext:value-type="float">
            <text:p>1.2434</text:p>
          </table:table-cell>
          <table:table-cell table:number-columns-repeated="2" office:value-type="float" office:value="0.671732252976519" calcext:value-type="float">
            <text:p>0.6717</text:p>
          </table:table-cell>
          <table:table-cell office:value-type="float" office:value="1.27213605570647" calcext:value-type="float">
            <text:p>1.2721</text:p>
          </table:table-cell>
          <table:table-cell table:number-columns-repeated="2" office:value-type="float" office:value="0.776498631405248" calcext:value-type="float">
            <text:p>0.7765</text:p>
          </table:table-cell>
          <table:table-cell office:value-type="float" office:value="0.921775452914404" calcext:value-type="float">
            <text:p>0.9218</text:p>
          </table:table-cell>
          <table:table-cell table:number-columns-repeated="2" office:value-type="float" office:value="0.734295699779271" calcext:value-type="float">
            <text:p>0.7343</text:p>
          </table:table-cell>
          <table:table-cell table:number-columns-repeated="2" office:value-type="float" office:value="0.744540502199635" calcext:value-type="float">
            <text:p>0.7445</text:p>
          </table:table-cell>
          <table:table-cell office:value-type="float" office:value="0.668935005436063" calcext:value-type="float">
            <text:p>0.6689</text:p>
          </table:table-cell>
          <table:table-cell table:number-columns-repeated="2" office:value-type="float" office:value="0.361378681097643" calcext:value-type="float">
            <text:p>0.3614</text:p>
          </table:table-cell>
          <table:table-cell office:value-type="float" office:value="0.716966641543868" calcext:value-type="float">
            <text:p>0.7170</text:p>
          </table:table-cell>
          <table:table-cell table:number-columns-repeated="2" office:value-type="float" office:value="0.387326806351285" calcext:value-type="float">
            <text:p>0.3873</text:p>
          </table:table-cell>
          <table:table-cell office:value-type="float" office:value="0.733204341834519" calcext:value-type="float">
            <text:p>0.7332</text:p>
          </table:table-cell>
          <table:table-cell table:number-columns-repeated="2" office:value-type="float" office:value="0.447540312548343" calcext:value-type="float">
            <text:p>0.4475</text:p>
          </table:table-cell>
          <table:table-cell office:value-type="float" office:value="0.625378071008734" calcext:value-type="float">
            <text:p>0.6254</text:p>
          </table:table-cell>
          <table:table-cell table:number-columns-repeated="2" office:value-type="float" office:value="0.498182531142551" calcext:value-type="float">
            <text:p>0.4982</text:p>
          </table:table-cell>
          <table:table-cell table:number-columns-repeated="2" office:value-type="float" office:value="0.764752723716851" calcext:value-type="float">
            <text:p>0.7648</text:p>
          </table:table-cell>
          <table:table-cell office:value-type="float" office:value="0.662083671568575" calcext:value-type="float">
            <text:p>0.6621</text:p>
          </table:table-cell>
          <table:table-cell table:number-columns-repeated="2" office:value-type="float" office:value="0.35767738578992" calcext:value-type="float">
            <text:p>0.3577</text:p>
          </table:table-cell>
          <table:table-cell office:value-type="float" office:value="0.584630254030959" calcext:value-type="float">
            <text:p>0.5846</text:p>
          </table:table-cell>
          <table:table-cell table:number-columns-repeated="2" office:value-type="float" office:value="0.315834734936265" calcext:value-type="float">
            <text:p>0.3158</text:p>
          </table:table-cell>
          <table:table-cell office:value-type="float" office:value="0.372541234983682" calcext:value-type="float">
            <text:p>0.3725</text:p>
          </table:table-cell>
          <table:table-cell table:number-columns-repeated="2" office:value-type="float" office:value="0.227395299275754" calcext:value-type="float">
            <text:p>0.2274</text:p>
          </table:table-cell>
          <table:table-cell office:value-type="float" office:value="0.350819147196844" calcext:value-type="float">
            <text:p>0.3508</text:p>
          </table:table-cell>
          <table:table-cell table:number-columns-repeated="2" office:value-type="float" office:value="0.214136362574697" calcext:value-type="float">
            <text:p>0.2141</text:p>
          </table:table-cell>
          <table:table-cell table:number-columns-repeated="2" office:value-type="float" office:value="0.509394789804048" calcext:value-type="float">
            <text:p>0.50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4WD</text:p>
          </table:table-cell>
          <table:table-cell office:value-type="float" office:value="0.752433487285723" calcext:value-type="float">
            <text:p>0.7524</text:p>
          </table:table-cell>
          <table:table-cell table:number-columns-repeated="2" office:value-type="float" office:value="0.406487056349758" calcext:value-type="float">
            <text:p>0.4065</text:p>
          </table:table-cell>
          <table:table-cell office:value-type="float" office:value="0.949698187781679" calcext:value-type="float">
            <text:p>0.9497</text:p>
          </table:table-cell>
          <table:table-cell table:number-columns-repeated="2" office:value-type="float" office:value="0.513055342824585" calcext:value-type="float">
            <text:p>0.5131</text:p>
          </table:table-cell>
          <table:table-cell office:value-type="float" office:value="1.09040233346269" calcext:value-type="float">
            <text:p>1.0904</text:p>
          </table:table-cell>
          <table:table-cell table:number-columns-repeated="2" office:value-type="float" office:value="0.665570255490212" calcext:value-type="float">
            <text:p>0.6656</text:p>
          </table:table-cell>
          <table:table-cell office:value-type="float" office:value="0.808326166401862" calcext:value-type="float">
            <text:p>0.8083</text:p>
          </table:table-cell>
          <table:table-cell table:number-columns-repeated="2" office:value-type="float" office:value="0.643920844421823" calcext:value-type="float">
            <text:p>0.6439</text:p>
          </table:table-cell>
          <table:table-cell table:number-columns-repeated="2" office:value-type="float" office:value="0.437965001293903" calcext:value-type="float">
            <text:p>0.4380</text:p>
          </table:table-cell>
          <table:table-cell office:value-type="float" office:value="0.651331452661429" calcext:value-type="float">
            <text:p>0.6513</text:p>
          </table:table-cell>
          <table:table-cell table:number-columns-repeated="2" office:value-type="float" office:value="0.3518687158056" calcext:value-type="float">
            <text:p>0.3519</text:p>
          </table:table-cell>
          <table:table-cell office:value-type="float" office:value="0.640148787092739" calcext:value-type="float">
            <text:p>0.6401</text:p>
          </table:table-cell>
          <table:table-cell table:number-columns-repeated="2" office:value-type="float" office:value="0.34582750567079" calcext:value-type="float">
            <text:p>0.3458</text:p>
          </table:table-cell>
          <table:table-cell office:value-type="float" office:value="0.596232102151147" calcext:value-type="float">
            <text:p>0.5962</text:p>
          </table:table-cell>
          <table:table-cell table:number-columns-repeated="2" office:value-type="float" office:value="0.363933880533817" calcext:value-type="float">
            <text:p>0.3639</text:p>
          </table:table-cell>
          <table:table-cell office:value-type="float" office:value="0.701813168576468" calcext:value-type="float">
            <text:p>0.7018</text:p>
          </table:table-cell>
          <table:table-cell table:number-columns-repeated="2" office:value-type="float" office:value="0.559071507171085" calcext:value-type="float">
            <text:p>0.5591</text:p>
          </table:table-cell>
          <table:table-cell table:number-columns-repeated="2" office:value-type="float" office:value="0.583192724561052" calcext:value-type="float">
            <text:p>0.5832</text:p>
          </table:table-cell>
          <table:table-cell office:value-type="float" office:value="0.580344946683566" calcext:value-type="float">
            <text:p>0.5803</text:p>
          </table:table-cell>
          <table:table-cell table:number-columns-repeated="2" office:value-type="float" office:value="0.313519683840547" calcext:value-type="float">
            <text:p>0.3135</text:p>
          </table:table-cell>
          <table:table-cell office:value-type="float" office:value="0.569639734696832" calcext:value-type="float">
            <text:p>0.5696</text:p>
          </table:table-cell>
          <table:table-cell table:number-columns-repeated="2" office:value-type="float" office:value="0.307736408399438" calcext:value-type="float">
            <text:p>0.3077</text:p>
          </table:table-cell>
          <table:table-cell office:value-type="float" office:value="0.410426784304057" calcext:value-type="float">
            <text:p>0.4104</text:p>
          </table:table-cell>
          <table:table-cell table:number-columns-repeated="2" office:value-type="float" office:value="0.250520244964814" calcext:value-type="float">
            <text:p>0.2505</text:p>
          </table:table-cell>
          <table:table-cell office:value-type="float" office:value="0.454339551287716" calcext:value-type="float">
            <text:p>0.4543</text:p>
          </table:table-cell>
          <table:table-cell table:number-columns-repeated="2" office:value-type="float" office:value="0.277324141695099" calcext:value-type="float">
            <text:p>0.2773</text:p>
          </table:table-cell>
          <table:table-cell table:number-columns-repeated="2" office:value-type="float" office:value="0.439688134357178" calcext:value-type="float">
            <text:p>0.439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ED</text:p>
          </table:table-cell>
          <table:table-cell office:value-type="float" office:value="0.847136854581199" calcext:value-type="float">
            <text:p>0.8471</text:p>
          </table:table-cell>
          <table:table-cell table:number-columns-repeated="2" office:value-type="float" office:value="0.457648645578349" calcext:value-type="float">
            <text:p>0.4576</text:p>
          </table:table-cell>
          <table:table-cell office:value-type="float" office:value="0.817774840465519" calcext:value-type="float">
            <text:p>0.8178</text:p>
          </table:table-cell>
          <table:table-cell table:number-columns-repeated="2" office:value-type="float" office:value="0.441786408067579" calcext:value-type="float">
            <text:p>0.4418</text:p>
          </table:table-cell>
          <table:table-cell office:value-type="float" office:value="0.638200229994636" calcext:value-type="float">
            <text:p>0.6382</text:p>
          </table:table-cell>
          <table:table-cell table:number-columns-repeated="2" office:value-type="float" office:value="0.389550789736986" calcext:value-type="float">
            <text:p>0.3896</text:p>
          </table:table-cell>
          <table:table-cell office:value-type="float" office:value="0.678182343311376" calcext:value-type="float">
            <text:p>0.6782</text:p>
          </table:table-cell>
          <table:table-cell table:number-columns-repeated="2" office:value-type="float" office:value="0.540246951451435" calcext:value-type="float">
            <text:p>0.5402</text:p>
          </table:table-cell>
          <table:table-cell table:number-columns-repeated="2" office:value-type="float" office:value="0.566976893410236" calcext:value-type="float">
            <text:p>0.5670</text:p>
          </table:table-cell>
          <table:table-cell office:value-type="float" office:value="0.642529676274113" calcext:value-type="float">
            <text:p>0.6425</text:p>
          </table:table-cell>
          <table:table-cell table:number-columns-repeated="2" office:value-type="float" office:value="0.347113733159578" calcext:value-type="float">
            <text:p>0.3471</text:p>
          </table:table-cell>
          <table:table-cell office:value-type="float" office:value="0.73394115742984" calcext:value-type="float">
            <text:p>0.7339</text:p>
          </table:table-cell>
          <table:table-cell table:number-columns-repeated="2" office:value-type="float" office:value="0.39649694711727" calcext:value-type="float">
            <text:p>0.3965</text:p>
          </table:table-cell>
          <table:table-cell office:value-type="float" office:value="0.599589264888485" calcext:value-type="float">
            <text:p>0.5996</text:p>
          </table:table-cell>
          <table:table-cell table:number-columns-repeated="2" office:value-type="float" office:value="0.365983057789075" calcext:value-type="float">
            <text:p>0.3660</text:p>
          </table:table-cell>
          <table:table-cell office:value-type="float" office:value="0.414076086410328" calcext:value-type="float">
            <text:p>0.4141</text:p>
          </table:table-cell>
          <table:table-cell table:number-columns-repeated="2" office:value-type="float" office:value="0.329857221377719" calcext:value-type="float">
            <text:p>0.3299</text:p>
          </table:table-cell>
          <table:table-cell table:number-columns-repeated="2" office:value-type="float" office:value="0.411098098274043" calcext:value-type="float">
            <text:p>0.4111</text:p>
          </table:table-cell>
          <table:table-cell office:value-type="float" office:value="0.645735926591573" calcext:value-type="float">
            <text:p>0.6457</text:p>
          </table:table-cell>
          <table:table-cell table:number-columns-repeated="2" office:value-type="float" office:value="0.348845845400045" calcext:value-type="float">
            <text:p>0.3488</text:p>
          </table:table-cell>
          <table:table-cell office:value-type="float" office:value="0.569639734696832" calcext:value-type="float">
            <text:p>0.5696</text:p>
          </table:table-cell>
          <table:table-cell table:number-columns-repeated="2" office:value-type="float" office:value="0.307736408399438" calcext:value-type="float">
            <text:p>0.3077</text:p>
          </table:table-cell>
          <table:table-cell office:value-type="float" office:value="0.397798267863932" calcext:value-type="float">
            <text:p>0.3978</text:p>
          </table:table-cell>
          <table:table-cell table:number-columns-repeated="2" office:value-type="float" office:value="0.242811929735127" calcext:value-type="float">
            <text:p>0.2428</text:p>
          </table:table-cell>
          <table:table-cell office:value-type="float" office:value="0.759477226215205" calcext:value-type="float">
            <text:p>0.7595</text:p>
          </table:table-cell>
          <table:table-cell table:number-columns-repeated="2" office:value-type="float" office:value="0.463577008209281" calcext:value-type="float">
            <text:p>0.4636</text:p>
          </table:table-cell>
          <table:table-cell table:number-columns-repeated="2" office:value-type="float" office:value="0.461136336033138" calcext:value-type="float">
            <text:p>0.46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ND</text:p>
          </table:table-cell>
          <table:table-cell office:value-type="float" office:value="0.983771831126554" calcext:value-type="float">
            <text:p>0.9838</text:p>
          </table:table-cell>
          <table:table-cell table:number-columns-repeated="2" office:value-type="float" office:value="0.531462943252276" calcext:value-type="float">
            <text:p>0.5315</text:p>
          </table:table-cell>
          <table:table-cell office:value-type="float" office:value="0.800913503548704" calcext:value-type="float">
            <text:p>0.8009</text:p>
          </table:table-cell>
          <table:table-cell table:number-columns-repeated="2" office:value-type="float" office:value="0.432677409963093" calcext:value-type="float">
            <text:p>0.4327</text:p>
          </table:table-cell>
          <table:table-cell office:value-type="float" office:value="0.577739155574091" calcext:value-type="float">
            <text:p>0.5777</text:p>
          </table:table-cell>
          <table:table-cell table:number-columns-repeated="2" office:value-type="float" office:value="0.352645978077692" calcext:value-type="float">
            <text:p>0.3526</text:p>
          </table:table-cell>
          <table:table-cell office:value-type="float" office:value="0.604865333223659" calcext:value-type="float">
            <text:p>0.6049</text:p>
          </table:table-cell>
          <table:table-cell table:number-columns-repeated="2" office:value-type="float" office:value="0.481841875618847" calcext:value-type="float">
            <text:p>0.4818</text:p>
          </table:table-cell>
          <table:table-cell table:number-columns-repeated="2" office:value-type="float" office:value="0.62422504575457" calcext:value-type="float">
            <text:p>0.6242</text:p>
          </table:table-cell>
          <table:table-cell office:value-type="float" office:value="0.660133229048746" calcext:value-type="float">
            <text:p>0.6601</text:p>
          </table:table-cell>
          <table:table-cell table:number-columns-repeated="2" office:value-type="float" office:value="0.356623698451621" calcext:value-type="float">
            <text:p>0.3566</text:p>
          </table:table-cell>
          <table:table-cell office:value-type="float" office:value="0.743995145887783" calcext:value-type="float">
            <text:p>0.7440</text:p>
          </table:table-cell>
          <table:table-cell table:number-columns-repeated="2" office:value-type="float" office:value="0.401928412146274" calcext:value-type="float">
            <text:p>0.4019</text:p>
          </table:table-cell>
          <table:table-cell office:value-type="float" office:value="0.584599533266273" calcext:value-type="float">
            <text:p>0.5846</text:p>
          </table:table-cell>
          <table:table-cell table:number-columns-repeated="2" office:value-type="float" office:value="0.356833481344348" calcext:value-type="float">
            <text:p>0.3568</text:p>
          </table:table-cell>
          <table:table-cell office:value-type="float" office:value="0.486089318829516" calcext:value-type="float">
            <text:p>0.4861</text:p>
          </table:table-cell>
          <table:table-cell table:number-columns-repeated="2" office:value-type="float" office:value="0.387223694660801" calcext:value-type="float">
            <text:p>0.3872</text:p>
          </table:table-cell>
          <table:table-cell table:number-columns-repeated="2" office:value-type="float" office:value="0.671794453277095" calcext:value-type="float">
            <text:p>0.6718</text:p>
          </table:table-cell>
          <table:table-cell office:value-type="float" office:value="0.686605289034078" calcext:value-type="float">
            <text:p>0.6866</text:p>
          </table:table-cell>
          <table:table-cell table:number-columns-repeated="2" office:value-type="float" office:value="0.370924696374732" calcext:value-type="float">
            <text:p>0.3709</text:p>
          </table:table-cell>
          <table:table-cell office:value-type="float" office:value="0.509677657360324" calcext:value-type="float">
            <text:p>0.5097</text:p>
          </table:table-cell>
          <table:table-cell table:number-columns-repeated="2" office:value-type="float" office:value="0.275343102252129" calcext:value-type="float">
            <text:p>0.2753</text:p>
          </table:table-cell>
          <table:table-cell office:value-type="float" office:value="0.359912718543557" calcext:value-type="float">
            <text:p>0.3599</text:p>
          </table:table-cell>
          <table:table-cell table:number-columns-repeated="2" office:value-type="float" office:value="0.219686984046068" calcext:value-type="float">
            <text:p>0.2197</text:p>
          </table:table-cell>
          <table:table-cell office:value-type="float" office:value="0.724424431159119" calcext:value-type="float">
            <text:p>0.7244</text:p>
          </table:table-cell>
          <table:table-cell table:number-columns-repeated="2" office:value-type="float" office:value="0.44218114629193" calcext:value-type="float">
            <text:p>0.4422</text:p>
          </table:table-cell>
          <table:table-cell table:number-columns-repeated="2" office:value-type="float" office:value="0.552291193155967" calcext:value-type="float">
            <text:p>0.552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SD</text:p>
          </table:table-cell>
          <table:table-cell office:value-type="float" office:value="1.11129780923555" calcext:value-type="float">
            <text:p>1.1113</text:p>
          </table:table-cell>
          <table:table-cell table:number-columns-repeated="2" office:value-type="float" office:value="0.600356287747942" calcext:value-type="float">
            <text:p>0.6004</text:p>
          </table:table-cell>
          <table:table-cell office:value-type="float" office:value="1.07069489421774" calcext:value-type="float">
            <text:p>1.0707</text:p>
          </table:table-cell>
          <table:table-cell table:number-columns-repeated="2" office:value-type="float" office:value="0.578421379634871" calcext:value-type="float">
            <text:p>0.5784</text:p>
          </table:table-cell>
          <table:table-cell office:value-type="float" office:value="0.799429761782755" calcext:value-type="float">
            <text:p>0.7994</text:p>
          </table:table-cell>
          <table:table-cell table:number-columns-repeated="2" office:value-type="float" office:value="0.487963620828435" calcext:value-type="float">
            <text:p>0.4880</text:p>
          </table:table-cell>
          <table:table-cell office:value-type="float" office:value="0.794267609283593" calcext:value-type="float">
            <text:p>0.7943</text:p>
          </table:table-cell>
          <table:table-cell table:number-columns-repeated="2" office:value-type="float" office:value="0.632721654853032" calcext:value-type="float">
            <text:p>0.6327</text:p>
          </table:table-cell>
          <table:table-cell table:number-columns-repeated="2" office:value-type="float" office:value="0.776703297671692" calcext:value-type="float">
            <text:p>0.7767</text:p>
          </table:table-cell>
          <table:table-cell office:value-type="float" office:value="0.668935005436063" calcext:value-type="float">
            <text:p>0.6689</text:p>
          </table:table-cell>
          <table:table-cell table:number-columns-repeated="2" office:value-type="float" office:value="0.361378681097643" calcext:value-type="float">
            <text:p>0.3614</text:p>
          </table:table-cell>
          <table:table-cell office:value-type="float" office:value="0.844535030467213" calcext:value-type="float">
            <text:p>0.8445</text:p>
          </table:table-cell>
          <table:table-cell table:number-columns-repeated="2" office:value-type="float" office:value="0.456243062436311" calcext:value-type="float">
            <text:p>0.4562</text:p>
          </table:table-cell>
          <table:table-cell office:value-type="float" office:value="0.682032788810652" calcext:value-type="float">
            <text:p>0.6820</text:p>
          </table:table-cell>
          <table:table-cell table:number-columns-repeated="2" office:value-type="float" office:value="0.416305728235073" calcext:value-type="float">
            <text:p>0.4163</text:p>
          </table:table-cell>
          <table:table-cell office:value-type="float" office:value="0.540099243143906" calcext:value-type="float">
            <text:p>0.5401</text:p>
          </table:table-cell>
          <table:table-cell table:number-columns-repeated="2" office:value-type="float" office:value="0.430248549623112" calcext:value-type="float">
            <text:p>0.4302</text:p>
          </table:table-cell>
          <table:table-cell table:number-columns-repeated="2" office:value-type="float" office:value="0.696861410488927" calcext:value-type="float">
            <text:p>0.6969</text:p>
          </table:table-cell>
          <table:table-cell office:value-type="float" office:value="0.662083671568575" calcext:value-type="float">
            <text:p>0.6621</text:p>
          </table:table-cell>
          <table:table-cell table:number-columns-repeated="2" office:value-type="float" office:value="0.35767738578992" calcext:value-type="float">
            <text:p>0.3577</text:p>
          </table:table-cell>
          <table:table-cell office:value-type="float" office:value="0.584630254030959" calcext:value-type="float">
            <text:p>0.5846</text:p>
          </table:table-cell>
          <table:table-cell table:number-columns-repeated="2" office:value-type="float" office:value="0.315834734936265" calcext:value-type="float">
            <text:p>0.3158</text:p>
          </table:table-cell>
          <table:table-cell office:value-type="float" office:value="0.372541234983682" calcext:value-type="float">
            <text:p>0.3725</text:p>
          </table:table-cell>
          <table:table-cell table:number-columns-repeated="2" office:value-type="float" office:value="0.227395299275754" calcext:value-type="float">
            <text:p>0.2274</text:p>
          </table:table-cell>
          <table:table-cell office:value-type="float" office:value="0.712740166140423" calcext:value-type="float">
            <text:p>0.7127</text:p>
          </table:table-cell>
          <table:table-cell table:number-columns-repeated="2" office:value-type="float" office:value="0.435049192319479" calcext:value-type="float">
            <text:p>0.4350</text:p>
          </table:table-cell>
          <table:table-cell table:number-columns-repeated="2" office:value-type="float" office:value="0.509394789804048" calcext:value-type="float">
            <text:p>0.50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WD</text:p>
          </table:table-cell>
          <table:table-cell office:value-type="float" office:value="0.810700860835771" calcext:value-type="float">
            <text:p>0.8107</text:p>
          </table:table-cell>
          <table:table-cell table:number-columns-repeated="2" office:value-type="float" office:value="0.437964832865302" calcext:value-type="float">
            <text:p>0.4380</text:p>
          </table:table-cell>
          <table:table-cell office:value-type="float" office:value="0.817774840465519" calcext:value-type="float">
            <text:p>0.8178</text:p>
          </table:table-cell>
          <table:table-cell table:number-columns-repeated="2" office:value-type="float" office:value="0.441786408067579" calcext:value-type="float">
            <text:p>0.4418</text:p>
          </table:table-cell>
          <table:table-cell office:value-type="float" office:value="0.685225510099504" calcext:value-type="float">
            <text:p>0.6852</text:p>
          </table:table-cell>
          <table:table-cell table:number-columns-repeated="2" office:value-type="float" office:value="0.418254532138658" calcext:value-type="float">
            <text:p>0.4183</text:p>
          </table:table-cell>
          <table:table-cell office:value-type="float" office:value="0.696511595833305" calcext:value-type="float">
            <text:p>0.6965</text:p>
          </table:table-cell>
          <table:table-cell table:number-columns-repeated="2" office:value-type="float" office:value="0.554848220409582" calcext:value-type="float">
            <text:p>0.5548</text:p>
          </table:table-cell>
          <table:table-cell table:number-columns-repeated="2" office:value-type="float" office:value="0.456884292748054" calcext:value-type="float">
            <text:p>0.4569</text:p>
          </table:table-cell>
          <table:table-cell office:value-type="float" office:value="0.651331452661429" calcext:value-type="float">
            <text:p>0.6513</text:p>
          </table:table-cell>
          <table:table-cell table:number-columns-repeated="2" office:value-type="float" office:value="0.3518687158056" calcext:value-type="float">
            <text:p>0.3519</text:p>
          </table:table-cell>
          <table:table-cell office:value-type="float" office:value="0.754049134345726" calcext:value-type="float">
            <text:p>0.7540</text:p>
          </table:table-cell>
          <table:table-cell table:number-columns-repeated="2" office:value-type="float" office:value="0.407359877175277" calcext:value-type="float">
            <text:p>0.4074</text:p>
          </table:table-cell>
          <table:table-cell office:value-type="float" office:value="0.554620070021849" calcext:value-type="float">
            <text:p>0.5546</text:p>
          </table:table-cell>
          <table:table-cell table:number-columns-repeated="2" office:value-type="float" office:value="0.338534328454895" calcext:value-type="float">
            <text:p>0.3385</text:p>
          </table:table-cell>
          <table:table-cell office:value-type="float" office:value="0.606111372861495" calcext:value-type="float">
            <text:p>0.6061</text:p>
          </table:table-cell>
          <table:table-cell table:number-columns-repeated="2" office:value-type="float" office:value="0.482834483465937" calcext:value-type="float">
            <text:p>0.4828</text:p>
          </table:table-cell>
          <table:table-cell table:number-columns-repeated="2" office:value-type="float" office:value="0.531419492890836" calcext:value-type="float">
            <text:p>0.5314</text:p>
          </table:table-cell>
          <table:table-cell office:value-type="float" office:value="0.580344946683566" calcext:value-type="float">
            <text:p>0.5803</text:p>
          </table:table-cell>
          <table:table-cell table:number-columns-repeated="2" office:value-type="float" office:value="0.313519683840547" calcext:value-type="float">
            <text:p>0.3135</text:p>
          </table:table-cell>
          <table:table-cell office:value-type="float" office:value="0.569639734696832" calcext:value-type="float">
            <text:p>0.5696</text:p>
          </table:table-cell>
          <table:table-cell table:number-columns-repeated="2" office:value-type="float" office:value="0.307736408399438" calcext:value-type="float">
            <text:p>0.3077</text:p>
          </table:table-cell>
          <table:table-cell office:value-type="float" office:value="0.410426784304057" calcext:value-type="float">
            <text:p>0.4104</text:p>
          </table:table-cell>
          <table:table-cell table:number-columns-repeated="2" office:value-type="float" office:value="0.250520244964814" calcext:value-type="float">
            <text:p>0.2505</text:p>
          </table:table-cell>
          <table:table-cell office:value-type="float" office:value="0.923056936476942" calcext:value-type="float">
            <text:p>0.9231</text:p>
          </table:table-cell>
          <table:table-cell table:number-columns-repeated="2" office:value-type="float" office:value="0.563424363823588" calcext:value-type="float">
            <text:p>0.5634</text:p>
          </table:table-cell>
          <table:table-cell table:number-columns-repeated="2" office:value-type="float" office:value="0.439688134357178" calcext:value-type="float">
            <text:p>0.439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flD</text:p>
          </table:table-cell>
          <table:table-cell table:number-columns-repeated="3" office:value-type="float" office:value="14901928" calcext:value-type="float">
            <text:p>14901928.0000</text:p>
          </table:table-cell>
          <table:table-cell table:number-columns-repeated="3" office:value-type="float" office:value="14058632" calcext:value-type="float">
            <text:p>14058632.0000</text:p>
          </table:table-cell>
          <table:table-cell table:number-columns-repeated="3" office:value-type="float" office:value="16244544" calcext:value-type="float">
            <text:p>16244544.0000</text:p>
          </table:table-cell>
          <table:table-cell table:number-columns-repeated="3" office:value-type="float" office:value="15401248" calcext:value-type="float">
            <text:p>15401248.0000</text:p>
          </table:table-cell>
          <table:table-cell table:number-columns-repeated="2" office:value-type="float" office:value="12144678" calcext:value-type="float">
            <text:p>12144678.0000</text:p>
          </table:table-cell>
          <table:table-cell table:number-columns-repeated="3" office:value-type="float" office:value="11373400" calcext:value-type="float">
            <text:p>11373400.0000</text:p>
          </table:table-cell>
          <table:table-cell table:number-columns-repeated="3" office:value-type="float" office:value="9853248" calcext:value-type="float">
            <text:p>9853248.0000</text:p>
          </table:table-cell>
          <table:table-cell table:number-columns-repeated="3" office:value-type="float" office:value="10652160" calcext:value-type="float">
            <text:p>10652160.0000</text:p>
          </table:table-cell>
          <table:table-cell table:number-columns-repeated="3" office:value-type="float" office:value="11473264" calcext:value-type="float">
            <text:p>11473264.0000</text:p>
          </table:table-cell>
          <table:table-cell table:number-columns-repeated="2" office:value-type="float" office:value="9019920" calcext:value-type="float">
            <text:p>9019920.0000</text:p>
          </table:table-cell>
          <table:table-cell table:number-columns-repeated="3" office:value-type="float" office:value="8399672" calcext:value-type="float">
            <text:p>8399672.0000</text:p>
          </table:table-cell>
          <table:table-cell table:number-columns-repeated="3" office:value-type="float" office:value="8266520" calcext:value-type="float">
            <text:p>8266520.0000</text:p>
          </table:table-cell>
          <table:table-cell table:number-columns-repeated="3" office:value-type="float" office:value="6879520" calcext:value-type="float">
            <text:p>6879520.0000</text:p>
          </table:table-cell>
          <table:table-cell table:number-columns-repeated="3" office:value-type="float" office:value="7012672" calcext:value-type="float">
            <text:p>7012672.0000</text:p>
          </table:table-cell>
          <table:table-cell table:number-columns-repeated="2" office:value-type="float" office:value="5522400" calcext:value-type="float">
            <text:p>5522400.00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iD</text:p>
          </table:table-cell>
          <table:table-cell table:number-columns-repeated="3" office:value-type="float" office:value="1940369.48071685" calcext:value-type="float">
            <text:p>1940369.4807</text:p>
          </table:table-cell>
          <table:table-cell table:number-columns-repeated="3" office:value-type="float" office:value="1833693.09957591" calcext:value-type="float">
            <text:p>1833693.0996</text:p>
          </table:table-cell>
          <table:table-cell table:number-columns-repeated="3" office:value-type="float" office:value="2118965.40080537" calcext:value-type="float">
            <text:p>2118965.4008</text:p>
          </table:table-cell>
          <table:table-cell table:number-columns-repeated="3" office:value-type="float" office:value="2008375.40928793" calcext:value-type="float">
            <text:p>2008375.4093</text:p>
          </table:table-cell>
          <table:table-cell table:number-columns-repeated="2" office:value-type="float" office:value="2430307.88" calcext:value-type="float">
            <text:p>2430307.8800</text:p>
          </table:table-cell>
          <table:table-cell table:number-columns-repeated="3" office:value-type="float" office:value="1483452.79662447" calcext:value-type="float">
            <text:p>1483452.7966</text:p>
          </table:table-cell>
          <table:table-cell table:number-columns-repeated="3" office:value-type="float" office:value="1635553.92" calcext:value-type="float">
            <text:p>1635553.9200</text:p>
          </table:table-cell>
          <table:table-cell table:number-columns-repeated="3" office:value-type="float" office:value="1768166.4" calcext:value-type="float">
            <text:p>1768166.4000</text:p>
          </table:table-cell>
          <table:table-cell table:number-columns-repeated="3" office:value-type="float" office:value="1904462.56" calcext:value-type="float">
            <text:p>1904462.5600</text:p>
          </table:table-cell>
          <table:table-cell table:number-columns-repeated="2" office:value-type="float" office:value="1418271.96850663" calcext:value-type="float">
            <text:p>1418271.9685</text:p>
          </table:table-cell>
          <table:table-cell table:number-columns-repeated="3" office:value-type="float" office:value="1095632.3788579" calcext:value-type="float">
            <text:p>1095632.3789</text:p>
          </table:table-cell>
          <table:table-cell table:number-columns-repeated="3" office:value-type="float" office:value="1077936.99235412" calcext:value-type="float">
            <text:p>1077936.9924</text:p>
          </table:table-cell>
          <table:table-cell table:number-columns-repeated="3" office:value-type="float" office:value="897190.734640523" calcext:value-type="float">
            <text:p>897190.7346</text:p>
          </table:table-cell>
          <table:table-cell table:number-columns-repeated="3" office:value-type="float" office:value="914605.12" calcext:value-type="float">
            <text:p>914605.1200</text:p>
          </table:table-cell>
          <table:table-cell table:number-columns-repeated="2" office:value-type="float" office:value="868414.463231616" calcext:value-type="float">
            <text:p>868414.463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wD</text:p>
          </table:table-cell>
          <table:table-cell table:number-columns-repeated="3" office:value-type="float" office:value="89016957.288" calcext:value-type="float">
            <text:p>89016957.2880</text:p>
          </table:table-cell>
          <table:table-cell table:number-columns-repeated="3" office:value-type="float" office:value="31568539.401" calcext:value-type="float">
            <text:p>31568539.4010</text:p>
          </table:table-cell>
          <table:table-cell table:number-columns-repeated="3" office:value-type="float" office:value="28456805.601" calcext:value-type="float">
            <text:p>28456805.6010</text:p>
          </table:table-cell>
          <table:table-cell table:number-columns-repeated="3" office:value-type="float" office:value="23146317.81" calcext:value-type="float">
            <text:p>23146317.8100</text:p>
          </table:table-cell>
          <table:table-cell table:number-columns-repeated="2" office:value-type="float" office:value="20253618.966" calcext:value-type="float">
            <text:p>20253618.9660</text:p>
          </table:table-cell>
          <table:table-cell table:number-columns-repeated="3" office:value-type="float" office:value="32464713.4177215" calcext:value-type="float">
            <text:p>32464713.4177</text:p>
          </table:table-cell>
          <table:table-cell table:number-columns-repeated="3" office:value-type="float" office:value="12558781.9731127" calcext:value-type="float">
            <text:p>12558781.9731</text:p>
          </table:table-cell>
          <table:table-cell table:number-columns-repeated="3" office:value-type="float" office:value="13429671.5812196" calcext:value-type="float">
            <text:p>13429671.5812</text:p>
          </table:table-cell>
          <table:table-cell table:number-columns-repeated="3" office:value-type="float" office:value="8856365.1" calcext:value-type="float">
            <text:p>8856365.1000</text:p>
          </table:table-cell>
          <table:table-cell table:number-columns-repeated="2" office:value-type="float" office:value="6986174.68549423" calcext:value-type="float">
            <text:p>6986174.6855</text:p>
          </table:table-cell>
          <table:table-cell table:number-columns-repeated="3" office:value-type="float" office:value="15779225.6786189" calcext:value-type="float">
            <text:p>15779225.6786</text:p>
          </table:table-cell>
          <table:table-cell table:number-columns-repeated="3" office:value-type="float" office:value="6254568.8028169" calcext:value-type="float">
            <text:p>6254568.8028</text:p>
          </table:table-cell>
          <table:table-cell table:number-columns-repeated="3" office:value-type="float" office:value="5508256.82709448" calcext:value-type="float">
            <text:p>5508256.8271</text:p>
          </table:table-cell>
          <table:table-cell table:number-columns-repeated="3" office:value-type="float" office:value="3721119.68267223" calcext:value-type="float">
            <text:p>3721119.6827</text:p>
          </table:table-cell>
          <table:table-cell table:number-columns-repeated="2" office:value-type="float" office:value="2978629.91495748" calcext:value-type="float">
            <text:p>2978629.915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wiD</text:p>
          </table:table-cell>
          <table:table-cell table:number-columns-repeated="2" office:value-type="float" office:value="33058164.636" calcext:value-type="float">
            <text:p>33058164.6360</text:p>
          </table:table-cell>
          <table:table-cell office:value-type="float" office:value="16529082.318" calcext:value-type="float">
            <text:p>16529082.3180</text:p>
          </table:table-cell>
          <table:table-cell table:number-columns-repeated="3" office:value-type="float" office:value="34425089.37" calcext:value-type="float">
            <text:p>34425089.3700</text:p>
          </table:table-cell>
          <table:table-cell table:number-columns-repeated="3" office:value-type="float" office:value="31031783.37" calcext:value-type="float">
            <text:p>31031783.3700</text:p>
          </table:table-cell>
          <table:table-cell table:number-columns-repeated="3" office:value-type="float" office:value="34102725.3" calcext:value-type="float">
            <text:p>34102725.3000</text:p>
          </table:table-cell>
          <table:table-cell table:number-columns-repeated="2" office:value-type="float" office:value="26176157.364" calcext:value-type="float">
            <text:p>26176157.3640</text:p>
          </table:table-cell>
          <table:table-cell office:value-type="float" office:value="19979448.8055459" calcext:value-type="float">
            <text:p>19979448.8055</text:p>
          </table:table-cell>
          <table:table-cell office:value-type="float" office:value="9989724.40277296" calcext:value-type="float">
            <text:p>9989724.4028</text:p>
          </table:table-cell>
          <table:table-cell office:value-type="float" office:value="6028198.86075949" calcext:value-type="float">
            <text:p>6028198.8608</text:p>
          </table:table-cell>
          <table:table-cell office:value-type="float" office:value="19833415.3708726" calcext:value-type="float">
            <text:p>19833415.3709</text:p>
          </table:table-cell>
          <table:table-cell table:number-columns-repeated="2" office:value-type="float" office:value="9916707.68543631" calcext:value-type="float">
            <text:p>9916707.6854</text:p>
          </table:table-cell>
          <table:table-cell office:value-type="float" office:value="14644885.4830005" calcext:value-type="float">
            <text:p>14644885.4830</text:p>
          </table:table-cell>
          <table:table-cell table:number-columns-repeated="2" office:value-type="float" office:value="7322442.74150027" calcext:value-type="float">
            <text:p>7322442.7415</text:p>
          </table:table-cell>
          <table:table-cell office:value-type="float" office:value="13048563" calcext:value-type="float">
            <text:p>13048563.0000</text:p>
          </table:table-cell>
          <table:table-cell table:number-columns-repeated="2" office:value-type="float" office:value="6524281.5" calcext:value-type="float">
            <text:p>6524281.5000</text:p>
          </table:table-cell>
          <table:table-cell table:number-columns-repeated="2" office:value-type="float" office:value="9029063.31193839" calcext:value-type="float">
            <text:p>9029063.3119</text:p>
          </table:table-cell>
          <table:table-cell office:value-type="float" office:value="20528739.7936972" calcext:value-type="float">
            <text:p>20528739.7937</text:p>
          </table:table-cell>
          <table:table-cell table:number-columns-repeated="2" office:value-type="float" office:value="10264369.8968486" calcext:value-type="float">
            <text:p>10264369.8968</text:p>
          </table:table-cell>
          <table:table-cell office:value-type="float" office:value="29110493.0268728" calcext:value-type="float">
            <text:p>29110493.0269</text:p>
          </table:table-cell>
          <table:table-cell office:value-type="float" office:value="14555246.5134364" calcext:value-type="float">
            <text:p>14555246.5134</text:p>
          </table:table-cell>
          <table:table-cell office:value-type="float" office:value="29110493.0268728" calcext:value-type="float">
            <text:p>29110493.0269</text:p>
          </table:table-cell>
          <table:table-cell table:number-columns-repeated="2" office:value-type="float" office:value="27062093.8776748" calcext:value-type="float">
            <text:p>27062093.8777</text:p>
          </table:table-cell>
          <table:table-cell office:value-type="float" office:value="13531046.9388374" calcext:value-type="float">
            <text:p>13531046.9388</text:p>
          </table:table-cell>
          <table:table-cell office:value-type="float" office:value="24414442.4243242" calcext:value-type="float">
            <text:p>24414442.4243</text:p>
          </table:table-cell>
          <table:table-cell table:number-columns-repeated="2" office:value-type="float" office:value="12207221.2121621" calcext:value-type="float">
            <text:p>12207221.2122</text:p>
          </table:table-cell>
          <table:table-cell table:number-columns-repeated="2" office:value-type="float" office:value="18645677.1208931" calcext:value-type="float">
            <text:p>18645677.120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wD</text:p>
          </table:table-cell>
          <table:table-cell office:value-type="float" office:value="861.173091988131" calcext:value-type="float">
            <text:p>861.1731</text:p>
          </table:table-cell>
          <table:table-cell office:value-type="float" office:value="740.345234693878" calcext:value-type="float">
            <text:p>740.3452</text:p>
          </table:table-cell>
          <table:table-cell office:value-type="float" office:value="430.586545994065" calcext:value-type="float">
            <text:p>430.5865</text:p>
          </table:table-cell>
          <table:table-cell table:number-columns-repeated="3" office:value-type="float" office:value="555.586884955752" calcext:value-type="float">
            <text:p>555.5869</text:p>
          </table:table-cell>
          <table:table-cell table:number-columns-repeated="3" office:value-type="float" office:value="376.4495654102" calcext:value-type="float">
            <text:p>376.4496</text:p>
          </table:table-cell>
          <table:table-cell table:number-columns-repeated="3" office:value-type="float" office:value="502.911752021563" calcext:value-type="float">
            <text:p>502.9118</text:p>
          </table:table-cell>
          <table:table-cell table:number-columns-repeated="2" office:value-type="float" office:value="348.321394062627" calcext:value-type="float">
            <text:p>348.3214</text:p>
          </table:table-cell>
          <table:table-cell office:value-type="float" office:value="314.072042970364" calcext:value-type="float">
            <text:p>314.0720</text:p>
          </table:table-cell>
          <table:table-cell office:value-type="float" office:value="210.841192193252" calcext:value-type="float">
            <text:p>210.8412</text:p>
          </table:table-cell>
          <table:table-cell office:value-type="float" office:value="207.941608017707" calcext:value-type="float">
            <text:p>207.9416</text:p>
          </table:table-cell>
          <table:table-cell office:value-type="float" office:value="221.026841522453" calcext:value-type="float">
            <text:p>221.0268</text:p>
          </table:table-cell>
          <table:table-cell table:number-columns-repeated="2" office:value-type="float" office:value="158.076158810362" calcext:value-type="float">
            <text:p>158.0762</text:p>
          </table:table-cell>
          <table:table-cell office:value-type="float" office:value="177.658522226198" calcext:value-type="float">
            <text:p>177.6585</text:p>
          </table:table-cell>
          <table:table-cell table:number-columns-repeated="2" office:value-type="float" office:value="136.730364375452" calcext:value-type="float">
            <text:p>136.7304</text:p>
          </table:table-cell>
          <table:table-cell office:value-type="float" office:value="192.426723142087" calcext:value-type="float">
            <text:p>192.4267</text:p>
          </table:table-cell>
          <table:table-cell table:number-columns-repeated="2" office:value-type="float" office:value="141.087577639752" calcext:value-type="float">
            <text:p>141.0876</text:p>
          </table:table-cell>
          <table:table-cell table:number-columns-repeated="2" office:value-type="float" office:value="120.148113268124" calcext:value-type="float">
            <text:p>120.1481</text:p>
          </table:table-cell>
          <table:table-cell table:number-columns-repeated="2" office:value-type="float" office:value="152.652314579466" calcext:value-type="float">
            <text:p>152.6523</text:p>
          </table:table-cell>
          <table:table-cell office:value-type="float" office:value="101.068428316857" calcext:value-type="float">
            <text:p>101.0684</text:p>
          </table:table-cell>
          <table:table-cell office:value-type="float" office:value="110.07656558822" calcext:value-type="float">
            <text:p>110.0766</text:p>
          </table:table-cell>
          <table:table-cell office:value-type="float" office:value="78.7256450092963" calcext:value-type="float">
            <text:p>78.7256</text:p>
          </table:table-cell>
          <table:table-cell office:value-type="float" office:value="110.07656558822" calcext:value-type="float">
            <text:p>110.0766</text:p>
          </table:table-cell>
          <table:table-cell table:number-columns-repeated="2" office:value-type="float" office:value="72.8676618803135" calcext:value-type="float">
            <text:p>72.8677</text:p>
          </table:table-cell>
          <table:table-cell office:value-type="float" office:value="56.0807431877498" calcext:value-type="float">
            <text:p>56.0807</text:p>
          </table:table-cell>
          <table:table-cell office:value-type="float" office:value="80.8506490948686" calcext:value-type="float">
            <text:p>80.8506</text:p>
          </table:table-cell>
          <table:table-cell office:value-type="float" office:value="59.2798237434708" calcext:value-type="float">
            <text:p>59.2798</text:p>
          </table:table-cell>
          <table:table-cell office:value-type="float" office:value="80.8506490948686" calcext:value-type="float">
            <text:p>80.8506</text:p>
          </table:table-cell>
          <table:table-cell table:number-columns-repeated="2" office:value-type="float" office:value="51.2264265520316" calcext:value-type="float">
            <text:p>51.226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flD</text:p>
          </table:table-cell>
          <table:table-cell office:value-type="float" office:value="427.318181818182" calcext:value-type="float">
            <text:p>427.3182</text:p>
          </table:table-cell>
          <table:table-cell table:number-columns-repeated="2" office:value-type="float" office:value="279.237623762376" calcext:value-type="float">
            <text:p>279.2376</text:p>
          </table:table-cell>
          <table:table-cell table:number-columns-repeated="3" office:value-type="float" office:value="403.136363636364" calcext:value-type="float">
            <text:p>403.1364</text:p>
          </table:table-cell>
          <table:table-cell table:number-columns-repeated="3" office:value-type="float" office:value="465.818181818182" calcext:value-type="float">
            <text:p>465.8182</text:p>
          </table:table-cell>
          <table:table-cell table:number-columns-repeated="3" office:value-type="float" office:value="441.636363636364" calcext:value-type="float">
            <text:p>441.6364</text:p>
          </table:table-cell>
          <table:table-cell table:number-columns-repeated="2" office:value-type="float" office:value="469.652542372881" calcext:value-type="float">
            <text:p>469.6525</text:p>
          </table:table-cell>
          <table:table-cell office:value-type="float" office:value="326.136363636364" calcext:value-type="float">
            <text:p>326.1364</text:p>
          </table:table-cell>
          <table:table-cell office:value-type="float" office:value="213.118811881188" calcext:value-type="float">
            <text:p>213.1188</text:p>
          </table:table-cell>
          <table:table-cell office:value-type="float" office:value="326.136363636364" calcext:value-type="float">
            <text:p>326.1364</text:p>
          </table:table-cell>
          <table:table-cell office:value-type="float" office:value="282.545454545455" calcext:value-type="float">
            <text:p>282.5455</text:p>
          </table:table-cell>
          <table:table-cell table:number-columns-repeated="2" office:value-type="float" office:value="184.633663366337" calcext:value-type="float">
            <text:p>184.6337</text:p>
          </table:table-cell>
          <table:table-cell office:value-type="float" office:value="305.454545454545" calcext:value-type="float">
            <text:p>305.4545</text:p>
          </table:table-cell>
          <table:table-cell table:number-columns-repeated="2" office:value-type="float" office:value="199.60396039604" calcext:value-type="float">
            <text:p>199.6040</text:p>
          </table:table-cell>
          <table:table-cell office:value-type="float" office:value="329" calcext:value-type="float">
            <text:p>329.0000</text:p>
          </table:table-cell>
          <table:table-cell table:number-columns-repeated="2" office:value-type="float" office:value="214.990099009901" calcext:value-type="float">
            <text:p>214.9901</text:p>
          </table:table-cell>
          <table:table-cell table:number-columns-repeated="2" office:value-type="float" office:value="348.813559322034" calcext:value-type="float">
            <text:p>348.8136</text:p>
          </table:table-cell>
          <table:table-cell table:number-columns-repeated="3" office:value-type="float" office:value="240.863636363636" calcext:value-type="float">
            <text:p>240.8636</text:p>
          </table:table-cell>
          <table:table-cell table:number-columns-repeated="2" office:value-type="float" office:value="237.045454545455" calcext:value-type="float">
            <text:p>237.0455</text:p>
          </table:table-cell>
          <table:table-cell office:value-type="float" office:value="447" calcext:value-type="float">
            <text:p>447.0000</text:p>
          </table:table-cell>
          <table:table-cell table:number-columns-repeated="2" office:value-type="float" office:value="197.272727272727" calcext:value-type="float">
            <text:p>197.2727</text:p>
          </table:table-cell>
          <table:table-cell office:value-type="float" office:value="128.910891089109" calcext:value-type="float">
            <text:p>128.9109</text:p>
          </table:table-cell>
          <table:table-cell office:value-type="float" office:value="201.090909090909" calcext:value-type="float">
            <text:p>201.0909</text:p>
          </table:table-cell>
          <table:table-cell office:value-type="float" office:value="131.405940594059" calcext:value-type="float">
            <text:p>131.4059</text:p>
          </table:table-cell>
          <table:table-cell office:value-type="float" office:value="201.090909090909" calcext:value-type="float">
            <text:p>201.0909</text:p>
          </table:table-cell>
          <table:table-cell table:number-columns-repeated="2" office:value-type="float" office:value="213.559322033898" calcext:value-type="float">
            <text:p>213.559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wiD</text:p>
          </table:table-cell>
          <table:table-cell office:value-type="float" office:value="876.195232472325" calcext:value-type="float">
            <text:p>876.1952</text:p>
          </table:table-cell>
          <table:table-cell table:number-columns-repeated="2" office:value-type="float" office:value="584.849527093596" calcext:value-type="float">
            <text:p>584.8495</text:p>
          </table:table-cell>
          <table:table-cell table:number-columns-repeated="3" office:value-type="float" office:value="605.607569131833" calcext:value-type="float">
            <text:p>605.6076</text:p>
          </table:table-cell>
          <table:table-cell table:number-columns-repeated="3" office:value-type="float" office:value="545.912392282958" calcext:value-type="float">
            <text:p>545.9124</text:p>
          </table:table-cell>
          <table:table-cell table:number-columns-repeated="3" office:value-type="float" office:value="599.93652733119" calcext:value-type="float">
            <text:p>599.9365</text:p>
          </table:table-cell>
          <table:table-cell table:number-columns-repeated="2" office:value-type="float" office:value="693.790007380074" calcext:value-type="float">
            <text:p>693.7900</text:p>
          </table:table-cell>
          <table:table-cell office:value-type="float" office:value="436.482827543505" calcext:value-type="float">
            <text:p>436.4828</text:p>
          </table:table-cell>
          <table:table-cell table:number-columns-repeated="2" office:value-type="float" office:value="284.866680814156" calcext:value-type="float">
            <text:p>284.8667</text:p>
          </table:table-cell>
          <table:table-cell office:value-type="float" office:value="331.517203527874" calcext:value-type="float">
            <text:p>331.5172</text:p>
          </table:table-cell>
          <table:table-cell table:number-columns-repeated="2" office:value-type="float" office:value="223.448063885422" calcext:value-type="float">
            <text:p>223.4481</text:p>
          </table:table-cell>
          <table:table-cell office:value-type="float" office:value="321.593082276887" calcext:value-type="float">
            <text:p>321.5931</text:p>
          </table:table-cell>
          <table:table-cell office:value-type="float" office:value="179.650209695101" calcext:value-type="float">
            <text:p>179.6502</text:p>
          </table:table-cell>
          <table:table-cell office:value-type="float" office:value="223.435679642665" calcext:value-type="float">
            <text:p>223.4357</text:p>
          </table:table-cell>
          <table:table-cell office:value-type="float" office:value="286.538778287146" calcext:value-type="float">
            <text:p>286.5388</text:p>
          </table:table-cell>
          <table:table-cell table:number-columns-repeated="2" office:value-type="float" office:value="199.080733382954" calcext:value-type="float">
            <text:p>199.0807</text:p>
          </table:table-cell>
          <table:table-cell table:number-columns-repeated="2" office:value-type="float" office:value="291.082149838067" calcext:value-type="float">
            <text:p>291.0821</text:p>
          </table:table-cell>
          <table:table-cell office:value-type="float" office:value="424.25724955995" calcext:value-type="float">
            <text:p>424.2572</text:p>
          </table:table-cell>
          <table:table-cell table:number-columns-repeated="2" office:value-type="float" office:value="274.84124214019" calcext:value-type="float">
            <text:p>274.8412</text:p>
          </table:table-cell>
          <table:table-cell office:value-type="float" office:value="472.000475457608" calcext:value-type="float">
            <text:p>472.0005</text:p>
          </table:table-cell>
          <table:table-cell office:value-type="float" office:value="311.321597665718" calcext:value-type="float">
            <text:p>311.3216</text:p>
          </table:table-cell>
          <table:table-cell office:value-type="float" office:value="472.000475457608" calcext:value-type="float">
            <text:p>472.0005</text:p>
          </table:table-cell>
          <table:table-cell table:number-columns-repeated="2" office:value-type="float" office:value="375.097915883616" calcext:value-type="float">
            <text:p>375.0979</text:p>
          </table:table-cell>
          <table:table-cell office:value-type="float" office:value="259.793295756012" calcext:value-type="float">
            <text:p>259.7933</text:p>
          </table:table-cell>
          <table:table-cell office:value-type="float" office:value="262.476187636131" calcext:value-type="float">
            <text:p>262.4762</text:p>
          </table:table-cell>
          <table:table-cell office:value-type="float" office:value="233.91071079602" calcext:value-type="float">
            <text:p>233.9107</text:p>
          </table:table-cell>
          <table:table-cell office:value-type="float" office:value="190.323162917842" calcext:value-type="float">
            <text:p>190.3232</text:p>
          </table:table-cell>
          <table:table-cell table:number-columns-repeated="2" office:value-type="float" office:value="258.384306612102" calcext:value-type="float">
            <text:p>258.384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fD</text:p>
          </table:table-cell>
          <table:table-cell office:value-type="float" office:value="270.460227096774" calcext:value-type="float">
            <text:p>270.4602</text:p>
          </table:table-cell>
          <table:table-cell table:number-columns-repeated="2" office:value-type="float" office:value="125.100075698925" calcext:value-type="float">
            <text:p>125.1001</text:p>
          </table:table-cell>
          <table:table-cell office:value-type="float" office:value="272.189413740458" calcext:value-type="float">
            <text:p>272.1894</text:p>
          </table:table-cell>
          <table:table-cell table:number-columns-repeated="2" office:value-type="float" office:value="125.769804580153" calcext:value-type="float">
            <text:p>125.7698</text:p>
          </table:table-cell>
          <table:table-cell office:value-type="float" office:value="234.460192214765" calcext:value-type="float">
            <text:p>234.4602</text:p>
          </table:table-cell>
          <table:table-cell table:number-columns-repeated="2" office:value-type="float" office:value="128.655506040268" calcext:value-type="float">
            <text:p>128.6555</text:p>
          </table:table-cell>
          <table:table-cell office:value-type="float" office:value="212.636010526316" calcext:value-type="float">
            <text:p>212.6360</text:p>
          </table:table-cell>
          <table:table-cell office:value-type="float" office:value="134.388005263158" calcext:value-type="float">
            <text:p>134.3880</text:p>
          </table:table-cell>
          <table:table-cell office:value-type="float" office:value="94.1380052631579" calcext:value-type="float">
            <text:p>94.1380</text:p>
          </table:table-cell>
          <table:table-cell office:value-type="float" office:value="188.066141421298" calcext:value-type="float">
            <text:p>188.0661</text:p>
          </table:table-cell>
          <table:table-cell office:value-type="float" office:value="170.016141421298" calcext:value-type="float">
            <text:p>170.0161</text:p>
          </table:table-cell>
          <table:table-cell office:value-type="float" office:value="171.670006329114" calcext:value-type="float">
            <text:p>171.6700</text:p>
          </table:table-cell>
          <table:table-cell table:number-columns-repeated="2" office:value-type="float" office:value="87.523335443038" calcext:value-type="float">
            <text:p>87.5233</text:p>
          </table:table-cell>
          <table:table-cell office:value-type="float" office:value="182.720746135039" calcext:value-type="float">
            <text:p>182.7207</text:p>
          </table:table-cell>
          <table:table-cell table:number-columns-repeated="2" office:value-type="float" office:value="91.3402487116795" calcext:value-type="float">
            <text:p>91.3402</text:p>
          </table:table-cell>
          <table:table-cell office:value-type="float" office:value="165.706204395604" calcext:value-type="float">
            <text:p>165.7062</text:p>
          </table:table-cell>
          <table:table-cell table:number-columns-repeated="2" office:value-type="float" office:value="96.5016703296703" calcext:value-type="float">
            <text:p>96.5017</text:p>
          </table:table-cell>
          <table:table-cell office:value-type="float" office:value="142.071478324403" calcext:value-type="float">
            <text:p>142.0715</text:p>
          </table:table-cell>
          <table:table-cell table:number-columns-repeated="2" office:value-type="float" office:value="91.9232391622017" calcext:value-type="float">
            <text:p>91.9232</text:p>
          </table:table-cell>
          <table:table-cell office:value-type="float" office:value="128.622795977749" calcext:value-type="float">
            <text:p>128.6228</text:p>
          </table:table-cell>
          <table:table-cell office:value-type="float" office:value="110.572795977749" calcext:value-type="float">
            <text:p>110.5728</text:p>
          </table:table-cell>
          <table:table-cell office:value-type="float" office:value="144.166837671536" calcext:value-type="float">
            <text:p>144.1668</text:p>
          </table:table-cell>
          <table:table-cell office:value-type="float" office:value="80.844985915493" calcext:value-type="float">
            <text:p>80.8450</text:p>
          </table:table-cell>
          <table:table-cell office:value-type="float" office:value="80.5403373173971" calcext:value-type="float">
            <text:p>80.5403</text:p>
          </table:table-cell>
          <table:table-cell office:value-type="float" office:value="140.673381690141" calcext:value-type="float">
            <text:p>140.6734</text:p>
          </table:table-cell>
          <table:table-cell table:number-columns-repeated="2" office:value-type="float" office:value="79.144985915493" calcext:value-type="float">
            <text:p>79.1450</text:p>
          </table:table-cell>
          <table:table-cell office:value-type="float" office:value="103.385048484848" calcext:value-type="float">
            <text:p>103.3850</text:p>
          </table:table-cell>
          <table:table-cell table:number-columns-repeated="2" office:value-type="float" office:value="74.992456689191" calcext:value-type="float">
            <text:p>74.9925</text:p>
          </table:table-cell>
          <table:table-cell office:value-type="float" office:value="94.806878914405" calcext:value-type="float">
            <text:p>94.8069</text:p>
          </table:table-cell>
          <table:table-cell table:number-columns-repeated="2" office:value-type="float" office:value="68.849127348643" calcext:value-type="float">
            <text:p>68.8491</text:p>
          </table:table-cell>
          <table:table-cell office:value-type="float" office:value="94.7826563281641" calcext:value-type="float">
            <text:p>94.7827</text:p>
          </table:table-cell>
          <table:table-cell office:value-type="float" office:value="76.7326563281641" calcext:value-type="float">
            <text:p>76.73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flD</text:p>
          </table:table-cell>
          <table:table-cell table:number-columns-repeated="2" office:value-type="float" office:value="121.303225806452" calcext:value-type="float">
            <text:p>121.3032</text:p>
          </table:table-cell>
          <table:table-cell office:value-type="float" office:value="35.9846889952153" calcext:value-type="float">
            <text:p>35.9847</text:p>
          </table:table-cell>
          <table:table-cell table:number-columns-repeated="2" office:value-type="float" office:value="114.438709677419" calcext:value-type="float">
            <text:p>114.4387</text:p>
          </table:table-cell>
          <table:table-cell office:value-type="float" office:value="27.6206789162255" calcext:value-type="float">
            <text:p>27.6207</text:p>
          </table:table-cell>
          <table:table-cell table:number-columns-repeated="2" office:value-type="float" office:value="75.4453987730061" calcext:value-type="float">
            <text:p>75.4454</text:p>
          </table:table-cell>
          <table:table-cell office:value-type="float" office:value="36.3834319526627" calcext:value-type="float">
            <text:p>36.3834</text:p>
          </table:table-cell>
          <table:table-cell table:number-columns-repeated="2" office:value-type="float" office:value="61.5802816901409" calcext:value-type="float">
            <text:p>61.5803</text:p>
          </table:table-cell>
          <table:table-cell office:value-type="float" office:value="42.4743169398907" calcext:value-type="float">
            <text:p>42.4743</text:p>
          </table:table-cell>
          <table:table-cell office:value-type="float" office:value="49.4077265973254" calcext:value-type="float">
            <text:p>49.4077</text:p>
          </table:table-cell>
          <table:table-cell office:value-type="float" office:value="21.4802325581395" calcext:value-type="float">
            <text:p>21.4802</text:p>
          </table:table-cell>
          <table:table-cell office:value-type="float" office:value="92.5806451612903" calcext:value-type="float">
            <text:p>92.5806</text:p>
          </table:table-cell>
          <table:table-cell office:value-type="float" office:value="115.256866802434" calcext:value-type="float">
            <text:p>115.2569</text:p>
          </table:table-cell>
          <table:table-cell office:value-type="float" office:value="27.4641148325359" calcext:value-type="float">
            <text:p>27.4641</text:p>
          </table:table-cell>
          <table:table-cell office:value-type="float" office:value="80.2064516129032" calcext:value-type="float">
            <text:p>80.2065</text:p>
          </table:table-cell>
          <table:table-cell office:value-type="float" office:value="97.6541650865551" calcext:value-type="float">
            <text:p>97.6542</text:p>
          </table:table-cell>
          <table:table-cell office:value-type="float" office:value="8.55243797319871" calcext:value-type="float">
            <text:p>8.5524</text:p>
          </table:table-cell>
          <table:table-cell office:value-type="float" office:value="49.4723926380368" calcext:value-type="float">
            <text:p>49.4724</text:p>
          </table:table-cell>
          <table:table-cell office:value-type="float" office:value="25.5189873417722" calcext:value-type="float">
            <text:p>25.5190</text:p>
          </table:table-cell>
          <table:table-cell office:value-type="float" office:value="10.3813077711808" calcext:value-type="float">
            <text:p>10.3813</text:p>
          </table:table-cell>
          <table:table-cell office:value-type="float" office:value="45.874647887324" calcext:value-type="float">
            <text:p>45.8746</text:p>
          </table:table-cell>
          <table:table-cell office:value-type="float" office:value="20.6145569620253" calcext:value-type="float">
            <text:p>20.6146</text:p>
          </table:table-cell>
          <table:table-cell office:value-type="float" office:value="10.3464828012744" calcext:value-type="float">
            <text:p>10.3465</text:p>
          </table:table-cell>
          <table:table-cell office:value-type="float" office:value="37.0922198858516" calcext:value-type="float">
            <text:p>37.0922</text:p>
          </table:table-cell>
          <table:table-cell office:value-type="float" office:value="16.0280373831776" calcext:value-type="float">
            <text:p>16.0280</text:p>
          </table:table-cell>
          <table:table-cell office:value-type="float" office:value="68.3741935483871" calcext:value-type="float">
            <text:p>68.3742</text:p>
          </table:table-cell>
          <table:table-cell office:value-type="float" office:value="235.511111111111" calcext:value-type="float">
            <text:p>235.5111</text:p>
          </table:table-cell>
          <table:table-cell office:value-type="float" office:value="20.2832535885167" calcext:value-type="float">
            <text:p>20.2833</text:p>
          </table:table-cell>
          <table:table-cell office:value-type="float" office:value="67.2903225806452" calcext:value-type="float">
            <text:p>67.2903</text:p>
          </table:table-cell>
          <table:table-cell office:value-type="float" office:value="86.4475888318578" calcext:value-type="float">
            <text:p>86.4476</text:p>
          </table:table-cell>
          <table:table-cell office:value-type="float" office:value="16.2410464029897" calcext:value-type="float">
            <text:p>16.2410</text:p>
          </table:table-cell>
          <table:table-cell table:number-columns-repeated="2" office:value-type="float" office:value="31.9509202453988" calcext:value-type="float">
            <text:p>31.9509</text:p>
          </table:table-cell>
          <table:table-cell office:value-type="float" office:value="20.503937007874" calcext:value-type="float">
            <text:p>20.5039</text:p>
          </table:table-cell>
          <table:table-cell office:value-type="float" office:value="28.0394366197183" calcext:value-type="float">
            <text:p>28.0394</text:p>
          </table:table-cell>
          <table:table-cell office:value-type="float" office:value="50.4" calcext:value-type="float">
            <text:p>50.4000</text:p>
          </table:table-cell>
          <table:table-cell office:value-type="float" office:value="6.76320426554354" calcext:value-type="float">
            <text:p>6.7632</text:p>
          </table:table-cell>
          <table:table-cell office:value-type="float" office:value="22.4665676077266" calcext:value-type="float">
            <text:p>22.4666</text:p>
          </table:table-cell>
          <table:table-cell office:value-type="float" office:value="9.76744186046512" calcext:value-type="float">
            <text:p>9.767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wD</text:p>
          </table:table-cell>
          <table:table-cell table:number-columns-repeated="2" office:value-type="float" office:value="1106.0402048053" calcext:value-type="float">
            <text:p>1106.0402</text:p>
          </table:table-cell>
          <table:table-cell office:value-type="float" office:value="73.651398956184" calcext:value-type="float">
            <text:p>73.6514</text:p>
          </table:table-cell>
          <table:table-cell table:number-columns-repeated="2" office:value-type="float" office:value="631.38687965083" calcext:value-type="float">
            <text:p>631.3869</text:p>
          </table:table-cell>
          <table:table-cell office:value-type="float" office:value="55.7570728198691" calcext:value-type="float">
            <text:p>55.7571</text:p>
          </table:table-cell>
          <table:table-cell table:number-columns-repeated="2" office:value-type="float" office:value="265.470798859355" calcext:value-type="float">
            <text:p>265.4708</text:p>
          </table:table-cell>
          <table:table-cell office:value-type="float" office:value="57.4034870012328" calcext:value-type="float">
            <text:p>57.4035</text:p>
          </table:table-cell>
          <table:table-cell table:number-columns-repeated="2" office:value-type="float" office:value="129.988791756025" calcext:value-type="float">
            <text:p>129.9888</text:p>
          </table:table-cell>
          <table:table-cell office:value-type="float" office:value="72.0121153846154" calcext:value-type="float">
            <text:p>72.0121</text:p>
          </table:table-cell>
          <table:table-cell office:value-type="float" office:value="87.8774119125843" calcext:value-type="float">
            <text:p>87.8774</text:p>
          </table:table-cell>
          <table:table-cell office:value-type="float" office:value="32.7582256385083" calcext:value-type="float">
            <text:p>32.7582</text:p>
          </table:table-cell>
          <table:table-cell table:number-columns-repeated="2" office:value-type="float" office:value="403.375709206842" calcext:value-type="float">
            <text:p>403.3757</text:p>
          </table:table-cell>
          <table:table-cell office:value-type="float" office:value="26.8608547491784" calcext:value-type="float">
            <text:p>26.8609</text:p>
          </table:table-cell>
          <table:table-cell table:number-columns-repeated="2" office:value-type="float" office:value="251.182041129453" calcext:value-type="float">
            <text:p>251.1820</text:p>
          </table:table-cell>
          <table:table-cell office:value-type="float" office:value="22.1816065706709" calcext:value-type="float">
            <text:p>22.1816</text:p>
          </table:table-cell>
          <table:table-cell table:number-columns-repeated="2" office:value-type="float" office:value="125.284112808497" calcext:value-type="float">
            <text:p>125.2841</text:p>
          </table:table-cell>
          <table:table-cell office:value-type="float" office:value="27.0905311317261" calcext:value-type="float">
            <text:p>27.0905</text:p>
          </table:table-cell>
          <table:table-cell table:number-columns-repeated="2" office:value-type="float" office:value="49.7369909179186" calcext:value-type="float">
            <text:p>49.7370</text:p>
          </table:table-cell>
          <table:table-cell office:value-type="float" office:value="27.553651976296" calcext:value-type="float">
            <text:p>27.5537</text:p>
          </table:table-cell>
          <table:table-cell office:value-type="float" office:value="30.3119630897101" calcext:value-type="float">
            <text:p>30.3120</text:p>
          </table:table-cell>
          <table:table-cell office:value-type="float" office:value="11.2994466362597" calcext:value-type="float">
            <text:p>11.2994</text:p>
          </table:table-cell>
          <table:table-cell table:number-columns-repeated="2" office:value-type="float" office:value="196.057678592451" calcext:value-type="float">
            <text:p>196.0577</text:p>
          </table:table-cell>
          <table:table-cell office:value-type="float" office:value="13.0555130290022" calcext:value-type="float">
            <text:p>13.0555</text:p>
          </table:table-cell>
          <table:table-cell table:number-columns-repeated="2" office:value-type="float" office:value="125.094564237169" calcext:value-type="float">
            <text:p>125.0946</text:p>
          </table:table-cell>
          <table:table-cell office:value-type="float" office:value="11.0469617794384" calcext:value-type="float">
            <text:p>11.0470</text:p>
          </table:table-cell>
          <table:table-cell table:number-columns-repeated="2" office:value-type="float" office:value="51.3859974557327" calcext:value-type="float">
            <text:p>51.3860</text:p>
          </table:table-cell>
          <table:table-cell office:value-type="float" office:value="11.111336725808" calcext:value-type="float">
            <text:p>11.1113</text:p>
          </table:table-cell>
          <table:table-cell table:number-columns-repeated="2" office:value-type="float" office:value="20.8976587766867" calcext:value-type="float">
            <text:p>20.8977</text:p>
          </table:table-cell>
          <table:table-cell office:value-type="float" office:value="11.5770336408665" calcext:value-type="float">
            <text:p>11.5770</text:p>
          </table:table-cell>
          <table:table-cell office:value-type="float" office:value="12.9238280038384" calcext:value-type="float">
            <text:p>12.9238</text:p>
          </table:table-cell>
          <table:table-cell office:value-type="float" office:value="4.81763930740416" calcext:value-type="float">
            <text:p>4.817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1D</text:p>
          </table:table-cell>
          <table:table-cell table:number-columns-repeated="2" office:value-type="float" office:value="0.0454528605612266" calcext:value-type="float">
            <text:p>0.0455</text:p>
          </table:table-cell>
          <table:table-cell office:value-type="float" office:value="0.0681792908418399" calcext:value-type="float">
            <text:p>0.0682</text:p>
          </table:table-cell>
          <table:table-cell table:number-columns-repeated="3" office:value-type="float" office:value="0.0442565841935958" calcext:value-type="float">
            <text:p>0.0443</text:p>
          </table:table-cell>
          <table:table-cell table:number-columns-repeated="3" office:value-type="float" office:value="0.0425937954283266" calcext:value-type="float">
            <text:p>0.0426</text:p>
          </table:table-cell>
          <table:table-cell table:number-columns-repeated="3" office:value-type="float" office:value="0.04273800077555" calcext:value-type="float">
            <text:p>0.0427</text:p>
          </table:table-cell>
          <table:table-cell table:number-columns-repeated="2" office:value-type="float" office:value="0.0423213578334973" calcext:value-type="float">
            <text:p>0.0423</text:p>
          </table:table-cell>
          <table:table-cell office:value-type="float" office:value="0.0316571966091178" calcext:value-type="float">
            <text:p>0.0317</text:p>
          </table:table-cell>
          <table:table-cell table:number-columns-repeated="2" office:value-type="float" office:value="0.0474857949136767" calcext:value-type="float">
            <text:p>0.0475</text:p>
          </table:table-cell>
          <table:table-cell office:value-type="float" office:value="0.0306597350036929" calcext:value-type="float">
            <text:p>0.0307</text:p>
          </table:table-cell>
          <table:table-cell table:number-columns-repeated="2" office:value-type="float" office:value="0.0459896025055393" calcext:value-type="float">
            <text:p>0.0460</text:p>
          </table:table-cell>
          <table:table-cell office:value-type="float" office:value="0.0323459939184101" calcext:value-type="float">
            <text:p>0.0323</text:p>
          </table:table-cell>
          <table:table-cell table:number-columns-repeated="2" office:value-type="float" office:value="0.0485189908776151" calcext:value-type="float">
            <text:p>0.0485</text:p>
          </table:table-cell>
          <table:table-cell office:value-type="float" office:value="0.0301164042804852" calcext:value-type="float">
            <text:p>0.0301</text:p>
          </table:table-cell>
          <table:table-cell table:number-columns-repeated="2" office:value-type="float" office:value="0.0451746064207277" calcext:value-type="float">
            <text:p>0.0452</text:p>
          </table:table-cell>
          <table:table-cell table:number-columns-repeated="2" office:value-type="float" office:value="0.0286914615017633" calcext:value-type="float">
            <text:p>0.0287</text:p>
          </table:table-cell>
          <table:table-cell office:value-type="float" office:value="0.0193478219009053" calcext:value-type="float">
            <text:p>0.0193</text:p>
          </table:table-cell>
          <table:table-cell table:number-columns-repeated="2" office:value-type="float" office:value="0.029021732851358" calcext:value-type="float">
            <text:p>0.0290</text:p>
          </table:table-cell>
          <table:table-cell office:value-type="float" office:value="0.0159823987905193" calcext:value-type="float">
            <text:p>0.0160</text:p>
          </table:table-cell>
          <table:table-cell office:value-type="float" office:value="0.0239735981857789" calcext:value-type="float">
            <text:p>0.0240</text:p>
          </table:table-cell>
          <table:table-cell office:value-type="float" office:value="0.0159823987905193" calcext:value-type="float">
            <text:p>0.0160</text:p>
          </table:table-cell>
          <table:table-cell table:number-columns-repeated="2" office:value-type="float" office:value="0.0160985787277559" calcext:value-type="float">
            <text:p>0.0161</text:p>
          </table:table-cell>
          <table:table-cell office:value-type="float" office:value="0.0241478680916339" calcext:value-type="float">
            <text:p>0.0241</text:p>
          </table:table-cell>
          <table:table-cell office:value-type="float" office:value="0.0131292315105294" calcext:value-type="float">
            <text:p>0.0131</text:p>
          </table:table-cell>
          <table:table-cell table:number-columns-repeated="2" office:value-type="float" office:value="0.0196938472657941" calcext:value-type="float">
            <text:p>0.0197</text:p>
          </table:table-cell>
          <table:table-cell table:number-columns-repeated="2" office:value-type="float" office:value="0.0155122612404455" calcext:value-type="float">
            <text:p>0.015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2D</text:p>
          </table:table-cell>
          <table:table-cell table:number-columns-repeated="2" office:value-type="float" office:value="0.0909057211224532" calcext:value-type="float">
            <text:p>0.0909</text:p>
          </table:table-cell>
          <table:table-cell office:value-type="float" office:value="0.13635858168368" calcext:value-type="float">
            <text:p>0.1364</text:p>
          </table:table-cell>
          <table:table-cell table:number-columns-repeated="3" office:value-type="float" office:value="0.0885131683871916" calcext:value-type="float">
            <text:p>0.0885</text:p>
          </table:table-cell>
          <table:table-cell table:number-columns-repeated="3" office:value-type="float" office:value="0.0851875908566531" calcext:value-type="float">
            <text:p>0.0852</text:p>
          </table:table-cell>
          <table:table-cell table:number-columns-repeated="3" office:value-type="float" office:value="0.0854760015511" calcext:value-type="float">
            <text:p>0.0855</text:p>
          </table:table-cell>
          <table:table-cell table:number-columns-repeated="2" office:value-type="float" office:value="0.0846427156669945" calcext:value-type="float">
            <text:p>0.0846</text:p>
          </table:table-cell>
          <table:table-cell office:value-type="float" office:value="0.0815242722971486" calcext:value-type="float">
            <text:p>0.0815</text:p>
          </table:table-cell>
          <table:table-cell table:number-columns-repeated="2" office:value-type="float" office:value="0.122286408445723" calcext:value-type="float">
            <text:p>0.1223</text:p>
          </table:table-cell>
          <table:table-cell office:value-type="float" office:value="0.0771107583405103" calcext:value-type="float">
            <text:p>0.0771</text:p>
          </table:table-cell>
          <table:table-cell table:number-columns-repeated="2" office:value-type="float" office:value="0.115666137510765" calcext:value-type="float">
            <text:p>0.1157</text:p>
          </table:table-cell>
          <table:table-cell office:value-type="float" office:value="0.0798227809599474" calcext:value-type="float">
            <text:p>0.0798</text:p>
          </table:table-cell>
          <table:table-cell table:number-columns-repeated="2" office:value-type="float" office:value="0.119734171439921" calcext:value-type="float">
            <text:p>0.1197</text:p>
          </table:table-cell>
          <table:table-cell office:value-type="float" office:value="0.0743206453400754" calcext:value-type="float">
            <text:p>0.0743</text:p>
          </table:table-cell>
          <table:table-cell table:number-columns-repeated="2" office:value-type="float" office:value="0.111480968010113" calcext:value-type="float">
            <text:p>0.1115</text:p>
          </table:table-cell>
          <table:table-cell table:number-columns-repeated="2" office:value-type="float" office:value="0.0708042007505759" calcext:value-type="float">
            <text:p>0.0708</text:p>
          </table:table-cell>
          <table:table-cell office:value-type="float" office:value="0.0976710950912792" calcext:value-type="float">
            <text:p>0.0977</text:p>
          </table:table-cell>
          <table:table-cell table:number-columns-repeated="2" office:value-type="float" office:value="0.146506642636919" calcext:value-type="float">
            <text:p>0.1465</text:p>
          </table:table-cell>
          <table:table-cell office:value-type="float" office:value="0.108203480439182" calcext:value-type="float">
            <text:p>0.1082</text:p>
          </table:table-cell>
          <table:table-cell office:value-type="float" office:value="0.162305220658774" calcext:value-type="float">
            <text:p>0.1623</text:p>
          </table:table-cell>
          <table:table-cell office:value-type="float" office:value="0.108203480439182" calcext:value-type="float">
            <text:p>0.1082</text:p>
          </table:table-cell>
          <table:table-cell table:number-columns-repeated="2" office:value-type="float" office:value="0.111844280964536" calcext:value-type="float">
            <text:p>0.1118</text:p>
          </table:table-cell>
          <table:table-cell office:value-type="float" office:value="0.167766421446803" calcext:value-type="float">
            <text:p>0.1678</text:p>
          </table:table-cell>
          <table:table-cell office:value-type="float" office:value="0.0899864331906222" calcext:value-type="float">
            <text:p>0.0900</text:p>
          </table:table-cell>
          <table:table-cell table:number-columns-repeated="2" office:value-type="float" office:value="0.134979649785933" calcext:value-type="float">
            <text:p>0.1350</text:p>
          </table:table-cell>
          <table:table-cell table:number-columns-repeated="2" office:value-type="float" office:value="0.100694340686525" calcext:value-type="float">
            <text:p>0.100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3D</text:p>
          </table:table-cell>
          <table:table-cell table:number-columns-repeated="2" office:value-type="float" office:value="0.805962248259624" calcext:value-type="float">
            <text:p>0.8060</text:p>
          </table:table-cell>
          <table:table-cell office:value-type="float" office:value="0.708943372389436" calcext:value-type="float">
            <text:p>0.7089</text:p>
          </table:table-cell>
          <table:table-cell table:number-columns-repeated="3" office:value-type="float" office:value="0.807389947172156" calcext:value-type="float">
            <text:p>0.8074</text:p>
          </table:table-cell>
          <table:table-cell table:number-columns-repeated="3" office:value-type="float" office:value="0.807624490845429" calcext:value-type="float">
            <text:p>0.8076</text:p>
          </table:table-cell>
          <table:table-cell table:number-columns-repeated="3" office:value-type="float" office:value="0.807861875408571" calcext:value-type="float">
            <text:p>0.8079</text:p>
          </table:table-cell>
          <table:table-cell table:number-columns-repeated="2" office:value-type="float" office:value="0.807496006768893" calcext:value-type="float">
            <text:p>0.8075</text:p>
          </table:table-cell>
          <table:table-cell office:value-type="float" office:value="0.805882656267834" calcext:value-type="float">
            <text:p>0.8059</text:p>
          </table:table-cell>
          <table:table-cell table:number-columns-repeated="2" office:value-type="float" office:value="0.708823984401751" calcext:value-type="float">
            <text:p>0.7088</text:p>
          </table:table-cell>
          <table:table-cell office:value-type="float" office:value="0.806761434843477" calcext:value-type="float">
            <text:p>0.8068</text:p>
          </table:table-cell>
          <table:table-cell table:number-columns-repeated="2" office:value-type="float" office:value="0.710142152265216" calcext:value-type="float">
            <text:p>0.7101</text:p>
          </table:table-cell>
          <table:table-cell office:value-type="float" office:value="0.807041321845195" calcext:value-type="float">
            <text:p>0.8070</text:p>
          </table:table-cell>
          <table:table-cell table:number-columns-repeated="2" office:value-type="float" office:value="0.710561982767792" calcext:value-type="float">
            <text:p>0.7106</text:p>
          </table:table-cell>
          <table:table-cell office:value-type="float" office:value="0.807768049125003" calcext:value-type="float">
            <text:p>0.8078</text:p>
          </table:table-cell>
          <table:table-cell table:number-columns-repeated="2" office:value-type="float" office:value="0.711652073687505" calcext:value-type="float">
            <text:p>0.7117</text:p>
          </table:table-cell>
          <table:table-cell table:number-columns-repeated="2" office:value-type="float" office:value="0.811013192227638" calcext:value-type="float">
            <text:p>0.8110</text:p>
          </table:table-cell>
          <table:table-cell office:value-type="float" office:value="0.807819037136543" calcext:value-type="float">
            <text:p>0.8078</text:p>
          </table:table-cell>
          <table:table-cell table:number-columns-repeated="2" office:value-type="float" office:value="0.711728555704814" calcext:value-type="float">
            <text:p>0.7117</text:p>
          </table:table-cell>
          <table:table-cell office:value-type="float" office:value="0.8068921927973" calcext:value-type="float">
            <text:p>0.8069</text:p>
          </table:table-cell>
          <table:table-cell office:value-type="float" office:value="0.71033828919595" calcext:value-type="float">
            <text:p>0.7103</text:p>
          </table:table-cell>
          <table:table-cell office:value-type="float" office:value="0.8068921927973" calcext:value-type="float">
            <text:p>0.8069</text:p>
          </table:table-cell>
          <table:table-cell table:number-columns-repeated="2" office:value-type="float" office:value="0.806454457501865" calcext:value-type="float">
            <text:p>0.8065</text:p>
          </table:table-cell>
          <table:table-cell office:value-type="float" office:value="0.709681686252798" calcext:value-type="float">
            <text:p>0.7097</text:p>
          </table:table-cell>
          <table:table-cell office:value-type="float" office:value="0.806310836185605" calcext:value-type="float">
            <text:p>0.8063</text:p>
          </table:table-cell>
          <table:table-cell table:number-columns-repeated="2" office:value-type="float" office:value="0.709466254278407" calcext:value-type="float">
            <text:p>0.7095</text:p>
          </table:table-cell>
          <table:table-cell table:number-columns-repeated="2" office:value-type="float" office:value="0.811087629679945" calcext:value-type="float">
            <text:p>0.81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4D</text:p>
          </table:table-cell>
          <table:table-cell table:number-columns-repeated="2" office:value-type="float" office:value="0.0277645610703021" calcext:value-type="float">
            <text:p>0.0278</text:p>
          </table:table-cell>
          <table:table-cell office:value-type="float" office:value="0.0416468416054532" calcext:value-type="float">
            <text:p>0.0416</text:p>
          </table:table-cell>
          <table:table-cell table:number-columns-repeated="3" office:value-type="float" office:value="0.0321533759173118" calcext:value-type="float">
            <text:p>0.0322</text:p>
          </table:table-cell>
          <table:table-cell table:number-columns-repeated="3" office:value-type="float" office:value="0.0396668606883731" calcext:value-type="float">
            <text:p>0.0397</text:p>
          </table:table-cell>
          <table:table-cell table:number-columns-repeated="3" office:value-type="float" office:value="0.0343369511236508" calcext:value-type="float">
            <text:p>0.0343</text:p>
          </table:table-cell>
          <table:table-cell table:number-columns-repeated="2" office:value-type="float" office:value="0.0320771231767608" calcext:value-type="float">
            <text:p>0.0321</text:p>
          </table:table-cell>
          <table:table-cell office:value-type="float" office:value="0.0404679374129499" calcext:value-type="float">
            <text:p>0.0405</text:p>
          </table:table-cell>
          <table:table-cell table:number-columns-repeated="2" office:value-type="float" office:value="0.0607019061194249" calcext:value-type="float">
            <text:p>0.0607</text:p>
          </table:table-cell>
          <table:table-cell office:value-type="float" office:value="0.0392428375229265" calcext:value-type="float">
            <text:p>0.0392</text:p>
          </table:table-cell>
          <table:table-cell table:number-columns-repeated="2" office:value-type="float" office:value="0.0588642562843898" calcext:value-type="float">
            <text:p>0.0589</text:p>
          </table:table-cell>
          <table:table-cell office:value-type="float" office:value="0.041855535426546" calcext:value-type="float">
            <text:p>0.0419</text:p>
          </table:table-cell>
          <table:table-cell table:number-columns-repeated="2" office:value-type="float" office:value="0.062783303139819" calcext:value-type="float">
            <text:p>0.0628</text:p>
          </table:table-cell>
          <table:table-cell office:value-type="float" office:value="0.0471094592096975" calcext:value-type="float">
            <text:p>0.0471</text:p>
          </table:table-cell>
          <table:table-cell table:number-columns-repeated="2" office:value-type="float" office:value="0.0706641888145462" calcext:value-type="float">
            <text:p>0.0707</text:p>
          </table:table-cell>
          <table:table-cell table:number-columns-repeated="2" office:value-type="float" office:value="0.0468239843083944" calcext:value-type="float">
            <text:p>0.0468</text:p>
          </table:table-cell>
          <table:table-cell table:number-columns-repeated="3" office:value-type="float" office:value="0.0563715344034547" calcext:value-type="float">
            <text:p>0.0564</text:p>
          </table:table-cell>
          <table:table-cell table:number-columns-repeated="3" office:value-type="float" office:value="0.0516914459797489" calcext:value-type="float">
            <text:p>0.0517</text:p>
          </table:table-cell>
          <table:table-cell table:number-columns-repeated="3" office:value-type="float" office:value="0.0492020121043824" calcext:value-type="float">
            <text:p>0.0492</text:p>
          </table:table-cell>
          <table:table-cell table:number-columns-repeated="3" office:value-type="float" office:value="0.0448140277449662" calcext:value-type="float">
            <text:p>0.0448</text:p>
          </table:table-cell>
          <table:table-cell table:number-columns-repeated="2" office:value-type="float" office:value="0.0545293262948133" calcext:value-type="float">
            <text:p>0.054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5D</text:p>
          </table:table-cell>
          <table:table-cell table:number-columns-repeated="2" office:value-type="float" office:value="0.029914608986394" calcext:value-type="float">
            <text:p>0.0299</text:p>
          </table:table-cell>
          <table:table-cell office:value-type="float" office:value="0.044871913479591" calcext:value-type="float">
            <text:p>0.0449</text:p>
          </table:table-cell>
          <table:table-cell table:number-columns-repeated="3" office:value-type="float" office:value="0.0276869243297452" calcext:value-type="float">
            <text:p>0.0277</text:p>
          </table:table-cell>
          <table:table-cell table:number-columns-repeated="3" office:value-type="float" office:value="0.0249272621812181" calcext:value-type="float">
            <text:p>0.0249</text:p>
          </table:table-cell>
          <table:table-cell table:number-columns-repeated="3" office:value-type="float" office:value="0.0295871711411284" calcext:value-type="float">
            <text:p>0.0296</text:p>
          </table:table-cell>
          <table:table-cell table:number-columns-repeated="2" office:value-type="float" office:value="0.0334627965538546" calcext:value-type="float">
            <text:p>0.0335</text:p>
          </table:table-cell>
          <table:table-cell office:value-type="float" office:value="0.0404679374129499" calcext:value-type="float">
            <text:p>0.0405</text:p>
          </table:table-cell>
          <table:table-cell table:number-columns-repeated="2" office:value-type="float" office:value="0.0607019061194249" calcext:value-type="float">
            <text:p>0.0607</text:p>
          </table:table-cell>
          <table:table-cell office:value-type="float" office:value="0.0462252342893932" calcext:value-type="float">
            <text:p>0.0462</text:p>
          </table:table-cell>
          <table:table-cell table:number-columns-repeated="2" office:value-type="float" office:value="0.0693378514340898" calcext:value-type="float">
            <text:p>0.0693</text:p>
          </table:table-cell>
          <table:table-cell office:value-type="float" office:value="0.0389343678499016" calcext:value-type="float">
            <text:p>0.0389</text:p>
          </table:table-cell>
          <table:table-cell table:number-columns-repeated="2" office:value-type="float" office:value="0.0584015517748524" calcext:value-type="float">
            <text:p>0.0584</text:p>
          </table:table-cell>
          <table:table-cell office:value-type="float" office:value="0.0406854420447387" calcext:value-type="float">
            <text:p>0.0407</text:p>
          </table:table-cell>
          <table:table-cell table:number-columns-repeated="2" office:value-type="float" office:value="0.0610281630671081" calcext:value-type="float">
            <text:p>0.0610</text:p>
          </table:table-cell>
          <table:table-cell table:number-columns-repeated="2" office:value-type="float" office:value="0.0426671612116288" calcext:value-type="float">
            <text:p>0.0427</text:p>
          </table:table-cell>
          <table:table-cell office:value-type="float" office:value="0.0375810229356364" calcext:value-type="float">
            <text:p>0.0376</text:p>
          </table:table-cell>
          <table:table-cell table:number-columns-repeated="2" office:value-type="float" office:value="0.0563715344034547" calcext:value-type="float">
            <text:p>0.0564</text:p>
          </table:table-cell>
          <table:table-cell office:value-type="float" office:value="0.0344609639864992" calcext:value-type="float">
            <text:p>0.0345</text:p>
          </table:table-cell>
          <table:table-cell office:value-type="float" office:value="0.0516914459797489" calcext:value-type="float">
            <text:p>0.0517</text:p>
          </table:table-cell>
          <table:table-cell office:value-type="float" office:value="0.0344609639864992" calcext:value-type="float">
            <text:p>0.0345</text:p>
          </table:table-cell>
          <table:table-cell table:number-columns-repeated="2" office:value-type="float" office:value="0.0328013414029216" calcext:value-type="float">
            <text:p>0.0328</text:p>
          </table:table-cell>
          <table:table-cell office:value-type="float" office:value="0.0492020121043824" calcext:value-type="float">
            <text:p>0.0492</text:p>
          </table:table-cell>
          <table:table-cell office:value-type="float" office:value="0.0606974806165998" calcext:value-type="float">
            <text:p>0.0607</text:p>
          </table:table-cell>
          <table:table-cell table:number-columns-repeated="2" office:value-type="float" office:value="0.0910462209248997" calcext:value-type="float">
            <text:p>0.0910</text:p>
          </table:table-cell>
          <table:table-cell table:number-columns-repeated="2" office:value-type="float" office:value="0.0363528841965422" calcext:value-type="float">
            <text:p>0.036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EN</text:p>
          </table:table-cell>
          <table:table-cell office:value-type="float" office:value="1.11444333208042" calcext:value-type="float">
            <text:p>1.1144</text:p>
          </table:table-cell>
          <table:table-cell table:number-columns-repeated="2" office:value-type="float" office:value="0.60205559319287" calcext:value-type="float">
            <text:p>0.6021</text:p>
          </table:table-cell>
          <table:table-cell office:value-type="float" office:value="1.2939617036819" calcext:value-type="float">
            <text:p>1.2940</text:p>
          </table:table-cell>
          <table:table-cell table:number-columns-repeated="2" office:value-type="float" office:value="0.69903678244884" calcext:value-type="float">
            <text:p>0.6990</text:p>
          </table:table-cell>
          <table:table-cell office:value-type="float" office:value="1.22299638326498" calcext:value-type="float">
            <text:p>1.2230</text:p>
          </table:table-cell>
          <table:table-cell table:number-columns-repeated="2" office:value-type="float" office:value="0.746504285889017" calcext:value-type="float">
            <text:p>0.7465</text:p>
          </table:table-cell>
          <table:table-cell office:value-type="float" office:value="0.982711061504473" calcext:value-type="float">
            <text:p>0.9827</text:p>
          </table:table-cell>
          <table:table-cell table:number-columns-repeated="2" office:value-type="float" office:value="0.782837625266275" calcext:value-type="float">
            <text:p>0.7828</text:p>
          </table:table-cell>
          <table:table-cell table:number-columns-repeated="2" office:value-type="float" office:value="0.677549815982882" calcext:value-type="float">
            <text:p>0.6775</text:p>
          </table:table-cell>
          <table:table-cell office:value-type="float" office:value="1.16526464085369" calcext:value-type="float">
            <text:p>1.1653</text:p>
          </table:table-cell>
          <table:table-cell table:number-columns-repeated="2" office:value-type="float" office:value="0.570041629625738" calcext:value-type="float">
            <text:p>0.5700</text:p>
          </table:table-cell>
          <table:table-cell office:value-type="float" office:value="1.14343902832345" calcext:value-type="float">
            <text:p>1.1434</text:p>
          </table:table-cell>
          <table:table-cell table:number-columns-repeated="2" office:value-type="float" office:value="0.581582409622759" calcext:value-type="float">
            <text:p>0.5816</text:p>
          </table:table-cell>
          <table:table-cell office:value-type="float" office:value="1.2062123334296" calcext:value-type="float">
            <text:p>1.2062</text:p>
          </table:table-cell>
          <table:table-cell table:number-columns-repeated="2" office:value-type="float" office:value="0.736259476249238" calcext:value-type="float">
            <text:p>0.7363</text:p>
          </table:table-cell>
          <table:table-cell office:value-type="float" office:value="0.783446456781501" calcext:value-type="float">
            <text:p>0.7834</text:p>
          </table:table-cell>
          <table:table-cell table:number-columns-repeated="2" office:value-type="float" office:value="0.552390422793023" calcext:value-type="float">
            <text:p>0.5524</text:p>
          </table:table-cell>
          <table:table-cell table:number-columns-repeated="2" office:value-type="float" office:value="0.725279525397261" calcext:value-type="float">
            <text:p>0.7253</text:p>
          </table:table-cell>
          <table:table-cell office:value-type="float" office:value="0.720451472591021" calcext:value-type="float">
            <text:p>0.7205</text:p>
          </table:table-cell>
          <table:table-cell table:number-columns-repeated="2" office:value-type="float" office:value="0.389209416227333" calcext:value-type="float">
            <text:p>0.3892</text:p>
          </table:table-cell>
          <table:table-cell office:value-type="float" office:value="0.674378818858859" calcext:value-type="float">
            <text:p>0.6744</text:p>
          </table:table-cell>
          <table:table-cell table:number-columns-repeated="2" office:value-type="float" office:value="0.364319591797315" calcext:value-type="float">
            <text:p>0.3643</text:p>
          </table:table-cell>
          <table:table-cell office:value-type="float" office:value="0.483493832768376" calcext:value-type="float">
            <text:p>0.4835</text:p>
          </table:table-cell>
          <table:table-cell table:number-columns-repeated="2" office:value-type="float" office:value="0.295119612209269" calcext:value-type="float">
            <text:p>0.2951</text:p>
          </table:table-cell>
          <table:table-cell office:value-type="float" office:value="0.431615102498806" calcext:value-type="float">
            <text:p>0.4316</text:p>
          </table:table-cell>
          <table:table-cell table:number-columns-repeated="2" office:value-type="float" office:value="0.263453374252518" calcext:value-type="float">
            <text:p>0.2635</text:p>
          </table:table-cell>
          <table:table-cell table:number-columns-repeated="2" office:value-type="float" office:value="0.503653300661226" calcext:value-type="float">
            <text:p>0.503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NN</text:p>
          </table:table-cell>
          <table:table-cell office:value-type="float" office:value="1.29419225660952" calcext:value-type="float">
            <text:p>1.2942</text:p>
          </table:table-cell>
          <table:table-cell table:number-columns-repeated="2" office:value-type="float" office:value="0.69916133403043" calcext:value-type="float">
            <text:p>0.6992</text:p>
          </table:table-cell>
          <table:table-cell office:value-type="float" office:value="1.26728208092557" calcext:value-type="float">
            <text:p>1.2673</text:p>
          </table:table-cell>
          <table:table-cell table:number-columns-repeated="2" office:value-type="float" office:value="0.684623652913812" calcext:value-type="float">
            <text:p>0.6846</text:p>
          </table:table-cell>
          <table:table-cell office:value-type="float" office:value="1.1071335680083" calcext:value-type="float">
            <text:p>1.1071</text:p>
          </table:table-cell>
          <table:table-cell table:number-columns-repeated="2" office:value-type="float" office:value="0.675782827225846" calcext:value-type="float">
            <text:p>0.6758</text:p>
          </table:table-cell>
          <table:table-cell office:value-type="float" office:value="0.876472027828314" calcext:value-type="float">
            <text:p>0.8765</text:p>
          </table:table-cell>
          <table:table-cell table:number-columns-repeated="2" office:value-type="float" office:value="0.698206530642894" calcext:value-type="float">
            <text:p>0.6982</text:p>
          </table:table-cell>
          <table:table-cell table:number-columns-repeated="2" office:value-type="float" office:value="0.745962612936493" calcext:value-type="float">
            <text:p>0.7460</text:p>
          </table:table-cell>
          <table:table-cell office:value-type="float" office:value="1.19718969950722" calcext:value-type="float">
            <text:p>1.1972</text:p>
          </table:table-cell>
          <table:table-cell table:number-columns-repeated="2" office:value-type="float" office:value="0.585659208519594" calcext:value-type="float">
            <text:p>0.5857</text:p>
          </table:table-cell>
          <table:table-cell office:value-type="float" office:value="1.15910257665665" calcext:value-type="float">
            <text:p>1.1591</text:p>
          </table:table-cell>
          <table:table-cell table:number-columns-repeated="2" office:value-type="float" office:value="0.589549291946358" calcext:value-type="float">
            <text:p>0.5895</text:p>
          </table:table-cell>
          <table:table-cell office:value-type="float" office:value="1.17605702509386" calcext:value-type="float">
            <text:p>1.1761</text:p>
          </table:table-cell>
          <table:table-cell table:number-columns-repeated="2" office:value-type="float" office:value="0.717852989343007" calcext:value-type="float">
            <text:p>0.7179</text:p>
          </table:table-cell>
          <table:table-cell office:value-type="float" office:value="0.919698014482631" calcext:value-type="float">
            <text:p>0.9197</text:p>
          </table:table-cell>
          <table:table-cell table:number-columns-repeated="2" office:value-type="float" office:value="0.648458322409201" calcext:value-type="float">
            <text:p>0.6485</text:p>
          </table:table-cell>
          <table:table-cell table:number-columns-repeated="2" office:value-type="float" office:value="1.18521288296626" calcext:value-type="float">
            <text:p>1.1852</text:p>
          </table:table-cell>
          <table:table-cell office:value-type="float" office:value="0.766049667058808" calcext:value-type="float">
            <text:p>0.7660</text:p>
          </table:table-cell>
          <table:table-cell table:number-columns-repeated="2" office:value-type="float" office:value="0.413842923583494" calcext:value-type="float">
            <text:p>0.4138</text:p>
          </table:table-cell>
          <table:table-cell office:value-type="float" office:value="0.603391574768453" calcext:value-type="float">
            <text:p>0.6034</text:p>
          </table:table-cell>
          <table:table-cell table:number-columns-repeated="2" office:value-type="float" office:value="0.325970161081808" calcext:value-type="float">
            <text:p>0.3260</text:p>
          </table:table-cell>
          <table:table-cell office:value-type="float" office:value="0.43744680107615" calcext:value-type="float">
            <text:p>0.4374</text:p>
          </table:table-cell>
          <table:table-cell table:number-columns-repeated="2" office:value-type="float" office:value="0.267012982475053" calcext:value-type="float">
            <text:p>0.2670</text:p>
          </table:table-cell>
          <table:table-cell office:value-type="float" office:value="0.4116944054604" calcext:value-type="float">
            <text:p>0.4117</text:p>
          </table:table-cell>
          <table:table-cell table:number-columns-repeated="2" office:value-type="float" office:value="0.251293987748556" calcext:value-type="float">
            <text:p>0.2513</text:p>
          </table:table-cell>
          <table:table-cell table:number-columns-repeated="2" office:value-type="float" office:value="0.603212674047748" calcext:value-type="float">
            <text:p>0.603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SN</text:p>
          </table:table-cell>
          <table:table-cell office:value-type="float" office:value="1.46195791950335" calcext:value-type="float">
            <text:p>1.4620</text:p>
          </table:table-cell>
          <table:table-cell table:number-columns-repeated="2" office:value-type="float" office:value="0.789793358812152" calcext:value-type="float">
            <text:p>0.7898</text:p>
          </table:table-cell>
          <table:table-cell office:value-type="float" office:value="1.69415604502681" calcext:value-type="float">
            <text:p>1.6942</text:p>
          </table:table-cell>
          <table:table-cell table:number-columns-repeated="2" office:value-type="float" office:value="0.915233725474254" calcext:value-type="float">
            <text:p>0.9152</text:p>
          </table:table-cell>
          <table:table-cell office:value-type="float" office:value="1.53196389061614" calcext:value-type="float">
            <text:p>1.5320</text:p>
          </table:table-cell>
          <table:table-cell table:number-columns-repeated="2" office:value-type="float" office:value="0.935094842324136" calcext:value-type="float">
            <text:p>0.9351</text:p>
          </table:table-cell>
          <table:table-cell office:value-type="float" office:value="1.15092286482506" calcext:value-type="float">
            <text:p>1.1509</text:p>
          </table:table-cell>
          <table:table-cell table:number-columns-repeated="2" office:value-type="float" office:value="0.916836858419962" calcext:value-type="float">
            <text:p>0.9168</text:p>
          </table:table-cell>
          <table:table-cell table:number-columns-repeated="2" office:value-type="float" office:value="0.928177466361016" calcext:value-type="float">
            <text:p>0.9282</text:p>
          </table:table-cell>
          <table:table-cell office:value-type="float" office:value="1.21315222883398" calcext:value-type="float">
            <text:p>1.2132</text:p>
          </table:table-cell>
          <table:table-cell table:number-columns-repeated="2" office:value-type="float" office:value="0.593467997966522" calcext:value-type="float">
            <text:p>0.5935</text:p>
          </table:table-cell>
          <table:table-cell office:value-type="float" office:value="1.31573805998863" calcext:value-type="float">
            <text:p>1.3157</text:p>
          </table:table-cell>
          <table:table-cell table:number-columns-repeated="2" office:value-type="float" office:value="0.669218115182353" calcext:value-type="float">
            <text:p>0.6692</text:p>
          </table:table-cell>
          <table:table-cell office:value-type="float" office:value="1.37206652927617" calcext:value-type="float">
            <text:p>1.3721</text:p>
          </table:table-cell>
          <table:table-cell table:number-columns-repeated="2" office:value-type="float" office:value="0.837495154233508" calcext:value-type="float">
            <text:p>0.8375</text:p>
          </table:table-cell>
          <table:table-cell office:value-type="float" office:value="1.02188668275848" calcext:value-type="float">
            <text:p>1.0219</text:p>
          </table:table-cell>
          <table:table-cell table:number-columns-repeated="2" office:value-type="float" office:value="0.720509247121334" calcext:value-type="float">
            <text:p>0.7205</text:p>
          </table:table-cell>
          <table:table-cell table:number-columns-repeated="2" office:value-type="float" office:value="1.22943724427097" calcext:value-type="float">
            <text:p>1.2294</text:p>
          </table:table-cell>
          <table:table-cell office:value-type="float" office:value="0.738690750378136" calcext:value-type="float">
            <text:p>0.7387</text:p>
          </table:table-cell>
          <table:table-cell table:number-columns-repeated="2" office:value-type="float" office:value="0.399062819169797" calcext:value-type="float">
            <text:p>0.3991</text:p>
          </table:table-cell>
          <table:table-cell office:value-type="float" office:value="0.692125629881461" calcext:value-type="float">
            <text:p>0.6921</text:p>
          </table:table-cell>
          <table:table-cell table:number-columns-repeated="2" office:value-type="float" office:value="0.373906949476191" calcext:value-type="float">
            <text:p>0.3739</text:p>
          </table:table-cell>
          <table:table-cell office:value-type="float" office:value="0.452795811640226" calcext:value-type="float">
            <text:p>0.4528</text:p>
          </table:table-cell>
          <table:table-cell table:number-columns-repeated="2" office:value-type="float" office:value="0.276381859053125" calcext:value-type="float">
            <text:p>0.2764</text:p>
          </table:table-cell>
          <table:table-cell office:value-type="float" office:value="0.405054173114264" calcext:value-type="float">
            <text:p>0.4051</text:p>
          </table:table-cell>
          <table:table-cell table:number-columns-repeated="2" office:value-type="float" office:value="0.247240858913902" calcext:value-type="float">
            <text:p>0.2472</text:p>
          </table:table-cell>
          <table:table-cell table:number-columns-repeated="2" office:value-type="float" office:value="0.556361204218796" calcext:value-type="float">
            <text:p>0.556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1WN</text:p>
          </table:table-cell>
          <table:table-cell office:value-type="float" office:value="1.06651028553933" calcext:value-type="float">
            <text:p>1.0665</text:p>
          </table:table-cell>
          <table:table-cell table:number-columns-repeated="2" office:value-type="float" office:value="0.576160728969521" calcext:value-type="float">
            <text:p>0.5762</text:p>
          </table:table-cell>
          <table:table-cell office:value-type="float" office:value="1.2939617036819" calcext:value-type="float">
            <text:p>1.2940</text:p>
          </table:table-cell>
          <table:table-cell table:number-columns-repeated="2" office:value-type="float" office:value="0.69903678244884" calcext:value-type="float">
            <text:p>0.6990</text:p>
          </table:table-cell>
          <table:table-cell office:value-type="float" office:value="1.3131119062424" calcext:value-type="float">
            <text:p>1.3131</text:p>
          </table:table-cell>
          <table:table-cell table:number-columns-repeated="2" office:value-type="float" office:value="0.80150986484926" calcext:value-type="float">
            <text:p>0.8015</text:p>
          </table:table-cell>
          <table:table-cell office:value-type="float" office:value="1.00927081992351" calcext:value-type="float">
            <text:p>1.0093</text:p>
          </table:table-cell>
          <table:table-cell table:number-columns-repeated="2" office:value-type="float" office:value="0.803995398922121" calcext:value-type="float">
            <text:p>0.8040</text:p>
          </table:table-cell>
          <table:table-cell table:number-columns-repeated="2" office:value-type="float" office:value="0.545986744918245" calcext:value-type="float">
            <text:p>0.5460</text:p>
          </table:table-cell>
          <table:table-cell office:value-type="float" office:value="1.18122717018046" calcext:value-type="float">
            <text:p>1.1812</text:p>
          </table:table-cell>
          <table:table-cell table:number-columns-repeated="2" office:value-type="float" office:value="0.577850419072666" calcext:value-type="float">
            <text:p>0.5779</text:p>
          </table:table-cell>
          <table:table-cell office:value-type="float" office:value="1.17476612498985" calcext:value-type="float">
            <text:p>1.1748</text:p>
          </table:table-cell>
          <table:table-cell table:number-columns-repeated="2" office:value-type="float" office:value="0.597516174269958" calcext:value-type="float">
            <text:p>0.5975</text:p>
          </table:table-cell>
          <table:table-cell office:value-type="float" office:value="1.11574640842238" calcext:value-type="float">
            <text:p>1.1157</text:p>
          </table:table-cell>
          <table:table-cell table:number-columns-repeated="2" office:value-type="float" office:value="0.681040015530545" calcext:value-type="float">
            <text:p>0.6810</text:p>
          </table:table-cell>
          <table:table-cell office:value-type="float" office:value="1.14678394398452" calcext:value-type="float">
            <text:p>1.1468</text:p>
          </table:table-cell>
          <table:table-cell table:number-columns-repeated="2" office:value-type="float" office:value="0.808571488436164" calcext:value-type="float">
            <text:p>0.8086</text:p>
          </table:table-cell>
          <table:table-cell table:number-columns-repeated="2" office:value-type="float" office:value="0.937556459659874" calcext:value-type="float">
            <text:p>0.9376</text:p>
          </table:table-cell>
          <table:table-cell office:value-type="float" office:value="0.647494361442563" calcext:value-type="float">
            <text:p>0.6475</text:p>
          </table:table-cell>
          <table:table-cell table:number-columns-repeated="2" office:value-type="float" office:value="0.349795804457477" calcext:value-type="float">
            <text:p>0.3498</text:p>
          </table:table-cell>
          <table:table-cell office:value-type="float" office:value="0.674378818858859" calcext:value-type="float">
            <text:p>0.6744</text:p>
          </table:table-cell>
          <table:table-cell table:number-columns-repeated="2" office:value-type="float" office:value="0.364319591797315" calcext:value-type="float">
            <text:p>0.3643</text:p>
          </table:table-cell>
          <table:table-cell office:value-type="float" office:value="0.498842843332452" calcext:value-type="float">
            <text:p>0.4988</text:p>
          </table:table-cell>
          <table:table-cell table:number-columns-repeated="2" office:value-type="float" office:value="0.304488488787341" calcext:value-type="float">
            <text:p>0.3045</text:p>
          </table:table-cell>
          <table:table-cell office:value-type="float" office:value="0.524578355344703" calcext:value-type="float">
            <text:p>0.5246</text:p>
          </table:table-cell>
          <table:table-cell table:number-columns-repeated="2" office:value-type="float" office:value="0.320197177937676" calcext:value-type="float">
            <text:p>0.3202</text:p>
          </table:table-cell>
          <table:table-cell table:number-columns-repeated="2" office:value-type="float" office:value="0.48022756574675" calcext:value-type="float">
            <text:p>0.480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EN</text:p>
          </table:table-cell>
          <table:table-cell office:value-type="float" office:value="0.412195147889209" calcext:value-type="float">
            <text:p>0.4122</text:p>
          </table:table-cell>
          <table:table-cell table:number-columns-repeated="2" office:value-type="float" office:value="0.222680137365435" calcext:value-type="float">
            <text:p>0.2227</text:p>
          </table:table-cell>
          <table:table-cell office:value-type="float" office:value="0.395137404207775" calcext:value-type="float">
            <text:p>0.3951</text:p>
          </table:table-cell>
          <table:table-cell table:number-columns-repeated="2" office:value-type="float" office:value="0.213465034457074" calcext:value-type="float">
            <text:p>0.2135</text:p>
          </table:table-cell>
          <table:table-cell office:value-type="float" office:value="0.321188532698129" calcext:value-type="float">
            <text:p>0.3212</text:p>
          </table:table-cell>
          <table:table-cell table:number-columns-repeated="2" office:value-type="float" office:value="0.196050143335222" calcext:value-type="float">
            <text:p>0.1961</text:p>
          </table:table-cell>
          <table:table-cell office:value-type="float" office:value="0.292374406224352" calcext:value-type="float">
            <text:p>0.2924</text:p>
          </table:table-cell>
          <table:table-cell table:number-columns-repeated="2" office:value-type="float" office:value="0.232908425297365" calcext:value-type="float">
            <text:p>0.2329</text:p>
          </table:table-cell>
          <table:table-cell table:number-columns-repeated="2" office:value-type="float" office:value="0.205160882616654" calcext:value-type="float">
            <text:p>0.2052</text:p>
          </table:table-cell>
          <table:table-cell office:value-type="float" office:value="1.4025406954526" calcext:value-type="float">
            <text:p>1.4025</text:p>
          </table:table-cell>
          <table:table-cell table:number-columns-repeated="2" office:value-type="float" office:value="0.848177182683679" calcext:value-type="float">
            <text:p>0.8482</text:p>
          </table:table-cell>
          <table:table-cell office:value-type="float" office:value="1.28338936507467" calcext:value-type="float">
            <text:p>1.2834</text:p>
          </table:table-cell>
          <table:table-cell table:number-columns-repeated="2" office:value-type="float" office:value="0.753124013983333" calcext:value-type="float">
            <text:p>0.7531</text:p>
          </table:table-cell>
          <table:table-cell office:value-type="float" office:value="1.15724048556652" calcext:value-type="float">
            <text:p>1.1572</text:p>
          </table:table-cell>
          <table:table-cell table:number-columns-repeated="2" office:value-type="float" office:value="0.706367569112033" calcext:value-type="float">
            <text:p>0.7064</text:p>
          </table:table-cell>
          <table:table-cell office:value-type="float" office:value="0.803128475001895" calcext:value-type="float">
            <text:p>0.8031</text:p>
          </table:table-cell>
          <table:table-cell table:number-columns-repeated="2" office:value-type="float" office:value="0.752582638973957" calcext:value-type="float">
            <text:p>0.7526</text:p>
          </table:table-cell>
          <table:table-cell table:number-columns-repeated="2" office:value-type="float" office:value="0.776544372146115" calcext:value-type="float">
            <text:p>0.7765</text:p>
          </table:table-cell>
          <table:table-cell office:value-type="float" office:value="2.32229779336412" calcext:value-type="float">
            <text:p>2.3223</text:p>
          </table:table-cell>
          <table:table-cell table:number-columns-repeated="2" office:value-type="float" office:value="1.25457466997832" calcext:value-type="float">
            <text:p>1.2546</text:p>
          </table:table-cell>
          <table:table-cell office:value-type="float" office:value="2.22548981128501" calcext:value-type="float">
            <text:p>2.2255</text:p>
          </table:table-cell>
          <table:table-cell table:number-columns-repeated="2" office:value-type="float" office:value="1.20227610494707" calcext:value-type="float">
            <text:p>1.2023</text:p>
          </table:table-cell>
          <table:table-cell office:value-type="float" office:value="1.66766979869133" calcext:value-type="float">
            <text:p>1.6677</text:p>
          </table:table-cell>
          <table:table-cell table:number-columns-repeated="2" office:value-type="float" office:value="1.01792831868172" calcext:value-type="float">
            <text:p>1.0179</text:p>
          </table:table-cell>
          <table:table-cell office:value-type="float" office:value="1.62536616845969" calcext:value-type="float">
            <text:p>1.6254</text:p>
          </table:table-cell>
          <table:table-cell table:number-columns-repeated="2" office:value-type="float" office:value="0.992106622306566" calcext:value-type="float">
            <text:p>0.9921</text:p>
          </table:table-cell>
          <table:table-cell table:number-columns-repeated="2" office:value-type="float" office:value="1.74336974504894" calcext:value-type="float">
            <text:p>1.743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NN</text:p>
          </table:table-cell>
          <table:table-cell office:value-type="float" office:value="0.478678236258436" calcext:value-type="float">
            <text:p>0.4787</text:p>
          </table:table-cell>
          <table:table-cell table:number-columns-repeated="2" office:value-type="float" office:value="0.258596288553408" calcext:value-type="float">
            <text:p>0.2586</text:p>
          </table:table-cell>
          <table:table-cell office:value-type="float" office:value="0.386990241234419" calcext:value-type="float">
            <text:p>0.3870</text:p>
          </table:table-cell>
          <table:table-cell table:number-columns-repeated="2" office:value-type="float" office:value="0.209063693540433" calcext:value-type="float">
            <text:p>0.2091</text:p>
          </table:table-cell>
          <table:table-cell office:value-type="float" office:value="0.290760145389886" calcext:value-type="float">
            <text:p>0.2908</text:p>
          </table:table-cell>
          <table:table-cell table:number-columns-repeated="2" office:value-type="float" office:value="0.177476971861359" calcext:value-type="float">
            <text:p>0.1775</text:p>
          </table:table-cell>
          <table:table-cell office:value-type="float" office:value="0.260766362308206" calcext:value-type="float">
            <text:p>0.2608</text:p>
          </table:table-cell>
          <table:table-cell table:number-columns-repeated="2" office:value-type="float" office:value="0.207729136076029" calcext:value-type="float">
            <text:p>0.2077</text:p>
          </table:table-cell>
          <table:table-cell table:number-columns-repeated="2" office:value-type="float" office:value="0.225876156201248" calcext:value-type="float">
            <text:p>0.2259</text:p>
          </table:table-cell>
          <table:table-cell office:value-type="float" office:value="1.44096646793075" calcext:value-type="float">
            <text:p>1.4410</text:p>
          </table:table-cell>
          <table:table-cell table:number-columns-repeated="2" office:value-type="float" office:value="0.871414913716109" calcext:value-type="float">
            <text:p>0.8714</text:p>
          </table:table-cell>
          <table:table-cell office:value-type="float" office:value="1.30097004130857" calcext:value-type="float">
            <text:p>1.3010</text:p>
          </table:table-cell>
          <table:table-cell table:number-columns-repeated="2" office:value-type="float" office:value="0.763440781298173" calcext:value-type="float">
            <text:p>0.7634</text:p>
          </table:table-cell>
          <table:table-cell office:value-type="float" office:value="1.12830947342736" calcext:value-type="float">
            <text:p>1.1283</text:p>
          </table:table-cell>
          <table:table-cell table:number-columns-repeated="2" office:value-type="float" office:value="0.688708379884232" calcext:value-type="float">
            <text:p>0.6887</text:p>
          </table:table-cell>
          <table:table-cell office:value-type="float" office:value="0.942802992393529" calcext:value-type="float">
            <text:p>0.9428</text:p>
          </table:table-cell>
          <table:table-cell table:number-columns-repeated="2" office:value-type="float" office:value="0.883466576186819" calcext:value-type="float">
            <text:p>0.8835</text:p>
          </table:table-cell>
          <table:table-cell table:number-columns-repeated="2" office:value-type="float" office:value="1.26898714472658" calcext:value-type="float">
            <text:p>1.2690</text:p>
          </table:table-cell>
          <table:table-cell office:value-type="float" office:value="2.46927866636185" calcext:value-type="float">
            <text:p>2.4693</text:p>
          </table:table-cell>
          <table:table-cell table:number-columns-repeated="2" office:value-type="float" office:value="1.33397813010353" calcext:value-type="float">
            <text:p>1.3340</text:p>
          </table:table-cell>
          <table:table-cell office:value-type="float" office:value="1.99122772588659" calcext:value-type="float">
            <text:p>1.9912</text:p>
          </table:table-cell>
          <table:table-cell table:number-columns-repeated="2" office:value-type="float" office:value="1.07572072547896" calcext:value-type="float">
            <text:p>1.0757</text:p>
          </table:table-cell>
          <table:table-cell office:value-type="float" office:value="1.50884410357787" calcext:value-type="float">
            <text:p>1.5088</text:p>
          </table:table-cell>
          <table:table-cell table:number-columns-repeated="2" office:value-type="float" office:value="0.920982764521556" calcext:value-type="float">
            <text:p>0.9210</text:p>
          </table:table-cell>
          <table:table-cell office:value-type="float" office:value="1.55034926837694" calcext:value-type="float">
            <text:p>1.5503</text:p>
          </table:table-cell>
          <table:table-cell table:number-columns-repeated="2" office:value-type="float" office:value="0.946317085892417" calcext:value-type="float">
            <text:p>0.9463</text:p>
          </table:table-cell>
          <table:table-cell table:number-columns-repeated="2" office:value-type="float" office:value="2.08798934581443" calcext:value-type="float">
            <text:p>2.088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SN</text:p>
          </table:table-cell>
          <table:table-cell office:value-type="float" office:value="0.540729118736382" calcext:value-type="float">
            <text:p>0.5407</text:p>
          </table:table-cell>
          <table:table-cell table:number-columns-repeated="2" office:value-type="float" office:value="0.292118029662183" calcext:value-type="float">
            <text:p>0.2921</text:p>
          </table:table-cell>
          <table:table-cell office:value-type="float" office:value="0.517344848808117" calcext:value-type="float">
            <text:p>0.5173</text:p>
          </table:table-cell>
          <table:table-cell table:number-columns-repeated="2" office:value-type="float" office:value="0.279485148206684" calcext:value-type="float">
            <text:p>0.2795</text:p>
          </table:table-cell>
          <table:table-cell office:value-type="float" office:value="0.402330898853446" calcext:value-type="float">
            <text:p>0.4023</text:p>
          </table:table-cell>
          <table:table-cell table:number-columns-repeated="2" office:value-type="float" office:value="0.245578600598857" calcext:value-type="float">
            <text:p>0.2456</text:p>
          </table:table-cell>
          <table:table-cell office:value-type="float" office:value="0.342420475758251" calcext:value-type="float">
            <text:p>0.3424</text:p>
          </table:table-cell>
          <table:table-cell table:number-columns-repeated="2" office:value-type="float" office:value="0.272775633231149" calcext:value-type="float">
            <text:p>0.2728</text:p>
          </table:table-cell>
          <table:table-cell table:number-columns-repeated="2" office:value-type="float" office:value="0.281050490652523" calcext:value-type="float">
            <text:p>0.2811</text:p>
          </table:table-cell>
          <table:table-cell office:value-type="float" office:value="1.46017935416983" calcext:value-type="float">
            <text:p>1.4602</text:p>
          </table:table-cell>
          <table:table-cell table:number-columns-repeated="2" office:value-type="float" office:value="0.883033779232323" calcext:value-type="float">
            <text:p>0.8830</text:p>
          </table:table-cell>
          <table:table-cell office:value-type="float" office:value="1.47677680364757" calcext:value-type="float">
            <text:p>1.4768</text:p>
          </table:table-cell>
          <table:table-cell table:number-columns-repeated="2" office:value-type="float" office:value="0.866608454446575" calcext:value-type="float">
            <text:p>0.8666</text:p>
          </table:table-cell>
          <table:table-cell office:value-type="float" office:value="1.31636105233192" calcext:value-type="float">
            <text:p>1.3164</text:p>
          </table:table-cell>
          <table:table-cell table:number-columns-repeated="2" office:value-type="float" office:value="0.803493109864937" calcext:value-type="float">
            <text:p>0.8035</text:p>
          </table:table-cell>
          <table:table-cell office:value-type="float" office:value="1.04755888043725" calcext:value-type="float">
            <text:p>1.0476</text:p>
          </table:table-cell>
          <table:table-cell table:number-columns-repeated="2" office:value-type="float" office:value="0.981629529096466" calcext:value-type="float">
            <text:p>0.9816</text:p>
          </table:table-cell>
          <table:table-cell table:number-columns-repeated="2" office:value-type="float" office:value="1.31633741132085" calcext:value-type="float">
            <text:p>1.3163</text:p>
          </table:table-cell>
          <table:table-cell office:value-type="float" office:value="2.38109014256321" calcext:value-type="float">
            <text:p>2.3811</text:p>
          </table:table-cell>
          <table:table-cell table:number-columns-repeated="2" office:value-type="float" office:value="1.2863360540284" calcext:value-type="float">
            <text:p>1.2863</text:p>
          </table:table-cell>
          <table:table-cell office:value-type="float" office:value="2.28405533263461" calcext:value-type="float">
            <text:p>2.2841</text:p>
          </table:table-cell>
          <table:table-cell table:number-columns-repeated="2" office:value-type="float" office:value="1.2339149498141" calcext:value-type="float">
            <text:p>1.2339</text:p>
          </table:table-cell>
          <table:table-cell office:value-type="float" office:value="1.56178600194902" calcext:value-type="float">
            <text:p>1.5618</text:p>
          </table:table-cell>
          <table:table-cell table:number-columns-repeated="2" office:value-type="float" office:value="0.953297949241611" calcext:value-type="float">
            <text:p>0.9533</text:p>
          </table:table-cell>
          <table:table-cell office:value-type="float" office:value="1.52534363501602" calcext:value-type="float">
            <text:p>1.5253</text:p>
          </table:table-cell>
          <table:table-cell table:number-columns-repeated="2" office:value-type="float" office:value="0.9310539070877" calcext:value-type="float">
            <text:p>0.9311</text:p>
          </table:table-cell>
          <table:table-cell table:number-columns-repeated="2" office:value-type="float" office:value="1.92581541604244" calcext:value-type="float">
            <text:p>1.925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2WN</text:p>
          </table:table-cell>
          <table:table-cell office:value-type="float" office:value="0.394466324324082" calcext:value-type="float">
            <text:p>0.3945</text:p>
          </table:table-cell>
          <table:table-cell table:number-columns-repeated="2" office:value-type="float" office:value="0.213102497048642" calcext:value-type="float">
            <text:p>0.2131</text:p>
          </table:table-cell>
          <table:table-cell office:value-type="float" office:value="0.395137404207775" calcext:value-type="float">
            <text:p>0.3951</text:p>
          </table:table-cell>
          <table:table-cell table:number-columns-repeated="2" office:value-type="float" office:value="0.213465034457074" calcext:value-type="float">
            <text:p>0.2135</text:p>
          </table:table-cell>
          <table:table-cell office:value-type="float" office:value="0.344855056160097" calcext:value-type="float">
            <text:p>0.3449</text:p>
          </table:table-cell>
          <table:table-cell table:number-columns-repeated="2" office:value-type="float" office:value="0.210495943370449" calcext:value-type="float">
            <text:p>0.2105</text:p>
          </table:table-cell>
          <table:table-cell office:value-type="float" office:value="0.300276417203389" calcext:value-type="float">
            <text:p>0.3003</text:p>
          </table:table-cell>
          <table:table-cell table:number-columns-repeated="2" office:value-type="float" office:value="0.2392032476027" calcext:value-type="float">
            <text:p>0.2392</text:p>
          </table:table-cell>
          <table:table-cell table:number-columns-repeated="2" office:value-type="float" office:value="0.165323818030896" calcext:value-type="float">
            <text:p>0.1653</text:p>
          </table:table-cell>
          <table:table-cell office:value-type="float" office:value="1.42175358169167" calcext:value-type="float">
            <text:p>1.4218</text:p>
          </table:table-cell>
          <table:table-cell table:number-columns-repeated="2" office:value-type="float" office:value="0.859796048199894" calcext:value-type="float">
            <text:p>0.8598</text:p>
          </table:table-cell>
          <table:table-cell office:value-type="float" office:value="1.31855071754247" calcext:value-type="float">
            <text:p>1.3186</text:p>
          </table:table-cell>
          <table:table-cell table:number-columns-repeated="2" office:value-type="float" office:value="0.773757548613013" calcext:value-type="float">
            <text:p>0.7738</text:p>
          </table:table-cell>
          <table:table-cell office:value-type="float" office:value="1.07044744914903" calcext:value-type="float">
            <text:p>1.0704</text:p>
          </table:table-cell>
          <table:table-cell table:number-columns-repeated="2" office:value-type="float" office:value="0.65339000142863" calcext:value-type="float">
            <text:p>0.6534</text:p>
          </table:table-cell>
          <table:table-cell office:value-type="float" office:value="1.17559385471292" calcext:value-type="float">
            <text:p>1.1756</text:p>
          </table:table-cell>
          <table:table-cell table:number-columns-repeated="2" office:value-type="float" office:value="1.10160647154159" calcext:value-type="float">
            <text:p>1.1016</text:p>
          </table:table-cell>
          <table:table-cell table:number-columns-repeated="2" office:value-type="float" office:value="1.00382565179864" calcext:value-type="float">
            <text:p>1.0038</text:p>
          </table:table-cell>
          <table:table-cell office:value-type="float" office:value="2.08712839656775" calcext:value-type="float">
            <text:p>2.0871</text:p>
          </table:table-cell>
          <table:table-cell table:number-columns-repeated="2" office:value-type="float" office:value="1.12752913377798" calcext:value-type="float">
            <text:p>1.1275</text:p>
          </table:table-cell>
          <table:table-cell office:value-type="float" office:value="2.22548981128501" calcext:value-type="float">
            <text:p>2.2255</text:p>
          </table:table-cell>
          <table:table-cell table:number-columns-repeated="2" office:value-type="float" office:value="1.20227610494707" calcext:value-type="float">
            <text:p>1.2023</text:p>
          </table:table-cell>
          <table:table-cell office:value-type="float" office:value="1.72061169706248" calcext:value-type="float">
            <text:p>1.7206</text:p>
          </table:table-cell>
          <table:table-cell table:number-columns-repeated="2" office:value-type="float" office:value="1.05024350340177" calcext:value-type="float">
            <text:p>1.0502</text:p>
          </table:table-cell>
          <table:table-cell office:value-type="float" office:value="1.97544503551255" calcext:value-type="float">
            <text:p>1.9754</text:p>
          </table:table-cell>
          <table:table-cell table:number-columns-repeated="2" office:value-type="float" office:value="1.2057911255726" calcext:value-type="float">
            <text:p>1.2058</text:p>
          </table:table-cell>
          <table:table-cell table:number-columns-repeated="2" office:value-type="float" office:value="1.66228278016295" calcext:value-type="float">
            <text:p>1.662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EN</text:p>
          </table:table-cell>
          <table:table-cell office:value-type="float" office:value="0.070878494763628" calcext:value-type="float">
            <text:p>0.0709</text:p>
          </table:table-cell>
          <table:table-cell table:number-columns-repeated="2" office:value-type="float" office:value="0.0382906810792013" calcext:value-type="float">
            <text:p>0.0383</text:p>
          </table:table-cell>
          <table:table-cell office:value-type="float" office:value="0.0864916855859263" calcext:value-type="float">
            <text:p>0.0865</text:p>
          </table:table-cell>
          <table:table-cell table:number-columns-repeated="2" office:value-type="float" office:value="0.0467253933625119" calcext:value-type="float">
            <text:p>0.0467</text:p>
          </table:table-cell>
          <table:table-cell office:value-type="float" office:value="0.0753680560588588" calcext:value-type="float">
            <text:p>0.0754</text:p>
          </table:table-cell>
          <table:table-cell table:number-columns-repeated="2" office:value-type="float" office:value="0.0460038783735891" calcext:value-type="float">
            <text:p>0.0460</text:p>
          </table:table-cell>
          <table:table-cell office:value-type="float" office:value="0.0705040529164795" calcext:value-type="float">
            <text:p>0.0705</text:p>
          </table:table-cell>
          <table:table-cell table:number-columns-repeated="2" office:value-type="float" office:value="0.0561642455436362" calcext:value-type="float">
            <text:p>0.0562</text:p>
          </table:table-cell>
          <table:table-cell table:number-columns-repeated="2" office:value-type="float" office:value="0.0498931005734076" calcext:value-type="float">
            <text:p>0.0499</text:p>
          </table:table-cell>
          <table:table-cell office:value-type="float" office:value="0.0771264947958796" calcext:value-type="float">
            <text:p>0.0771</text:p>
          </table:table-cell>
          <table:table-cell table:number-columns-repeated="2" office:value-type="float" office:value="0.0377298952009343" calcext:value-type="float">
            <text:p>0.0377</text:p>
          </table:table-cell>
          <table:table-cell office:value-type="float" office:value="0.0955352425438591" calcext:value-type="float">
            <text:p>0.0955</text:p>
          </table:table-cell>
          <table:table-cell table:number-columns-repeated="2" office:value-type="float" office:value="0.0485916740519332" calcext:value-type="float">
            <text:p>0.0486</text:p>
          </table:table-cell>
          <table:table-cell office:value-type="float" office:value="0.109741460153747" calcext:value-type="float">
            <text:p>0.1097</text:p>
          </table:table-cell>
          <table:table-cell table:number-columns-repeated="2" office:value-type="float" office:value="0.0669850471068324" calcext:value-type="float">
            <text:p>0.0670</text:p>
          </table:table-cell>
          <table:table-cell office:value-type="float" office:value="0.071971531857951" calcext:value-type="float">
            <text:p>0.0720</text:p>
          </table:table-cell>
          <table:table-cell table:number-columns-repeated="2" office:value-type="float" office:value="0.0507455034966901" calcext:value-type="float">
            <text:p>0.0507</text:p>
          </table:table-cell>
          <table:table-cell table:number-columns-repeated="2" office:value-type="float" office:value="0.0872301661025827" calcext:value-type="float">
            <text:p>0.0872</text:p>
          </table:table-cell>
          <table:table-cell office:value-type="float" office:value="0.067813822429815" calcext:value-type="float">
            <text:p>0.0678</text:p>
          </table:table-cell>
          <table:table-cell table:number-columns-repeated="2" office:value-type="float" office:value="0.0366350534965667" calcext:value-type="float">
            <text:p>0.0366</text:p>
          </table:table-cell>
          <table:table-cell office:value-type="float" office:value="0.0676885616426886" calcext:value-type="float">
            <text:p>0.0677</text:p>
          </table:table-cell>
          <table:table-cell table:number-columns-repeated="2" office:value-type="float" office:value="0.0365673838759352" calcext:value-type="float">
            <text:p>0.0366</text:p>
          </table:table-cell>
          <table:table-cell office:value-type="float" office:value="0.0451065188165983" calcext:value-type="float">
            <text:p>0.0451</text:p>
          </table:table-cell>
          <table:table-cell table:number-columns-repeated="2" office:value-type="float" office:value="0.0275325504464951" calcext:value-type="float">
            <text:p>0.0275</text:p>
          </table:table-cell>
          <table:table-cell office:value-type="float" office:value="0.0419589067562895" calcext:value-type="float">
            <text:p>0.0420</text:p>
          </table:table-cell>
          <table:table-cell table:number-columns-repeated="2" office:value-type="float" office:value="0.0256112807473455" calcext:value-type="float">
            <text:p>0.0256</text:p>
          </table:table-cell>
          <table:table-cell table:number-columns-repeated="2" office:value-type="float" office:value="0.0677723916156307" calcext:value-type="float">
            <text:p>0.06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NN</text:p>
          </table:table-cell>
          <table:table-cell office:value-type="float" office:value="0.0823105100480841" calcext:value-type="float">
            <text:p>0.0823</text:p>
          </table:table-cell>
          <table:table-cell table:number-columns-repeated="2" office:value-type="float" office:value="0.0444665973822983" calcext:value-type="float">
            <text:p>0.0445</text:p>
          </table:table-cell>
          <table:table-cell office:value-type="float" office:value="0.0847083518625051" calcext:value-type="float">
            <text:p>0.0847</text:p>
          </table:table-cell>
          <table:table-cell table:number-columns-repeated="2" office:value-type="float" office:value="0.045761983190089" calcext:value-type="float">
            <text:p>0.0458</text:p>
          </table:table-cell>
          <table:table-cell office:value-type="float" office:value="0.0682279244322301" calcext:value-type="float">
            <text:p>0.0682</text:p>
          </table:table-cell>
          <table:table-cell table:number-columns-repeated="2" office:value-type="float" office:value="0.0416456162118807" calcext:value-type="float">
            <text:p>0.0416</text:p>
          </table:table-cell>
          <table:table-cell office:value-type="float" office:value="0.062881993141725" calcext:value-type="float">
            <text:p>0.0629</text:p>
          </table:table-cell>
          <table:table-cell table:number-columns-repeated="2" office:value-type="float" office:value="0.0500924352145945" calcext:value-type="float">
            <text:p>0.0501</text:p>
          </table:table-cell>
          <table:table-cell table:number-columns-repeated="2" office:value-type="float" office:value="0.0549308505342177" calcext:value-type="float">
            <text:p>0.0549</text:p>
          </table:table-cell>
          <table:table-cell office:value-type="float" office:value="0.0792395494478215" calcext:value-type="float">
            <text:p>0.0792</text:p>
          </table:table-cell>
          <table:table-cell table:number-columns-repeated="2" office:value-type="float" office:value="0.038763590959864" calcext:value-type="float">
            <text:p>0.0388</text:p>
          </table:table-cell>
          <table:table-cell office:value-type="float" office:value="0.0968439444965147" calcext:value-type="float">
            <text:p>0.0968</text:p>
          </table:table-cell>
          <table:table-cell table:number-columns-repeated="2" office:value-type="float" office:value="0.0492573134225076" calcext:value-type="float">
            <text:p>0.0493</text:p>
          </table:table-cell>
          <table:table-cell office:value-type="float" office:value="0.106997923649903" calcext:value-type="float">
            <text:p>0.1070</text:p>
          </table:table-cell>
          <table:table-cell table:number-columns-repeated="2" office:value-type="float" office:value="0.0653104209291616" calcext:value-type="float">
            <text:p>0.0653</text:p>
          </table:table-cell>
          <table:table-cell office:value-type="float" office:value="0.0844883200071599" calcext:value-type="float">
            <text:p>0.0845</text:p>
          </table:table-cell>
          <table:table-cell table:number-columns-repeated="2" office:value-type="float" office:value="0.0595708084526361" calcext:value-type="float">
            <text:p>0.0596</text:p>
          </table:table-cell>
          <table:table-cell table:number-columns-repeated="2" office:value-type="float" office:value="0.142546856801782" calcext:value-type="float">
            <text:p>0.1425</text:p>
          </table:table-cell>
          <table:table-cell office:value-type="float" office:value="0.0721058365076514" calcext:value-type="float">
            <text:p>0.0721</text:p>
          </table:table-cell>
          <table:table-cell table:number-columns-repeated="2" office:value-type="float" office:value="0.0389537277685013" calcext:value-type="float">
            <text:p>0.0390</text:p>
          </table:table-cell>
          <table:table-cell office:value-type="float" office:value="0.0605634498908266" calcext:value-type="float">
            <text:p>0.0606</text:p>
          </table:table-cell>
          <table:table-cell table:number-columns-repeated="2" office:value-type="float" office:value="0.0327181855732052" calcext:value-type="float">
            <text:p>0.0327</text:p>
          </table:table-cell>
          <table:table-cell office:value-type="float" office:value="0.0408106598816842" calcext:value-type="float">
            <text:p>0.0408</text:p>
          </table:table-cell>
          <table:table-cell table:number-columns-repeated="2" office:value-type="float" office:value="0.0249104027849241" calcext:value-type="float">
            <text:p>0.0249</text:p>
          </table:table-cell>
          <table:table-cell office:value-type="float" office:value="0.0400223418290761" calcext:value-type="float">
            <text:p>0.0400</text:p>
          </table:table-cell>
          <table:table-cell table:number-columns-repeated="2" office:value-type="float" office:value="0.0244292216359296" calcext:value-type="float">
            <text:p>0.0244</text:p>
          </table:table-cell>
          <table:table-cell table:number-columns-repeated="2" office:value-type="float" office:value="0.0811692597256972" calcext:value-type="float">
            <text:p>0.081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SN</text:p>
          </table:table-cell>
          <table:table-cell office:value-type="float" office:value="0.0929803909802431" calcext:value-type="float">
            <text:p>0.0930</text:p>
          </table:table-cell>
          <table:table-cell table:number-columns-repeated="2" office:value-type="float" office:value="0.0502307859318555" calcext:value-type="float">
            <text:p>0.0502</text:p>
          </table:table-cell>
          <table:table-cell office:value-type="float" office:value="0.113241691437244" calcext:value-type="float">
            <text:p>0.1132</text:p>
          </table:table-cell>
          <table:table-cell table:number-columns-repeated="2" office:value-type="float" office:value="0.0611765459488558" calcext:value-type="float">
            <text:p>0.0612</text:p>
          </table:table-cell>
          <table:table-cell office:value-type="float" office:value="0.0944084070632021" calcext:value-type="float">
            <text:p>0.0944</text:p>
          </table:table-cell>
          <table:table-cell table:number-columns-repeated="2" office:value-type="float" office:value="0.0576259108048116" calcext:value-type="float">
            <text:p>0.0576</text:p>
          </table:table-cell>
          <table:table-cell office:value-type="float" office:value="0.0825723142265075" calcext:value-type="float">
            <text:p>0.0826</text:p>
          </table:table-cell>
          <table:table-cell table:number-columns-repeated="2" office:value-type="float" office:value="0.0657779452312856" calcext:value-type="float">
            <text:p>0.0658</text:p>
          </table:table-cell>
          <table:table-cell table:number-columns-repeated="2" office:value-type="float" office:value="0.0683487037952215" calcext:value-type="float">
            <text:p>0.0683</text:p>
          </table:table-cell>
          <table:table-cell office:value-type="float" office:value="0.0802960767737925" calcext:value-type="float">
            <text:p>0.0803</text:p>
          </table:table-cell>
          <table:table-cell table:number-columns-repeated="2" office:value-type="float" office:value="0.0392804388393289" calcext:value-type="float">
            <text:p>0.0393</text:p>
          </table:table-cell>
          <table:table-cell office:value-type="float" office:value="0.109930964023071" calcext:value-type="float">
            <text:p>0.1099</text:p>
          </table:table-cell>
          <table:table-cell table:number-columns-repeated="2" office:value-type="float" office:value="0.0559137071282519" calcext:value-type="float">
            <text:p>0.0559</text:p>
          </table:table-cell>
          <table:table-cell office:value-type="float" office:value="0.124830910924887" calcext:value-type="float">
            <text:p>0.1248</text:p>
          </table:table-cell>
          <table:table-cell table:number-columns-repeated="2" office:value-type="float" office:value="0.0761954910840219" calcext:value-type="float">
            <text:p>0.0762</text:p>
          </table:table-cell>
          <table:table-cell office:value-type="float" office:value="0.0938759111190666" calcext:value-type="float">
            <text:p>0.0939</text:p>
          </table:table-cell>
          <table:table-cell table:number-columns-repeated="2" office:value-type="float" office:value="0.0661897871695957" calcext:value-type="float">
            <text:p>0.0662</text:p>
          </table:table-cell>
          <table:table-cell table:number-columns-repeated="2" office:value-type="float" office:value="0.147865769369012" calcext:value-type="float">
            <text:p>0.1479</text:p>
          </table:table-cell>
          <table:table-cell office:value-type="float" office:value="0.0695306280609496" calcext:value-type="float">
            <text:p>0.0695</text:p>
          </table:table-cell>
          <table:table-cell table:number-columns-repeated="2" office:value-type="float" office:value="0.0375625232053406" calcext:value-type="float">
            <text:p>0.0376</text:p>
          </table:table-cell>
          <table:table-cell office:value-type="float" office:value="0.069469839580654" calcext:value-type="float">
            <text:p>0.0695</text:p>
          </table:table-cell>
          <table:table-cell table:number-columns-repeated="2" office:value-type="float" office:value="0.0375296834516177" calcext:value-type="float">
            <text:p>0.0375</text:p>
          </table:table-cell>
          <table:table-cell office:value-type="float" office:value="0.0422426128599889" calcext:value-type="float">
            <text:p>0.0422</text:p>
          </table:table-cell>
          <table:table-cell table:number-columns-repeated="2" office:value-type="float" office:value="0.0257844520054478" calcext:value-type="float">
            <text:p>0.0258</text:p>
          </table:table-cell>
          <table:table-cell office:value-type="float" office:value="0.0393768201866716" calcext:value-type="float">
            <text:p>0.0394</text:p>
          </table:table-cell>
          <table:table-cell table:number-columns-repeated="2" office:value-type="float" office:value="0.0240352019321242" calcext:value-type="float">
            <text:p>0.0240</text:p>
          </table:table-cell>
          <table:table-cell table:number-columns-repeated="2" office:value-type="float" office:value="0.0748648512033129" calcext:value-type="float">
            <text:p>0.074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3WN</text:p>
          </table:table-cell>
          <table:table-cell office:value-type="float" office:value="0.0678299573544396" calcext:value-type="float">
            <text:p>0.0678</text:p>
          </table:table-cell>
          <table:table-cell table:number-columns-repeated="2" office:value-type="float" office:value="0.0366437700650421" calcext:value-type="float">
            <text:p>0.0366</text:p>
          </table:table-cell>
          <table:table-cell office:value-type="float" office:value="0.0864916855859263" calcext:value-type="float">
            <text:p>0.0865</text:p>
          </table:table-cell>
          <table:table-cell table:number-columns-repeated="2" office:value-type="float" office:value="0.0467253933625119" calcext:value-type="float">
            <text:p>0.0467</text:p>
          </table:table-cell>
          <table:table-cell office:value-type="float" office:value="0.0809214917684589" calcext:value-type="float">
            <text:p>0.0809</text:p>
          </table:table-cell>
          <table:table-cell table:number-columns-repeated="2" office:value-type="float" office:value="0.0493936378326957" calcext:value-type="float">
            <text:p>0.0494</text:p>
          </table:table-cell>
          <table:table-cell office:value-type="float" office:value="0.0724095678601681" calcext:value-type="float">
            <text:p>0.0724</text:p>
          </table:table-cell>
          <table:table-cell table:number-columns-repeated="2" office:value-type="float" office:value="0.0576821981258967" calcext:value-type="float">
            <text:p>0.0577</text:p>
          </table:table-cell>
          <table:table-cell table:number-columns-repeated="2" office:value-type="float" office:value="0.040205119879542" calcext:value-type="float">
            <text:p>0.0402</text:p>
          </table:table-cell>
          <table:table-cell office:value-type="float" office:value="0.0781830221218506" calcext:value-type="float">
            <text:p>0.0782</text:p>
          </table:table-cell>
          <table:table-cell table:number-columns-repeated="2" office:value-type="float" office:value="0.0382467430803992" calcext:value-type="float">
            <text:p>0.0382</text:p>
          </table:table-cell>
          <table:table-cell office:value-type="float" office:value="0.0981526464491703" calcext:value-type="float">
            <text:p>0.0982</text:p>
          </table:table-cell>
          <table:table-cell table:number-columns-repeated="2" office:value-type="float" office:value="0.049922952793082" calcext:value-type="float">
            <text:p>0.0499</text:p>
          </table:table-cell>
          <table:table-cell office:value-type="float" office:value="0.101510850642216" calcext:value-type="float">
            <text:p>0.1015</text:p>
          </table:table-cell>
          <table:table-cell table:number-columns-repeated="2" office:value-type="float" office:value="0.06196116857382" calcext:value-type="float">
            <text:p>0.0620</text:p>
          </table:table-cell>
          <table:table-cell office:value-type="float" office:value="0.105349633589175" calcext:value-type="float">
            <text:p>0.1053</text:p>
          </table:table-cell>
          <table:table-cell table:number-columns-repeated="2" office:value-type="float" office:value="0.0742796500458797" calcext:value-type="float">
            <text:p>0.0743</text:p>
          </table:table-cell>
          <table:table-cell table:number-columns-repeated="2" office:value-type="float" office:value="0.11276094642529" calcext:value-type="float">
            <text:p>0.1128</text:p>
          </table:table-cell>
          <table:table-cell office:value-type="float" office:value="0.0609465999052768" calcext:value-type="float">
            <text:p>0.0609</text:p>
          </table:table-cell>
          <table:table-cell table:number-columns-repeated="2" office:value-type="float" office:value="0.0329251746614714" calcext:value-type="float">
            <text:p>0.0329</text:p>
          </table:table-cell>
          <table:table-cell office:value-type="float" office:value="0.0676885616426886" calcext:value-type="float">
            <text:p>0.0677</text:p>
          </table:table-cell>
          <table:table-cell table:number-columns-repeated="2" office:value-type="float" office:value="0.0365673838759352" calcext:value-type="float">
            <text:p>0.0366</text:p>
          </table:table-cell>
          <table:table-cell office:value-type="float" office:value="0.046538471794903" calcext:value-type="float">
            <text:p>0.0465</text:p>
          </table:table-cell>
          <table:table-cell table:number-columns-repeated="2" office:value-type="float" office:value="0.0284065996670187" calcext:value-type="float">
            <text:p>0.0284</text:p>
          </table:table-cell>
          <table:table-cell office:value-type="float" office:value="0.0509962097499518" calcext:value-type="float">
            <text:p>0.0510</text:p>
          </table:table-cell>
          <table:table-cell table:number-columns-repeated="2" office:value-type="float" office:value="0.0311275566006199" calcext:value-type="float">
            <text:p>0.0311</text:p>
          </table:table-cell>
          <table:table-cell table:number-columns-repeated="2" office:value-type="float" office:value="0.0646201873544385" calcext:value-type="float">
            <text:p>0.064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EN</text:p>
          </table:table-cell>
          <table:table-cell office:value-type="float" office:value="0.829783025266745" calcext:value-type="float">
            <text:p>0.8298</text:p>
          </table:table-cell>
          <table:table-cell table:number-columns-repeated="2" office:value-type="float" office:value="0.448273588362494" calcext:value-type="float">
            <text:p>0.4483</text:p>
          </table:table-cell>
          <table:table-cell office:value-type="float" office:value="0.756109206524404" calcext:value-type="float">
            <text:p>0.7561</text:p>
          </table:table-cell>
          <table:table-cell table:number-columns-repeated="2" office:value-type="float" office:value="0.408472789731574" calcext:value-type="float">
            <text:p>0.4085</text:p>
          </table:table-cell>
          <table:table-cell office:value-type="float" office:value="0.574947027978027" calcext:value-type="float">
            <text:p>0.5749</text:p>
          </table:table-cell>
          <table:table-cell table:number-columns-repeated="2" office:value-type="float" office:value="0.350941692402173" calcext:value-type="float">
            <text:p>0.3509</text:p>
          </table:table-cell>
          <table:table-cell office:value-type="float" office:value="0.619110479354695" calcext:value-type="float">
            <text:p>0.6191</text:p>
          </table:table-cell>
          <table:table-cell table:number-columns-repeated="2" office:value-type="float" office:value="0.493189703892723" calcext:value-type="float">
            <text:p>0.4932</text:p>
          </table:table-cell>
          <table:table-cell table:number-columns-repeated="2" office:value-type="float" office:value="0.519696200827057" calcext:value-type="float">
            <text:p>0.5197</text:p>
          </table:table-cell>
          <table:table-cell office:value-type="float" office:value="0.53056816889783" calcext:value-type="float">
            <text:p>0.5306</text:p>
          </table:table-cell>
          <table:table-cell table:number-columns-repeated="2" office:value-type="float" office:value="0.259551292489649" calcext:value-type="float">
            <text:p>0.2596</text:p>
          </table:table-cell>
          <table:table-cell office:value-type="float" office:value="0.653136364058017" calcext:value-type="float">
            <text:p>0.6531</text:p>
          </table:table-cell>
          <table:table-cell table:number-columns-repeated="2" office:value-type="float" office:value="0.332201902341974" calcext:value-type="float">
            <text:p>0.3322</text:p>
          </table:table-cell>
          <table:table-cell office:value-type="float" office:value="0.606805720850129" calcext:value-type="float">
            <text:p>0.6068</text:p>
          </table:table-cell>
          <table:table-cell table:number-columns-repeated="2" office:value-type="float" office:value="0.370387907531897" calcext:value-type="float">
            <text:p>0.3704</text:p>
          </table:table-cell>
          <table:table-cell office:value-type="float" office:value="0.376953536358653" calcext:value-type="float">
            <text:p>0.3770</text:p>
          </table:table-cell>
          <table:table-cell table:number-columns-repeated="2" office:value-type="float" office:value="0.26578143473633" calcext:value-type="float">
            <text:p>0.2658</text:p>
          </table:table-cell>
          <table:table-cell table:number-columns-repeated="2" office:value-type="float" office:value="0.337945936354041" calcext:value-type="float">
            <text:p>0.3379</text:p>
          </table:table-cell>
          <table:table-cell office:value-type="float" office:value="0.325936911615047" calcext:value-type="float">
            <text:p>0.3259</text:p>
          </table:table-cell>
          <table:table-cell table:number-columns-repeated="2" office:value-type="float" office:value="0.176080860297784" calcext:value-type="float">
            <text:p>0.1761</text:p>
          </table:table-cell>
          <table:table-cell office:value-type="float" office:value="0.338442808213443" calcext:value-type="float">
            <text:p>0.3384</text:p>
          </table:table-cell>
          <table:table-cell table:number-columns-repeated="2" office:value-type="float" office:value="0.182836919379676" calcext:value-type="float">
            <text:p>0.1828</text:p>
          </table:table-cell>
          <table:table-cell office:value-type="float" office:value="0.229229849723696" calcext:value-type="float">
            <text:p>0.2292</text:p>
          </table:table-cell>
          <table:table-cell table:number-columns-repeated="2" office:value-type="float" office:value="0.139919518662516" calcext:value-type="float">
            <text:p>0.1399</text:p>
          </table:table-cell>
          <table:table-cell office:value-type="float" office:value="0.403559822285211" calcext:value-type="float">
            <text:p>0.4036</text:p>
          </table:table-cell>
          <table:table-cell table:number-columns-repeated="2" office:value-type="float" office:value="0.24632872269357" calcext:value-type="float">
            <text:p>0.2463</text:p>
          </table:table-cell>
          <table:table-cell table:number-columns-repeated="2" office:value-type="float" office:value="0.222204562674199" calcext:value-type="float">
            <text:p>0.22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NN</text:p>
          </table:table-cell>
          <table:table-cell office:value-type="float" office:value="0.963618997083961" calcext:value-type="float">
            <text:p>0.9636</text:p>
          </table:table-cell>
          <table:table-cell table:number-columns-repeated="2" office:value-type="float" office:value="0.520575780033864" calcext:value-type="float">
            <text:p>0.5206</text:p>
          </table:table-cell>
          <table:table-cell office:value-type="float" office:value="0.740519325977509" calcext:value-type="float">
            <text:p>0.7405</text:p>
          </table:table-cell>
          <table:table-cell table:number-columns-repeated="2" office:value-type="float" office:value="0.400050670355666" calcext:value-type="float">
            <text:p>0.4001</text:p>
          </table:table-cell>
          <table:table-cell office:value-type="float" office:value="0.520478362169583" calcext:value-type="float">
            <text:p>0.5205</text:p>
          </table:table-cell>
          <table:table-cell table:number-columns-repeated="2" office:value-type="float" office:value="0.317694584700914" calcext:value-type="float">
            <text:p>0.3177</text:p>
          </table:table-cell>
          <table:table-cell office:value-type="float" office:value="0.552179616721755" calcext:value-type="float">
            <text:p>0.5522</text:p>
          </table:table-cell>
          <table:table-cell table:number-columns-repeated="2" office:value-type="float" office:value="0.439871898066483" calcext:value-type="float">
            <text:p>0.4399</text:p>
          </table:table-cell>
          <table:table-cell table:number-columns-repeated="2" office:value-type="float" office:value="0.572170380328041" calcext:value-type="float">
            <text:p>0.5722</text:p>
          </table:table-cell>
          <table:table-cell office:value-type="float" office:value="0.545104283114209" calcext:value-type="float">
            <text:p>0.5451</text:p>
          </table:table-cell>
          <table:table-cell table:number-columns-repeated="2" office:value-type="float" office:value="0.266662286804434" calcext:value-type="float">
            <text:p>0.2667</text:p>
          </table:table-cell>
          <table:table-cell office:value-type="float" office:value="0.662083437538264" calcext:value-type="float">
            <text:p>0.6621</text:p>
          </table:table-cell>
          <table:table-cell table:number-columns-repeated="2" office:value-type="float" office:value="0.33675261333296" calcext:value-type="float">
            <text:p>0.3368</text:p>
          </table:table-cell>
          <table:table-cell office:value-type="float" office:value="0.591635577828876" calcext:value-type="float">
            <text:p>0.5916</text:p>
          </table:table-cell>
          <table:table-cell table:number-columns-repeated="2" office:value-type="float" office:value="0.361128209843599" calcext:value-type="float">
            <text:p>0.3611</text:p>
          </table:table-cell>
          <table:table-cell office:value-type="float" office:value="0.442510673116679" calcext:value-type="float">
            <text:p>0.4425</text:p>
          </table:table-cell>
          <table:table-cell table:number-columns-repeated="2" office:value-type="float" office:value="0.312004292951344" calcext:value-type="float">
            <text:p>0.3120</text:p>
          </table:table-cell>
          <table:table-cell table:number-columns-repeated="2" office:value-type="float" office:value="0.552253115505384" calcext:value-type="float">
            <text:p>0.5523</text:p>
          </table:table-cell>
          <table:table-cell office:value-type="float" office:value="0.346565830071696" calcext:value-type="float">
            <text:p>0.3466</text:p>
          </table:table-cell>
          <table:table-cell table:number-columns-repeated="2" office:value-type="float" office:value="0.187225218544479" calcext:value-type="float">
            <text:p>0.1872</text:p>
          </table:table-cell>
          <table:table-cell office:value-type="float" office:value="0.302817249454133" calcext:value-type="float">
            <text:p>0.3028</text:p>
          </table:table-cell>
          <table:table-cell table:number-columns-repeated="2" office:value-type="float" office:value="0.163590927866026" calcext:value-type="float">
            <text:p>0.1636</text:p>
          </table:table-cell>
          <table:table-cell office:value-type="float" office:value="0.207398435464297" calcext:value-type="float">
            <text:p>0.2074</text:p>
          </table:table-cell>
          <table:table-cell table:number-columns-repeated="2" office:value-type="float" office:value="0.126593850218467" calcext:value-type="float">
            <text:p>0.1266</text:p>
          </table:table-cell>
          <table:table-cell office:value-type="float" office:value="0.384933984333586" calcext:value-type="float">
            <text:p>0.3849</text:p>
          </table:table-cell>
          <table:table-cell table:number-columns-repeated="2" office:value-type="float" office:value="0.234959704723098" calcext:value-type="float">
            <text:p>0.2350</text:p>
          </table:table-cell>
          <table:table-cell table:number-columns-repeated="2" office:value-type="float" office:value="0.266128720412122" calcext:value-type="float">
            <text:p>0.266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SN</text:p>
          </table:table-cell>
          <table:table-cell office:value-type="float" office:value="1.08853257078003" calcext:value-type="float">
            <text:p>1.0885</text:p>
          </table:table-cell>
          <table:table-cell table:number-columns-repeated="2" office:value-type="float" office:value="0.588057825593809" calcext:value-type="float">
            <text:p>0.5881</text:p>
          </table:table-cell>
          <table:table-cell office:value-type="float" office:value="0.989957414727828" calcext:value-type="float">
            <text:p>0.9900</text:p>
          </table:table-cell>
          <table:table-cell table:number-columns-repeated="2" office:value-type="float" office:value="0.534804580370206" calcext:value-type="float">
            <text:p>0.5348</text:p>
          </table:table-cell>
          <table:table-cell office:value-type="float" office:value="0.720196803467213" calcext:value-type="float">
            <text:p>0.7202</text:p>
          </table:table-cell>
          <table:table-cell table:number-columns-repeated="2" office:value-type="float" office:value="0.439600646272195" calcext:value-type="float">
            <text:p>0.4396</text:p>
          </table:table-cell>
          <table:table-cell office:value-type="float" office:value="0.725084345190183" calcext:value-type="float">
            <text:p>0.7251</text:p>
          </table:table-cell>
          <table:table-cell table:number-columns-repeated="2" office:value-type="float" office:value="0.577609563117604" calcext:value-type="float">
            <text:p>0.5776</text:p>
          </table:table-cell>
          <table:table-cell table:number-columns-repeated="2" office:value-type="float" office:value="0.71193333919124" calcext:value-type="float">
            <text:p>0.7119</text:p>
          </table:table-cell>
          <table:table-cell office:value-type="float" office:value="0.552372340222398" calcext:value-type="float">
            <text:p>0.5524</text:p>
          </table:table-cell>
          <table:table-cell table:number-columns-repeated="2" office:value-type="float" office:value="0.270217783961826" calcext:value-type="float">
            <text:p>0.2702</text:p>
          </table:table-cell>
          <table:table-cell office:value-type="float" office:value="0.751554172340732" calcext:value-type="float">
            <text:p>0.7516</text:p>
          </table:table-cell>
          <table:table-cell table:number-columns-repeated="2" office:value-type="float" office:value="0.38225972324282" calcext:value-type="float">
            <text:p>0.3823</text:p>
          </table:table-cell>
          <table:table-cell office:value-type="float" office:value="0.690241507467022" calcext:value-type="float">
            <text:p>0.6902</text:p>
          </table:table-cell>
          <table:table-cell table:number-columns-repeated="2" office:value-type="float" office:value="0.421316244817533" calcext:value-type="float">
            <text:p>0.4213</text:p>
          </table:table-cell>
          <table:table-cell office:value-type="float" office:value="0.491678525685199" calcext:value-type="float">
            <text:p>0.4917</text:p>
          </table:table-cell>
          <table:table-cell table:number-columns-repeated="2" office:value-type="float" office:value="0.346671436612604" calcext:value-type="float">
            <text:p>0.3467</text:p>
          </table:table-cell>
          <table:table-cell table:number-columns-repeated="2" office:value-type="float" office:value="0.572859575039167" calcext:value-type="float">
            <text:p>0.5729</text:p>
          </table:table-cell>
          <table:table-cell office:value-type="float" office:value="0.334188478997707" calcext:value-type="float">
            <text:p>0.3342</text:p>
          </table:table-cell>
          <table:table-cell table:number-columns-repeated="2" office:value-type="float" office:value="0.180538603596462" calcext:value-type="float">
            <text:p>0.1805</text:p>
          </table:table-cell>
          <table:table-cell office:value-type="float" office:value="0.34734919790327" calcext:value-type="float">
            <text:p>0.3473</text:p>
          </table:table-cell>
          <table:table-cell table:number-columns-repeated="2" office:value-type="float" office:value="0.187648417258089" calcext:value-type="float">
            <text:p>0.1876</text:p>
          </table:table-cell>
          <table:table-cell office:value-type="float" office:value="0.214675573550763" calcext:value-type="float">
            <text:p>0.2147</text:p>
          </table:table-cell>
          <table:table-cell table:number-columns-repeated="2" office:value-type="float" office:value="0.131035739699817" calcext:value-type="float">
            <text:p>0.1310</text:p>
          </table:table-cell>
          <table:table-cell office:value-type="float" office:value="0.378725371683044" calcext:value-type="float">
            <text:p>0.3787</text:p>
          </table:table-cell>
          <table:table-cell table:number-columns-repeated="2" office:value-type="float" office:value="0.231170032066274" calcext:value-type="float">
            <text:p>0.2312</text:p>
          </table:table-cell>
          <table:table-cell table:number-columns-repeated="2" office:value-type="float" office:value="0.245458528535452" calcext:value-type="float">
            <text:p>0.245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bs5WN</text:p>
          </table:table-cell>
          <table:table-cell office:value-type="float" office:value="0.794093432782153" calcext:value-type="float">
            <text:p>0.7941</text:p>
          </table:table-cell>
          <table:table-cell table:number-columns-repeated="2" office:value-type="float" office:value="0.428993003916795" calcext:value-type="float">
            <text:p>0.4290</text:p>
          </table:table-cell>
          <table:table-cell office:value-type="float" office:value="0.756109206524404" calcext:value-type="float">
            <text:p>0.7561</text:p>
          </table:table-cell>
          <table:table-cell table:number-columns-repeated="2" office:value-type="float" office:value="0.408472789731574" calcext:value-type="float">
            <text:p>0.4085</text:p>
          </table:table-cell>
          <table:table-cell office:value-type="float" office:value="0.61731154582904" calcext:value-type="float">
            <text:p>0.6173</text:p>
          </table:table-cell>
          <table:table-cell table:number-columns-repeated="2" office:value-type="float" office:value="0.376800553947596" calcext:value-type="float">
            <text:p>0.3768</text:p>
          </table:table-cell>
          <table:table-cell office:value-type="float" office:value="0.63584319501293" calcext:value-type="float">
            <text:p>0.6358</text:p>
          </table:table-cell>
          <table:table-cell table:number-columns-repeated="2" office:value-type="float" office:value="0.506519155349283" calcext:value-type="float">
            <text:p>0.5065</text:p>
          </table:table-cell>
          <table:table-cell table:number-columns-repeated="2" office:value-type="float" office:value="0.418784317171318" calcext:value-type="float">
            <text:p>0.4188</text:p>
          </table:table-cell>
          <table:table-cell office:value-type="float" office:value="0.537836226006019" calcext:value-type="float">
            <text:p>0.5378</text:p>
          </table:table-cell>
          <table:table-cell table:number-columns-repeated="2" office:value-type="float" office:value="0.263106789647041" calcext:value-type="float">
            <text:p>0.2631</text:p>
          </table:table-cell>
          <table:table-cell office:value-type="float" office:value="0.671030511018511" calcext:value-type="float">
            <text:p>0.6710</text:p>
          </table:table-cell>
          <table:table-cell table:number-columns-repeated="2" office:value-type="float" office:value="0.341303324323946" calcext:value-type="float">
            <text:p>0.3413</text:p>
          </table:table-cell>
          <table:table-cell office:value-type="float" office:value="0.561295291786369" calcext:value-type="float">
            <text:p>0.5613</text:p>
          </table:table-cell>
          <table:table-cell table:number-columns-repeated="2" office:value-type="float" office:value="0.342608814467005" calcext:value-type="float">
            <text:p>0.3426</text:p>
          </table:table-cell>
          <table:table-cell office:value-type="float" office:value="0.55177256771339" calcext:value-type="float">
            <text:p>0.5518</text:p>
          </table:table-cell>
          <table:table-cell table:number-columns-repeated="2" office:value-type="float" office:value="0.389042389976367" calcext:value-type="float">
            <text:p>0.3890</text:p>
          </table:table-cell>
          <table:table-cell table:number-columns-repeated="2" office:value-type="float" office:value="0.436856942116199" calcext:value-type="float">
            <text:p>0.4369</text:p>
          </table:table-cell>
          <table:table-cell office:value-type="float" office:value="0.29293064208441" calcext:value-type="float">
            <text:p>0.2929</text:p>
          </table:table-cell>
          <table:table-cell table:number-columns-repeated="2" office:value-type="float" office:value="0.158249887103072" calcext:value-type="float">
            <text:p>0.1582</text:p>
          </table:table-cell>
          <table:table-cell office:value-type="float" office:value="0.338442808213443" calcext:value-type="float">
            <text:p>0.3384</text:p>
          </table:table-cell>
          <table:table-cell table:number-columns-repeated="2" office:value-type="float" office:value="0.182836919379676" calcext:value-type="float">
            <text:p>0.1828</text:p>
          </table:table-cell>
          <table:table-cell office:value-type="float" office:value="0.236506987810163" calcext:value-type="float">
            <text:p>0.2365</text:p>
          </table:table-cell>
          <table:table-cell table:number-columns-repeated="2" office:value-type="float" office:value="0.144361408143866" calcext:value-type="float">
            <text:p>0.1444</text:p>
          </table:table-cell>
          <table:table-cell office:value-type="float" office:value="0.490480399392795" calcext:value-type="float">
            <text:p>0.4905</text:p>
          </table:table-cell>
          <table:table-cell table:number-columns-repeated="2" office:value-type="float" office:value="0.299384139889108" calcext:value-type="float">
            <text:p>0.2994</text:p>
          </table:table-cell>
          <table:table-cell table:number-columns-repeated="2" office:value-type="float" office:value="0.211869466735864" calcext:value-type="float">
            <text:p>0.211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iN</text:p>
          </table:table-cell>
          <table:table-cell table:number-columns-repeated="3" office:value-type="float" office:value="2090628.91928315" calcext:value-type="float">
            <text:p>2090628.9193</text:p>
          </table:table-cell>
          <table:table-cell table:number-columns-repeated="3" office:value-type="float" office:value="1578973.30042409" calcext:value-type="float">
            <text:p>1578973.3004</text:p>
          </table:table-cell>
          <table:table-cell table:number-columns-repeated="3" office:value-type="float" office:value="1331590.27919463" calcext:value-type="float">
            <text:p>1331590.2792</text:p>
          </table:table-cell>
          <table:table-cell table:number-columns-repeated="3" office:value-type="float" office:value="1730559.79071207" calcext:value-type="float">
            <text:p>1730559.7907</text:p>
          </table:table-cell>
          <table:table-cell table:number-columns-repeated="2" office:value-type="float" office:value="1471235.48" calcext:value-type="float">
            <text:p>1471235.4800</text:p>
          </table:table-cell>
          <table:table-cell table:number-columns-repeated="3" office:value-type="float" office:value="1946579.52337553" calcext:value-type="float">
            <text:p>1946579.5234</text:p>
          </table:table-cell>
          <table:table-cell table:number-columns-repeated="3" office:value-type="float" office:value="1162464.16" calcext:value-type="float">
            <text:p>1162464.1600</text:p>
          </table:table-cell>
          <table:table-cell table:number-columns-repeated="3" office:value-type="float" office:value="913552.64" calcext:value-type="float">
            <text:p>913552.6400</text:p>
          </table:table-cell>
          <table:table-cell table:number-columns-repeated="3" office:value-type="float" office:value="1336649.6" calcext:value-type="float">
            <text:p>1336649.6000</text:p>
          </table:table-cell>
          <table:table-cell table:number-columns-repeated="2" office:value-type="float" office:value="1963872.51149337" calcext:value-type="float">
            <text:p>1963872.5115</text:p>
          </table:table-cell>
          <table:table-cell table:number-columns-repeated="3" office:value-type="float" office:value="2173896.7411421" calcext:value-type="float">
            <text:p>2173896.7411</text:p>
          </table:table-cell>
          <table:table-cell table:number-columns-repeated="3" office:value-type="float" office:value="1798490.84764588" calcext:value-type="float">
            <text:p>1798490.8476</text:p>
          </table:table-cell>
          <table:table-cell table:number-columns-repeated="3" office:value-type="float" office:value="1538247.98535948" calcext:value-type="float">
            <text:p>1538247.9854</text:p>
          </table:table-cell>
          <table:table-cell table:number-columns-repeated="3" office:value-type="float" office:value="1858153.44" calcext:value-type="float">
            <text:p>1858153.4400</text:p>
          </table:table-cell>
          <table:table-cell table:number-columns-repeated="2" office:value-type="float" office:value="2024853.05676838" calcext:value-type="float">
            <text:p>2024853.05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wN</text:p>
          </table:table-cell>
          <table:table-cell table:number-columns-repeated="3" office:value-type="float" office:value="21240578.712" calcext:value-type="float">
            <text:p>21240578.7120</text:p>
          </table:table-cell>
          <table:table-cell table:number-columns-repeated="3" office:value-type="float" office:value="7751734.599" calcext:value-type="float">
            <text:p>7751734.5990</text:p>
          </table:table-cell>
          <table:table-cell table:number-columns-repeated="3" office:value-type="float" office:value="7436352.399" calcext:value-type="float">
            <text:p>7436352.3990</text:p>
          </table:table-cell>
          <table:table-cell office:value-type="float" office:value="7323865.71" calcext:value-type="float">
            <text:p>7323865.7100</text:p>
          </table:table-cell>
          <table:table-cell table:number-columns-repeated="2" office:value-type="float" office:value="8711169.39" calcext:value-type="float">
            <text:p>8711169.3900</text:p>
          </table:table-cell>
          <table:table-cell table:number-columns-repeated="2" office:value-type="float" office:value="8804836.834" calcext:value-type="float">
            <text:p>8804836.8340</text:p>
          </table:table-cell>
          <table:table-cell table:number-columns-repeated="3" office:value-type="float" office:value="47663415.5822785" calcext:value-type="float">
            <text:p>47663415.5823</text:p>
          </table:table-cell>
          <table:table-cell table:number-columns-repeated="2" office:value-type="float" office:value="16454272.0268873" calcext:value-type="float">
            <text:p>16454272.0269</text:p>
          </table:table-cell>
          <table:table-cell office:value-type="float" office:value="17237891.2268873" calcext:value-type="float">
            <text:p>17237891.2269</text:p>
          </table:table-cell>
          <table:table-cell table:number-columns-repeated="3" office:value-type="float" office:value="14269622.4187804" calcext:value-type="float">
            <text:p>14269622.4188</text:p>
          </table:table-cell>
          <table:table-cell office:value-type="float" office:value="12706502.1" calcext:value-type="float">
            <text:p>12706502.1000</text:p>
          </table:table-cell>
          <table:table-cell table:number-columns-repeated="2" office:value-type="float" office:value="13637952.9" calcext:value-type="float">
            <text:p>13637952.9000</text:p>
          </table:table-cell>
          <table:table-cell table:number-columns-repeated="2" office:value-type="float" office:value="13694723.3145058" calcext:value-type="float">
            <text:p>13694723.3145</text:p>
          </table:table-cell>
          <table:table-cell table:number-columns-repeated="3" office:value-type="float" office:value="35109018.3213811" calcext:value-type="float">
            <text:p>35109018.3214</text:p>
          </table:table-cell>
          <table:table-cell table:number-columns-repeated="3" office:value-type="float" office:value="11922779.1971831" calcext:value-type="float">
            <text:p>11922779.1972</text:p>
          </table:table-cell>
          <table:table-cell table:number-columns-repeated="3" office:value-type="float" office:value="10731463.1729055" calcext:value-type="float">
            <text:p>10731463.1729</text:p>
          </table:table-cell>
          <table:table-cell office:value-type="float" office:value="9332288.79732777" calcext:value-type="float">
            <text:p>9332288.7973</text:p>
          </table:table-cell>
          <table:table-cell table:number-columns-repeated="2" office:value-type="float" office:value="10026799.1173278" calcext:value-type="float">
            <text:p>10026799.1173</text:p>
          </table:table-cell>
          <table:table-cell table:number-columns-repeated="2" office:value-type="float" office:value="9772850.08504252" calcext:value-type="float">
            <text:p>9772850.085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wiN</text:p>
          </table:table-cell>
          <table:table-cell table:number-columns-repeated="2" office:value-type="float" office:value="5403923.364" calcext:value-type="float">
            <text:p>5403923.3640</text:p>
          </table:table-cell>
          <table:table-cell office:value-type="float" office:value="2701961.682" calcext:value-type="float">
            <text:p>2701961.6820</text:p>
          </table:table-cell>
          <table:table-cell table:number-columns-repeated="3" office:value-type="float" office:value="5627370.63" calcext:value-type="float">
            <text:p>5627370.6300</text:p>
          </table:table-cell>
          <table:table-cell table:number-columns-repeated="3" office:value-type="float" office:value="5072676.63" calcext:value-type="float">
            <text:p>5072676.6300</text:p>
          </table:table-cell>
          <table:table-cell table:number-columns-repeated="3" office:value-type="float" office:value="5574674.7" calcext:value-type="float">
            <text:p>5574674.7000</text:p>
          </table:table-cell>
          <table:table-cell table:number-columns-repeated="2" office:value-type="float" office:value="4085296.236" calcext:value-type="float">
            <text:p>4085296.2360</text:p>
          </table:table-cell>
          <table:table-cell office:value-type="float" office:value="26216935.2619115" calcext:value-type="float">
            <text:p>26216935.2619</text:p>
          </table:table-cell>
          <table:table-cell office:value-type="float" office:value="28068135.2619115" calcext:value-type="float">
            <text:p>28068135.2619</text:p>
          </table:table-cell>
          <table:table-cell office:value-type="float" office:value="17668026.278481" calcext:value-type="float">
            <text:p>17668026.2785</text:p>
          </table:table-cell>
          <table:table-cell office:value-type="float" office:value="23362333.8715459" calcext:value-type="float">
            <text:p>23362333.8715</text:p>
          </table:table-cell>
          <table:table-cell office:value-type="float" office:value="30717865.8715459" calcext:value-type="float">
            <text:p>30717865.8715</text:p>
          </table:table-cell>
          <table:table-cell office:value-type="float" office:value="15358932.9357729" calcext:value-type="float">
            <text:p>15358932.9358</text:p>
          </table:table-cell>
          <table:table-cell table:number-columns-repeated="2" office:value-type="float" office:value="13622794.5169995" calcext:value-type="float">
            <text:p>13622794.5170</text:p>
          </table:table-cell>
          <table:table-cell office:value-type="float" office:value="6811397.25849973" calcext:value-type="float">
            <text:p>6811397.2585</text:p>
          </table:table-cell>
          <table:table-cell office:value-type="float" office:value="15219117" calcext:value-type="float">
            <text:p>15219117.0000</text:p>
          </table:table-cell>
          <table:table-cell office:value-type="float" office:value="29790519" calcext:value-type="float">
            <text:p>29790519.0000</text:p>
          </table:table-cell>
          <table:table-cell office:value-type="float" office:value="14895259.5" calcext:value-type="float">
            <text:p>14895259.5000</text:p>
          </table:table-cell>
          <table:table-cell table:number-columns-repeated="2" office:value-type="float" office:value="12502488.6880616" calcext:value-type="float">
            <text:p>12502488.6881</text:p>
          </table:table-cell>
          <table:table-cell office:value-type="float" office:value="40789907.0279171" calcext:value-type="float">
            <text:p>40789907.0279</text:p>
          </table:table-cell>
          <table:table-cell office:value-type="float" office:value="45041882.0279171" calcext:value-type="float">
            <text:p>45041882.0279</text:p>
          </table:table-cell>
          <table:table-cell office:value-type="float" office:value="45033687.0279171" calcext:value-type="float">
            <text:p>45033687.0279</text:p>
          </table:table-cell>
          <table:table-cell office:value-type="float" office:value="49047207.6945005" calcext:value-type="float">
            <text:p>49047207.6945</text:p>
          </table:table-cell>
          <table:table-cell office:value-type="float" office:value="72355063.6945005" calcext:value-type="float">
            <text:p>72355063.6945</text:p>
          </table:table-cell>
          <table:table-cell office:value-type="float" office:value="48569587.6945005" calcext:value-type="float">
            <text:p>48569587.6945</text:p>
          </table:table-cell>
          <table:table-cell table:number-columns-repeated="2" office:value-type="float" office:value="46855746.4386586" calcext:value-type="float">
            <text:p>46855746.4387</text:p>
          </table:table-cell>
          <table:table-cell office:value-type="float" office:value="66659001.4386586" calcext:value-type="float">
            <text:p>66659001.4387</text:p>
          </table:table-cell>
          <table:table-cell office:value-type="float" office:value="50079113.7861271" calcext:value-type="float">
            <text:p>50079113.7861</text:p>
          </table:table-cell>
          <table:table-cell office:value-type="float" office:value="80742317.7861271" calcext:value-type="float">
            <text:p>80742317.7861</text:p>
          </table:table-cell>
          <table:table-cell office:value-type="float" office:value="79954701.7861271" calcext:value-type="float">
            <text:p>79954701.7861</text:p>
          </table:table-cell>
          <table:table-cell table:number-columns-repeated="2" office:value-type="float" office:value="37719449.1608373" calcext:value-type="float">
            <text:p>37719449.16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1N</text:p>
          </table:table-cell>
          <table:table-cell table:number-columns-repeated="2" office:value-type="float" office:value="0.0918257596572668" calcext:value-type="float">
            <text:p>0.0918</text:p>
          </table:table-cell>
          <table:table-cell office:value-type="float" office:value="0.1377386394859" calcext:value-type="float">
            <text:p>0.1377</text:p>
          </table:table-cell>
          <table:table-cell table:number-columns-repeated="3" office:value-type="float" office:value="0.102220776844168" calcext:value-type="float">
            <text:p>0.1022</text:p>
          </table:table-cell>
          <table:table-cell table:number-columns-repeated="3" office:value-type="float" office:value="0.111460139737069" calcext:value-type="float">
            <text:p>0.1115</text:p>
          </table:table-cell>
          <table:table-cell table:number-columns-repeated="3" office:value-type="float" office:value="0.100036754873973" calcext:value-type="float">
            <text:p>0.1000</text:p>
          </table:table-cell>
          <table:table-cell table:number-columns-repeated="2" office:value-type="float" office:value="0.0933071425990335" calcext:value-type="float">
            <text:p>0.0933</text:p>
          </table:table-cell>
          <table:table-cell office:value-type="float" office:value="0.0733909394333928" calcext:value-type="float">
            <text:p>0.0734</text:p>
          </table:table-cell>
          <table:table-cell table:number-columns-repeated="2" office:value-type="float" office:value="0.0996866737905691" calcext:value-type="float">
            <text:p>0.0997</text:p>
          </table:table-cell>
          <table:table-cell office:value-type="float" office:value="0.0720163141756228" calcext:value-type="float">
            <text:p>0.0720</text:p>
          </table:table-cell>
          <table:table-cell table:number-columns-repeated="2" office:value-type="float" office:value="0.101704880726801" calcext:value-type="float">
            <text:p>0.1017</text:p>
          </table:table-cell>
          <table:table-cell office:value-type="float" office:value="0.0783254761967274" calcext:value-type="float">
            <text:p>0.0783</text:p>
          </table:table-cell>
          <table:table-cell table:number-columns-repeated="2" office:value-type="float" office:value="0.117488214295091" calcext:value-type="float">
            <text:p>0.1175</text:p>
          </table:table-cell>
          <table:table-cell office:value-type="float" office:value="0.0769782811870794" calcext:value-type="float">
            <text:p>0.0770</text:p>
          </table:table-cell>
          <table:table-cell table:number-columns-repeated="2" office:value-type="float" office:value="0.1021998932087" calcext:value-type="float">
            <text:p>0.1022</text:p>
          </table:table-cell>
          <table:table-cell table:number-columns-repeated="2" office:value-type="float" office:value="0.0752755086037635" calcext:value-type="float">
            <text:p>0.0753</text:p>
          </table:table-cell>
          <table:table-cell office:value-type="float" office:value="0.0419293742232517" calcext:value-type="float">
            <text:p>0.0419</text:p>
          </table:table-cell>
          <table:table-cell table:number-columns-repeated="2" office:value-type="float" office:value="0.0628940613348775" calcext:value-type="float">
            <text:p>0.0629</text:p>
          </table:table-cell>
          <table:table-cell office:value-type="float" office:value="0.0407972667186243" calcext:value-type="float">
            <text:p>0.0408</text:p>
          </table:table-cell>
          <table:table-cell office:value-type="float" office:value="0.0611959000779364" calcext:value-type="float">
            <text:p>0.0612</text:p>
          </table:table-cell>
          <table:table-cell office:value-type="float" office:value="0.0407972667186243" calcext:value-type="float">
            <text:p>0.0408</text:p>
          </table:table-cell>
          <table:table-cell table:number-columns-repeated="2" office:value-type="float" office:value="0.0398675599066895" calcext:value-type="float">
            <text:p>0.0399</text:p>
          </table:table-cell>
          <table:table-cell office:value-type="float" office:value="0.0598013398600342" calcext:value-type="float">
            <text:p>0.0598</text:p>
          </table:table-cell>
          <table:table-cell office:value-type="float" office:value="0.0344947134864181" calcext:value-type="float">
            <text:p>0.0345</text:p>
          </table:table-cell>
          <table:table-cell table:number-columns-repeated="2" office:value-type="float" office:value="0.0517420702296271" calcext:value-type="float">
            <text:p>0.0517</text:p>
          </table:table-cell>
          <table:table-cell table:number-columns-repeated="2" office:value-type="float" office:value="0.0397046354482638" calcext:value-type="float">
            <text:p>0.039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2N</text:p>
          </table:table-cell>
          <table:table-cell table:number-columns-repeated="2" office:value-type="float" office:value="0.0339632635347266" calcext:value-type="float">
            <text:p>0.0340</text:p>
          </table:table-cell>
          <table:table-cell office:value-type="float" office:value="0.0509448953020899" calcext:value-type="float">
            <text:p>0.0509</text:p>
          </table:table-cell>
          <table:table-cell table:number-columns-repeated="3" office:value-type="float" office:value="0.0312151838059624" calcext:value-type="float">
            <text:p>0.0312</text:p>
          </table:table-cell>
          <table:table-cell table:number-columns-repeated="3" office:value-type="float" office:value="0.0292721378626684" calcext:value-type="float">
            <text:p>0.0293</text:p>
          </table:table-cell>
          <table:table-cell table:number-columns-repeated="3" office:value-type="float" office:value="0.0297627532167102" calcext:value-type="float">
            <text:p>0.0298</text:p>
          </table:table-cell>
          <table:table-cell table:number-columns-repeated="2" office:value-type="float" office:value="0.0282532372948639" calcext:value-type="float">
            <text:p>0.0283</text:p>
          </table:table-cell>
          <table:table-cell office:value-type="float" office:value="0.0883351091451801" calcext:value-type="float">
            <text:p>0.0883</text:p>
          </table:table-cell>
          <table:table-cell table:number-columns-repeated="2" office:value-type="float" office:value="0.148325942760189" calcext:value-type="float">
            <text:p>0.1483</text:p>
          </table:table-cell>
          <table:table-cell office:value-type="float" office:value="0.0808306953282742" calcext:value-type="float">
            <text:p>0.0808</text:p>
          </table:table-cell>
          <table:table-cell table:number-columns-repeated="2" office:value-type="float" office:value="0.131703412529875" calcext:value-type="float">
            <text:p>0.1317</text:p>
          </table:table-cell>
          <table:table-cell office:value-type="float" office:value="0.0751454860757482" calcext:value-type="float">
            <text:p>0.0751</text:p>
          </table:table-cell>
          <table:table-cell table:number-columns-repeated="2" office:value-type="float" office:value="0.112718229113622" calcext:value-type="float">
            <text:p>0.1127</text:p>
          </table:table-cell>
          <table:table-cell office:value-type="float" office:value="0.0789121567184373" calcext:value-type="float">
            <text:p>0.0789</text:p>
          </table:table-cell>
          <table:table-cell table:number-columns-repeated="2" office:value-type="float" office:value="0.139238231077513" calcext:value-type="float">
            <text:p>0.1392</text:p>
          </table:table-cell>
          <table:table-cell table:number-columns-repeated="2" office:value-type="float" office:value="0.0805961984583409" calcext:value-type="float">
            <text:p>0.0806</text:p>
          </table:table-cell>
          <table:table-cell office:value-type="float" office:value="0.135154825745038" calcext:value-type="float">
            <text:p>0.1352</text:p>
          </table:table-cell>
          <table:table-cell table:number-columns-repeated="2" office:value-type="float" office:value="0.202732238617557" calcext:value-type="float">
            <text:p>0.2027</text:p>
          </table:table-cell>
          <table:table-cell office:value-type="float" office:value="0.134633382412886" calcext:value-type="float">
            <text:p>0.1346</text:p>
          </table:table-cell>
          <table:table-cell office:value-type="float" office:value="0.201950073619329" calcext:value-type="float">
            <text:p>0.2020</text:p>
          </table:table-cell>
          <table:table-cell office:value-type="float" office:value="0.134633382412886" calcext:value-type="float">
            <text:p>0.1346</text:p>
          </table:table-cell>
          <table:table-cell table:number-columns-repeated="2" office:value-type="float" office:value="0.137511424340658" calcext:value-type="float">
            <text:p>0.1375</text:p>
          </table:table-cell>
          <table:table-cell office:value-type="float" office:value="0.206267136510987" calcext:value-type="float">
            <text:p>0.2063</text:p>
          </table:table-cell>
          <table:table-cell office:value-type="float" office:value="0.129899394082693" calcext:value-type="float">
            <text:p>0.1299</text:p>
          </table:table-cell>
          <table:table-cell table:number-columns-repeated="2" office:value-type="float" office:value="0.194849091124039" calcext:value-type="float">
            <text:p>0.1948</text:p>
          </table:table-cell>
          <table:table-cell table:number-columns-repeated="2" office:value-type="float" office:value="0.13743553370508" calcext:value-type="float">
            <text:p>0.137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3N</text:p>
          </table:table-cell>
          <table:table-cell table:number-columns-repeated="2" office:value-type="float" office:value="0.805840109979288" calcext:value-type="float">
            <text:p>0.8058</text:p>
          </table:table-cell>
          <table:table-cell office:value-type="float" office:value="0.708760164968932" calcext:value-type="float">
            <text:p>0.7088</text:p>
          </table:table-cell>
          <table:table-cell table:number-columns-repeated="3" office:value-type="float" office:value="0.806832696258319" calcext:value-type="float">
            <text:p>0.8068</text:p>
          </table:table-cell>
          <table:table-cell table:number-columns-repeated="3" office:value-type="float" office:value="0.80686881349363" calcext:value-type="float">
            <text:p>0.8069</text:p>
          </table:table-cell>
          <table:table-cell table:number-columns-repeated="3" office:value-type="float" office:value="0.807177080767189" calcext:value-type="float">
            <text:p>0.8072</text:p>
          </table:table-cell>
          <table:table-cell table:number-columns-repeated="2" office:value-type="float" office:value="0.806870908293522" calcext:value-type="float">
            <text:p>0.8069</text:p>
          </table:table-cell>
          <table:table-cell office:value-type="float" office:value="0.804857596901016" calcext:value-type="float">
            <text:p>0.8049</text:p>
          </table:table-cell>
          <table:table-cell table:number-columns-repeated="2" office:value-type="float" office:value="0.706598058035721" calcext:value-type="float">
            <text:p>0.7066</text:p>
          </table:table-cell>
          <table:table-cell office:value-type="float" office:value="0.80601702047198" calcext:value-type="float">
            <text:p>0.8060</text:p>
          </table:table-cell>
          <table:table-cell table:number-columns-repeated="2" office:value-type="float" office:value="0.708497523879673" calcext:value-type="float">
            <text:p>0.7085</text:p>
          </table:table-cell>
          <table:table-cell office:value-type="float" office:value="0.807126068841152" calcext:value-type="float">
            <text:p>0.8071</text:p>
          </table:table-cell>
          <table:table-cell table:number-columns-repeated="2" office:value-type="float" office:value="0.710689103261729" calcext:value-type="float">
            <text:p>0.7107</text:p>
          </table:table-cell>
          <table:table-cell office:value-type="float" office:value="0.807071631722717" calcext:value-type="float">
            <text:p>0.8071</text:p>
          </table:table-cell>
          <table:table-cell table:number-columns-repeated="2" office:value-type="float" office:value="0.70938862229356" calcext:value-type="float">
            <text:p>0.7094</text:p>
          </table:table-cell>
          <table:table-cell table:number-columns-repeated="2" office:value-type="float" office:value="0.809053468199542" calcext:value-type="float">
            <text:p>0.8091</text:p>
          </table:table-cell>
          <table:table-cell office:value-type="float" office:value="0.803946679611804" calcext:value-type="float">
            <text:p>0.8039</text:p>
          </table:table-cell>
          <table:table-cell table:number-columns-repeated="2" office:value-type="float" office:value="0.705920019417705" calcext:value-type="float">
            <text:p>0.7059</text:p>
          </table:table-cell>
          <table:table-cell office:value-type="float" office:value="0.804094891811415" calcext:value-type="float">
            <text:p>0.8041</text:p>
          </table:table-cell>
          <table:table-cell office:value-type="float" office:value="0.706142337717122" calcext:value-type="float">
            <text:p>0.7061</text:p>
          </table:table-cell>
          <table:table-cell office:value-type="float" office:value="0.804094891811415" calcext:value-type="float">
            <text:p>0.8041</text:p>
          </table:table-cell>
          <table:table-cell table:number-columns-repeated="2" office:value-type="float" office:value="0.803719358385207" calcext:value-type="float">
            <text:p>0.8037</text:p>
          </table:table-cell>
          <table:table-cell office:value-type="float" office:value="0.70557903757781" calcext:value-type="float">
            <text:p>0.7056</text:p>
          </table:table-cell>
          <table:table-cell office:value-type="float" office:value="0.803353359181322" calcext:value-type="float">
            <text:p>0.8034</text:p>
          </table:table-cell>
          <table:table-cell table:number-columns-repeated="2" office:value-type="float" office:value="0.705030038771983" calcext:value-type="float">
            <text:p>0.7050</text:p>
          </table:table-cell>
          <table:table-cell table:number-columns-repeated="2" office:value-type="float" office:value="0.805342719086766" calcext:value-type="float">
            <text:p>0.805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5N</text:p>
          </table:table-cell>
          <table:table-cell table:number-columns-repeated="2" office:value-type="float" office:value="0.0683708668287187" calcext:value-type="float">
            <text:p>0.0684</text:p>
          </table:table-cell>
          <table:table-cell office:value-type="float" office:value="0.102556300243078" calcext:value-type="float">
            <text:p>0.1026</text:p>
          </table:table-cell>
          <table:table-cell table:number-columns-repeated="3" office:value-type="float" office:value="0.0597313430915514" calcext:value-type="float">
            <text:p>0.0597</text:p>
          </table:table-cell>
          <table:table-cell table:number-columns-repeated="3" office:value-type="float" office:value="0.0523989089066327" calcext:value-type="float">
            <text:p>0.0524</text:p>
          </table:table-cell>
          <table:table-cell table:number-columns-repeated="3" office:value-type="float" office:value="0.0630234111421281" calcext:value-type="float">
            <text:p>0.0630</text:p>
          </table:table-cell>
          <table:table-cell table:number-columns-repeated="2" office:value-type="float" office:value="0.071568711812581" calcext:value-type="float">
            <text:p>0.0716</text:p>
          </table:table-cell>
          <table:table-cell office:value-type="float" office:value="0.0334163545204113" calcext:value-type="float">
            <text:p>0.0334</text:p>
          </table:table-cell>
          <table:table-cell table:number-columns-repeated="2" office:value-type="float" office:value="0.0453893254135206" calcext:value-type="float">
            <text:p>0.0454</text:p>
          </table:table-cell>
          <table:table-cell office:value-type="float" office:value="0.0411359700241233" calcext:value-type="float">
            <text:p>0.0411</text:p>
          </table:table-cell>
          <table:table-cell table:number-columns-repeated="2" office:value-type="float" office:value="0.0580941828636505" calcext:value-type="float">
            <text:p>0.0581</text:p>
          </table:table-cell>
          <table:table-cell office:value-type="float" office:value="0.039402968886372" calcext:value-type="float">
            <text:p>0.0394</text:p>
          </table:table-cell>
          <table:table-cell table:number-columns-repeated="2" office:value-type="float" office:value="0.059104453329558" calcext:value-type="float">
            <text:p>0.0591</text:p>
          </table:table-cell>
          <table:table-cell office:value-type="float" office:value="0.0370379303717664" calcext:value-type="float">
            <text:p>0.0370</text:p>
          </table:table-cell>
          <table:table-cell table:number-columns-repeated="2" office:value-type="float" office:value="0.0491732534202275" calcext:value-type="float">
            <text:p>0.0492</text:p>
          </table:table-cell>
          <table:table-cell table:number-columns-repeated="2" office:value-type="float" office:value="0.035074824738354" calcext:value-type="float">
            <text:p>0.0351</text:p>
          </table:table-cell>
          <table:table-cell office:value-type="float" office:value="0.0189691204199067" calcext:value-type="float">
            <text:p>0.0190</text:p>
          </table:table-cell>
          <table:table-cell table:number-columns-repeated="2" office:value-type="float" office:value="0.0284536806298601" calcext:value-type="float">
            <text:p>0.0285</text:p>
          </table:table-cell>
          <table:table-cell office:value-type="float" office:value="0.0204744590570746" calcext:value-type="float">
            <text:p>0.0205</text:p>
          </table:table-cell>
          <table:table-cell office:value-type="float" office:value="0.0307116885856119" calcext:value-type="float">
            <text:p>0.0307</text:p>
          </table:table-cell>
          <table:table-cell office:value-type="float" office:value="0.0204744590570746" calcext:value-type="float">
            <text:p>0.0205</text:p>
          </table:table-cell>
          <table:table-cell table:number-columns-repeated="2" office:value-type="float" office:value="0.0189016573674456" calcext:value-type="float">
            <text:p>0.0189</text:p>
          </table:table-cell>
          <table:table-cell office:value-type="float" office:value="0.0283524860511684" calcext:value-type="float">
            <text:p>0.0284</text:p>
          </table:table-cell>
          <table:table-cell office:value-type="float" office:value="0.0322525332495673" calcext:value-type="float">
            <text:p>0.0323</text:p>
          </table:table-cell>
          <table:table-cell table:number-columns-repeated="2" office:value-type="float" office:value="0.048378799874351" calcext:value-type="float">
            <text:p>0.0484</text:p>
          </table:table-cell>
          <table:table-cell table:number-columns-repeated="2" office:value-type="float" office:value="0.0175171117598896" calcext:value-type="float">
            <text:p>0.017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wN</text:p>
          </table:table-cell>
          <table:table-cell office:value-type="float" office:value="551.555420892773" calcext:value-type="float">
            <text:p>551.5554</text:p>
          </table:table-cell>
          <table:table-cell office:value-type="float" office:value="404.722907278896" calcext:value-type="float">
            <text:p>404.7229</text:p>
          </table:table-cell>
          <table:table-cell office:value-type="float" office:value="380.606332344214" calcext:value-type="float">
            <text:p>380.6063</text:p>
          </table:table-cell>
          <table:table-cell office:value-type="float" office:value="478.248766118837" calcext:value-type="float">
            <text:p>478.2488</text:p>
          </table:table-cell>
          <table:table-cell table:number-columns-repeated="2" office:value-type="float" office:value="181.797830473013" calcext:value-type="float">
            <text:p>181.7978</text:p>
          </table:table-cell>
          <table:table-cell office:value-type="float" office:value="208.299720748457" calcext:value-type="float">
            <text:p>208.2997</text:p>
          </table:table-cell>
          <table:table-cell table:number-columns-repeated="2" office:value-type="float" office:value="164.437509130614" calcext:value-type="float">
            <text:p>164.4375</text:p>
          </table:table-cell>
          <table:table-cell office:value-type="float" office:value="192.600433619583" calcext:value-type="float">
            <text:p>192.6004</text:p>
          </table:table-cell>
          <table:table-cell table:number-columns-repeated="2" office:value-type="float" office:value="171.573597078515" calcext:value-type="float">
            <text:p>171.5736</text:p>
          </table:table-cell>
          <table:table-cell table:number-columns-repeated="2" office:value-type="float" office:value="502.07454793853" calcext:value-type="float">
            <text:p>502.0745</text:p>
          </table:table-cell>
          <table:table-cell office:value-type="float" office:value="723.062898994156" calcext:value-type="float">
            <text:p>723.0629</text:p>
          </table:table-cell>
          <table:table-cell office:value-type="float" office:value="339.502793431217" calcext:value-type="float">
            <text:p>339.5028</text:p>
          </table:table-cell>
          <table:table-cell office:value-type="float" office:value="583.799059958718" calcext:value-type="float">
            <text:p>583.7991</text:p>
          </table:table-cell>
          <table:table-cell office:value-type="float" office:value="508.680220063243" calcext:value-type="float">
            <text:p>508.6802</text:p>
          </table:table-cell>
          <table:table-cell office:value-type="float" office:value="291.660182145606" calcext:value-type="float">
            <text:p>291.6602</text:p>
          </table:table-cell>
          <table:table-cell office:value-type="float" office:value="240.604706703041" calcext:value-type="float">
            <text:p>240.6047</text:p>
          </table:table-cell>
          <table:table-cell office:value-type="float" office:value="258.928502610696" calcext:value-type="float">
            <text:p>258.9285</text:p>
          </table:table-cell>
          <table:table-cell office:value-type="float" office:value="235.195301694994" calcext:value-type="float">
            <text:p>235.1953</text:p>
          </table:table-cell>
          <table:table-cell office:value-type="float" office:value="188.242824010049" calcext:value-type="float">
            <text:p>188.2428</text:p>
          </table:table-cell>
          <table:table-cell office:value-type="float" office:value="298.553457609459" calcext:value-type="float">
            <text:p>298.5535</text:p>
          </table:table-cell>
          <table:table-cell office:value-type="float" office:value="270.72297242395" calcext:value-type="float">
            <text:p>270.7230</text:p>
          </table:table-cell>
          <table:table-cell office:value-type="float" office:value="220.677380790124" calcext:value-type="float">
            <text:p>220.6774</text:p>
          </table:table-cell>
          <table:table-cell table:number-columns-repeated="2" office:value-type="float" office:value="485.343857955263" calcext:value-type="float">
            <text:p>485.3439</text:p>
          </table:table-cell>
          <table:table-cell office:value-type="float" office:value="536.283598626739" calcext:value-type="float">
            <text:p>536.2836</text:p>
          </table:table-cell>
          <table:table-cell office:value-type="float" office:value="250.49882956782" calcext:value-type="float">
            <text:p>250.4988</text:p>
          </table:table-cell>
          <table:table-cell office:value-type="float" office:value="433.933536319685" calcext:value-type="float">
            <text:p>433.9335</text:p>
          </table:table-cell>
          <table:table-cell office:value-type="float" office:value="406.025294624892" calcext:value-type="float">
            <text:p>406.0253</text:p>
          </table:table-cell>
          <table:table-cell office:value-type="float" office:value="180.065654581339" calcext:value-type="float">
            <text:p>180.0657</text:p>
          </table:table-cell>
          <table:table-cell office:value-type="float" office:value="210.739969227127" calcext:value-type="float">
            <text:p>210.7400</text:p>
          </table:table-cell>
          <table:table-cell office:value-type="float" office:value="192.78889668658" calcext:value-type="float">
            <text:p>192.7889</text:p>
          </table:table-cell>
          <table:table-cell table:number-columns-repeated="2" office:value-type="float" office:value="172.509074138566" calcext:value-type="float">
            <text:p>172.5091</text:p>
          </table:table-cell>
          <table:table-cell office:value-type="float" office:value="219.523620150261" calcext:value-type="float">
            <text:p>219.5236</text:p>
          </table:table-cell>
          <table:table-cell office:value-type="float" office:value="162.280418862499" calcext:value-type="float">
            <text:p>162.2804</text:p>
          </table:table-cell>
          <table:table-cell office:value-type="float" office:value="208.997190223452" calcext:value-type="float">
            <text:p>208.9972</text:p>
          </table:table-cell>
          <table:table-cell table:number-columns-repeated="2" office:value-type="float" office:value="343.754755252729" calcext:value-type="float">
            <text:p>343.754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wiN</text:p>
          </table:table-cell>
          <table:table-cell office:value-type="float" office:value="143.229121771218" calcext:value-type="float">
            <text:p>143.2291</text:p>
          </table:table-cell>
          <table:table-cell table:number-columns-repeated="2" office:value-type="float" office:value="95.6036748768473" calcext:value-type="float">
            <text:p>95.6037</text:p>
          </table:table-cell>
          <table:table-cell table:number-columns-repeated="3" office:value-type="float" office:value="98.9969324758843" calcext:value-type="float">
            <text:p>98.9969</text:p>
          </table:table-cell>
          <table:table-cell table:number-columns-repeated="3" office:value-type="float" office:value="89.2387331189711" calcext:value-type="float">
            <text:p>89.2387</text:p>
          </table:table-cell>
          <table:table-cell table:number-columns-repeated="3" office:value-type="float" office:value="98.0699035369775" calcext:value-type="float">
            <text:p>98.0699</text:p>
          </table:table-cell>
          <table:table-cell table:number-columns-repeated="2" office:value-type="float" office:value="108.279365313653" calcext:value-type="float">
            <text:p>108.2794</text:p>
          </table:table-cell>
          <table:table-cell office:value-type="float" office:value="572.750637118063" calcext:value-type="float">
            <text:p>572.7506</text:p>
          </table:table-cell>
          <table:table-cell table:number-columns-repeated="2" office:value-type="float" office:value="432.499946347091" calcext:value-type="float">
            <text:p>432.4999</text:p>
          </table:table-cell>
          <table:table-cell office:value-type="float" office:value="390.50337262405" calcext:value-type="float">
            <text:p>390.5034</text:p>
          </table:table-cell>
          <table:table-cell table:number-columns-repeated="2" office:value-type="float" office:value="296.330506905374" calcext:value-type="float">
            <text:p>296.3305</text:p>
          </table:table-cell>
          <table:table-cell office:value-type="float" office:value="299.148565076312" calcext:value-type="float">
            <text:p>299.1486</text:p>
          </table:table-cell>
          <table:table-cell office:value-type="float" office:value="167.112122143464" calcext:value-type="float">
            <text:p>167.1121</text:p>
          </table:table-cell>
          <table:table-cell office:value-type="float" office:value="207.841731167604" calcext:value-type="float">
            <text:p>207.8417</text:p>
          </table:table-cell>
          <table:table-cell office:value-type="float" office:value="334.202869066053" calcext:value-type="float">
            <text:p>334.2029</text:p>
          </table:table-cell>
          <table:table-cell table:number-columns-repeated="2" office:value-type="float" office:value="297.817309706848" calcext:value-type="float">
            <text:p>297.8173</text:p>
          </table:table-cell>
          <table:table-cell table:number-columns-repeated="2" office:value-type="float" office:value="403.05967074516" calcext:value-type="float">
            <text:p>403.0597</text:p>
          </table:table-cell>
          <table:table-cell office:value-type="float" office:value="1022.69423028653" calcext:value-type="float">
            <text:p>1022.6942</text:p>
          </table:table-cell>
          <table:table-cell table:number-columns-repeated="2" office:value-type="float" office:value="681.984942981329" calcext:value-type="float">
            <text:p>681.9849</text:p>
          </table:table-cell>
          <table:table-cell office:value-type="float" office:value="953.952520978638" calcext:value-type="float">
            <text:p>953.9525</text:p>
          </table:table-cell>
          <table:table-cell office:value-type="float" office:value="619.184851143605" calcext:value-type="float">
            <text:p>619.1849</text:p>
          </table:table-cell>
          <table:table-cell office:value-type="float" office:value="932.42675232983" calcext:value-type="float">
            <text:p>932.4268</text:p>
          </table:table-cell>
          <table:table-cell table:number-columns-repeated="2" office:value-type="float" office:value="775.2250362163" calcext:value-type="float">
            <text:p>775.2250</text:p>
          </table:table-cell>
          <table:table-cell office:value-type="float" office:value="539.946468099731" calcext:value-type="float">
            <text:p>539.9465</text:p>
          </table:table-cell>
          <table:table-cell office:value-type="float" office:value="751.168398065367" calcext:value-type="float">
            <text:p>751.1684</text:p>
          </table:table-cell>
          <table:table-cell office:value-type="float" office:value="625.961273954357" calcext:value-type="float">
            <text:p>625.9613</text:p>
          </table:table-cell>
          <table:table-cell office:value-type="float" office:value="523.361390438647" calcext:value-type="float">
            <text:p>523.3614</text:p>
          </table:table-cell>
          <table:table-cell table:number-columns-repeated="2" office:value-type="float" office:value="736.724347639708" calcext:value-type="float">
            <text:p>736.724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nfN</text:p>
          </table:table-cell>
          <table:table-cell office:value-type="float" office:value="175.913967483871" calcext:value-type="float">
            <text:p>175.9140</text:p>
          </table:table-cell>
          <table:table-cell table:number-columns-repeated="2" office:value-type="float" office:value="24.72" calcext:value-type="float">
            <text:p>24.7200</text:p>
          </table:table-cell>
          <table:table-cell office:value-type="float" office:value="153.94006351145" calcext:value-type="float">
            <text:p>153.9401</text:p>
          </table:table-cell>
          <table:table-cell table:number-columns-repeated="2" office:value-type="float" office:value="55.4733545038168" calcext:value-type="float">
            <text:p>55.4734</text:p>
          </table:table-cell>
          <table:table-cell office:value-type="float" office:value="116.089161342282" calcext:value-type="float">
            <text:p>116.0892</text:p>
          </table:table-cell>
          <table:table-cell table:number-columns-repeated="2" office:value-type="float" office:value="50.0425127516779" calcext:value-type="float">
            <text:p>50.0425</text:p>
          </table:table-cell>
          <table:table-cell office:value-type="float" office:value="100.366389473684" calcext:value-type="float">
            <text:p>100.3664</text:p>
          </table:table-cell>
          <table:table-cell table:number-columns-repeated="2" office:value-type="float" office:value="53.5881947368421" calcext:value-type="float">
            <text:p>53.5882</text:p>
          </table:table-cell>
          <table:table-cell table:number-columns-repeated="2" office:value-type="float" office:value="108.084777157405" calcext:value-type="float">
            <text:p>108.0848</text:p>
          </table:table-cell>
          <table:table-cell office:value-type="float" office:value="167.671112405063" calcext:value-type="float">
            <text:p>167.6711</text:p>
          </table:table-cell>
          <table:table-cell office:value-type="float" office:value="56.0867952191235" calcext:value-type="float">
            <text:p>56.0868</text:p>
          </table:table-cell>
          <table:table-cell office:value-type="float" office:value="60.8570374683544" calcext:value-type="float">
            <text:p>60.8570</text:p>
          </table:table-cell>
          <table:table-cell office:value-type="float" office:value="134.685184637954" calcext:value-type="float">
            <text:p>134.6852</text:p>
          </table:table-cell>
          <table:table-cell table:number-columns-repeated="2" office:value-type="float" office:value="49.9950615459846" calcext:value-type="float">
            <text:p>49.9951</text:p>
          </table:table-cell>
          <table:table-cell office:value-type="float" office:value="100.657346725275" calcext:value-type="float">
            <text:p>100.6573</text:p>
          </table:table-cell>
          <table:table-cell table:number-columns-repeated="2" office:value-type="float" office:value="48.5450356043956" calcext:value-type="float">
            <text:p>48.5450</text:p>
          </table:table-cell>
          <table:table-cell office:value-type="float" office:value="94.1685216755967" calcext:value-type="float">
            <text:p>94.1685</text:p>
          </table:table-cell>
          <table:table-cell table:number-columns-repeated="2" office:value-type="float" office:value="51.3467608377983" calcext:value-type="float">
            <text:p>51.3468</text:p>
          </table:table-cell>
          <table:table-cell table:number-columns-repeated="2" office:value-type="float" office:value="122.220494022251" calcext:value-type="float">
            <text:p>122.2205</text:p>
          </table:table-cell>
          <table:table-cell office:value-type="float" office:value="144.028874794157" calcext:value-type="float">
            <text:p>144.0289</text:p>
          </table:table-cell>
          <table:table-cell table:number-columns-repeated="2" office:value-type="float" office:value="57.7867952191235" calcext:value-type="float">
            <text:p>57.7868</text:p>
          </table:table-cell>
          <table:table-cell office:value-type="float" office:value="187.314539943662" calcext:value-type="float">
            <text:p>187.3145</text:p>
          </table:table-cell>
          <table:table-cell table:number-columns-repeated="2" office:value-type="float" office:value="52.5143369014084" calcext:value-type="float">
            <text:p>52.5143</text:p>
          </table:table-cell>
          <table:table-cell office:value-type="float" office:value="89.3726578181818" calcext:value-type="float">
            <text:p>89.3727</text:p>
          </table:table-cell>
          <table:table-cell table:number-columns-repeated="2" office:value-type="float" office:value="50.3079641173097" calcext:value-type="float">
            <text:p>50.3080</text:p>
          </table:table-cell>
          <table:table-cell office:value-type="float" office:value="76.858121085595" calcext:value-type="float">
            <text:p>76.8581</text:p>
          </table:table-cell>
          <table:table-cell table:number-columns-repeated="2" office:value-type="float" office:value="44.779872651357" calcext:value-type="float">
            <text:p>44.7799</text:p>
          </table:table-cell>
          <table:table-cell table:number-columns-repeated="2" office:value-type="float" office:value="108.025143671836" calcext:value-type="float">
            <text:p>108.025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wN</text:p>
          </table:table-cell>
          <table:table-cell office:value-type="float" office:value="892.04314843286" calcext:value-type="float">
            <text:p>892.0431</text:p>
          </table:table-cell>
          <table:table-cell office:value-type="float" office:value="229.119467831262" calcext:value-type="float">
            <text:p>229.1195</text:p>
          </table:table-cell>
          <table:table-cell office:value-type="float" office:value="60.3578305749491" calcext:value-type="float">
            <text:p>60.3578</text:p>
          </table:table-cell>
          <table:table-cell office:value-type="float" office:value="826.038019547656" calcext:value-type="float">
            <text:p>826.0380</text:p>
          </table:table-cell>
          <table:table-cell office:value-type="float" office:value="189.348527889084" calcext:value-type="float">
            <text:p>189.3485</text:p>
          </table:table-cell>
          <table:table-cell office:value-type="float" office:value="95.2519742419058" calcext:value-type="float">
            <text:p>95.2520</text:p>
          </table:table-cell>
          <table:table-cell office:value-type="float" office:value="743.822923896759" calcext:value-type="float">
            <text:p>743.8229</text:p>
          </table:table-cell>
          <table:table-cell office:value-type="float" office:value="139.452216141844" calcext:value-type="float">
            <text:p>139.4522</text:p>
          </table:table-cell>
          <table:table-cell office:value-type="float" office:value="105.440049398311" calcext:value-type="float">
            <text:p>105.4400</text:p>
          </table:table-cell>
          <table:table-cell office:value-type="float" office:value="728.537191847593" calcext:value-type="float">
            <text:p>728.5372</text:p>
          </table:table-cell>
          <table:table-cell office:value-type="float" office:value="105.776052626849" calcext:value-type="float">
            <text:p>105.7761</text:p>
          </table:table-cell>
          <table:table-cell office:value-type="float" office:value="96.2987716144192" calcext:value-type="float">
            <text:p>96.2988</text:p>
          </table:table-cell>
          <table:table-cell office:value-type="float" office:value="64.3726663031898" calcext:value-type="float">
            <text:p>64.3727</text:p>
          </table:table-cell>
          <table:table-cell office:value-type="float" office:value="22.899678921966" calcext:value-type="float">
            <text:p>22.8997</text:p>
          </table:table-cell>
          <table:table-cell office:value-type="float" office:value="1067.67826415499" calcext:value-type="float">
            <text:p>1067.6783</text:p>
          </table:table-cell>
          <table:table-cell office:value-type="float" office:value="593.057450681561" calcext:value-type="float">
            <text:p>593.0575</text:p>
          </table:table-cell>
          <table:table-cell office:value-type="float" office:value="71.8209116714224" calcext:value-type="float">
            <text:p>71.8209</text:p>
          </table:table-cell>
          <table:table-cell office:value-type="float" office:value="759.178130971375" calcext:value-type="float">
            <text:p>759.1781</text:p>
          </table:table-cell>
          <table:table-cell office:value-type="float" office:value="275.694078000936" calcext:value-type="float">
            <text:p>275.6941</text:p>
          </table:table-cell>
          <table:table-cell office:value-type="float" office:value="81.339111876479" calcext:value-type="float">
            <text:p>81.3391</text:p>
          </table:table-cell>
          <table:table-cell office:value-type="float" office:value="563.577669023526" calcext:value-type="float">
            <text:p>563.5777</text:p>
          </table:table-cell>
          <table:table-cell office:value-type="float" office:value="154.759195501686" calcext:value-type="float">
            <text:p>154.7592</text:p>
          </table:table-cell>
          <table:table-cell office:value-type="float" office:value="86.5064646478975" calcext:value-type="float">
            <text:p>86.5065</text:p>
          </table:table-cell>
          <table:table-cell office:value-type="float" office:value="532.891521209797" calcext:value-type="float">
            <text:p>532.8915</text:p>
          </table:table-cell>
          <table:table-cell office:value-type="float" office:value="110.356172727284" calcext:value-type="float">
            <text:p>110.3562</text:p>
          </table:table-cell>
          <table:table-cell office:value-type="float" office:value="88.889498993413" calcext:value-type="float">
            <text:p>88.8895</text:p>
          </table:table-cell>
          <table:table-cell office:value-type="float" office:value="78.0641933016322" calcext:value-type="float">
            <text:p>78.0642</text:p>
          </table:table-cell>
          <table:table-cell office:value-type="float" office:value="28.3188262683942" calcext:value-type="float">
            <text:p>28.3188</text:p>
          </table:table-cell>
          <table:table-cell office:value-type="float" office:value="793.122173481842" calcext:value-type="float">
            <text:p>793.1222</text:p>
          </table:table-cell>
          <table:table-cell office:value-type="float" office:value="436.859677963842" calcext:value-type="float">
            <text:p>436.8597</text:p>
          </table:table-cell>
          <table:table-cell office:value-type="float" office:value="52.3081224487464" calcext:value-type="float">
            <text:p>52.3081</text:p>
          </table:table-cell>
          <table:table-cell office:value-type="float" office:value="623.586461426106" calcext:value-type="float">
            <text:p>623.5865</text:p>
          </table:table-cell>
          <table:table-cell office:value-type="float" office:value="204.971929816307" calcext:value-type="float">
            <text:p>204.9719</text:p>
          </table:table-cell>
          <table:table-cell office:value-type="float" office:value="426.138236706879" calcext:value-type="float">
            <text:p>426.1382</text:p>
          </table:table-cell>
          <table:table-cell office:value-type="float" office:value="411.946685313632" calcext:value-type="float">
            <text:p>411.9467</text:p>
          </table:table-cell>
          <table:table-cell office:value-type="float" office:value="132.514111022242" calcext:value-type="float">
            <text:p>132.5141</text:p>
          </table:table-cell>
          <table:table-cell office:value-type="float" office:value="63.4625556094836" calcext:value-type="float">
            <text:p>63.4626</text:p>
          </table:table-cell>
          <table:table-cell office:value-type="float" office:value="396.53846270068" calcext:value-type="float">
            <text:p>396.5385</text:p>
          </table:table-cell>
          <table:table-cell office:value-type="float" office:value="84.7725210982162" calcext:value-type="float">
            <text:p>84.7725</text:p>
          </table:table-cell>
          <table:table-cell office:value-type="float" office:value="65.8363143349358" calcext:value-type="float">
            <text:p>65.8363</text:p>
          </table:table-cell>
          <table:table-cell office:value-type="float" office:value="55.5144653611777" calcext:value-type="float">
            <text:p>55.5145</text:p>
          </table:table-cell>
          <table:table-cell office:value-type="float" office:value="20.1447943681177" calcext:value-type="float">
            <text:p>20.144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fiD</text:p>
          </table:table-cell>
          <table:table-cell table:number-columns-repeated="3" office:value-type="float" office:value="4177489" calcext:value-type="float">
            <text:p>4177489.0000</text:p>
          </table:table-cell>
          <table:table-cell table:number-columns-repeated="3" office:value-type="float" office:value="25395207" calcext:value-type="float">
            <text:p>25395207.0000</text:p>
          </table:table-cell>
          <table:table-cell table:number-columns-repeated="3" office:value-type="float" office:value="21038100" calcext:value-type="float">
            <text:p>21038100.0000</text:p>
          </table:table-cell>
          <table:table-cell table:number-columns-repeated="3" office:value-type="float" office:value="27839292" calcext:value-type="float">
            <text:p>27839292.0000</text:p>
          </table:table-cell>
          <table:table-cell table:number-columns-repeated="2" office:value-type="float" office:value="31743466.5" calcext:value-type="float">
            <text:p>31743466.5000</text:p>
          </table:table-cell>
          <table:table-cell table:number-columns-repeated="2" office:value-type="float" office:value="2964812.5" calcext:value-type="float">
            <text:p>2964812.5000</text:p>
          </table:table-cell>
          <table:table-cell office:value-type="float" office:value="2959175" calcext:value-type="float">
            <text:p>2959175.0000</text:p>
          </table:table-cell>
          <table:table-cell table:number-columns-repeated="3" office:value-type="float" office:value="24347742" calcext:value-type="float">
            <text:p>24347742.0000</text:p>
          </table:table-cell>
          <table:table-cell table:number-columns-repeated="3" office:value-type="float" office:value="20420677.5" calcext:value-type="float">
            <text:p>20420677.5000</text:p>
          </table:table-cell>
          <table:table-cell table:number-columns-repeated="3" office:value-type="float" office:value="20786361" calcext:value-type="float">
            <text:p>20786361.0000</text:p>
          </table:table-cell>
          <table:table-cell table:number-columns-repeated="2" office:value-type="float" office:value="20593473" calcext:value-type="float">
            <text:p>20593473.0000</text:p>
          </table:table-cell>
          <table:table-cell table:number-columns-repeated="2" office:value-type="float" office:value="2189622.5" calcext:value-type="float">
            <text:p>2189622.5000</text:p>
          </table:table-cell>
          <table:table-cell office:value-type="float" office:value="2185459" calcext:value-type="float">
            <text:p>2185459.0000</text:p>
          </table:table-cell>
          <table:table-cell table:number-columns-repeated="2" office:value-type="float" office:value="17791345" calcext:value-type="float">
            <text:p>17791345.0000</text:p>
          </table:table-cell>
          <table:table-cell office:value-type="float" office:value="17341365" calcext:value-type="float">
            <text:p>17341365.0000</text:p>
          </table:table-cell>
          <table:table-cell table:number-columns-repeated="3" office:value-type="float" office:value="14177850" calcext:value-type="float">
            <text:p>14177850.0000</text:p>
          </table:table-cell>
          <table:table-cell table:number-columns-repeated="2" office:value-type="float" office:value="30663204" calcext:value-type="float">
            <text:p>30663204.0000</text:p>
          </table:table-cell>
          <table:table-cell office:value-type="float" office:value="29887668" calcext:value-type="float">
            <text:p>29887668.0000</text:p>
          </table:table-cell>
          <table:table-cell table:number-columns-repeated="2" office:value-type="float" office:value="13836600" calcext:value-type="float">
            <text:p>13836600.00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fiN</text:p>
          </table:table-cell>
          <table:table-cell table:number-columns-repeated="3" office:value-type="float" office:value="4177489" calcext:value-type="float">
            <text:p>4177489.0000</text:p>
          </table:table-cell>
          <table:table-cell table:number-columns-repeated="3" office:value-type="float" office:value="25395207" calcext:value-type="float">
            <text:p>25395207.0000</text:p>
          </table:table-cell>
          <table:table-cell table:number-columns-repeated="3" office:value-type="float" office:value="21038100" calcext:value-type="float">
            <text:p>21038100.0000</text:p>
          </table:table-cell>
          <table:table-cell table:number-columns-repeated="3" office:value-type="float" office:value="27839292" calcext:value-type="float">
            <text:p>27839292.0000</text:p>
          </table:table-cell>
          <table:table-cell table:number-columns-repeated="2" office:value-type="float" office:value="31743466.5" calcext:value-type="float">
            <text:p>31743466.5000</text:p>
          </table:table-cell>
          <table:table-cell table:number-columns-repeated="2" office:value-type="float" office:value="2964812.5" calcext:value-type="float">
            <text:p>2964812.5000</text:p>
          </table:table-cell>
          <table:table-cell office:value-type="float" office:value="2959175" calcext:value-type="float">
            <text:p>2959175.0000</text:p>
          </table:table-cell>
          <table:table-cell table:number-columns-repeated="3" office:value-type="float" office:value="24347742" calcext:value-type="float">
            <text:p>24347742.0000</text:p>
          </table:table-cell>
          <table:table-cell table:number-columns-repeated="3" office:value-type="float" office:value="20420677.5" calcext:value-type="float">
            <text:p>20420677.5000</text:p>
          </table:table-cell>
          <table:table-cell table:number-columns-repeated="3" office:value-type="float" office:value="20786361" calcext:value-type="float">
            <text:p>20786361.0000</text:p>
          </table:table-cell>
          <table:table-cell table:number-columns-repeated="2" office:value-type="float" office:value="20593473" calcext:value-type="float">
            <text:p>20593473.0000</text:p>
          </table:table-cell>
          <table:table-cell table:number-columns-repeated="2" office:value-type="float" office:value="2189622.5" calcext:value-type="float">
            <text:p>2189622.5000</text:p>
          </table:table-cell>
          <table:table-cell office:value-type="float" office:value="2185459" calcext:value-type="float">
            <text:p>2185459.0000</text:p>
          </table:table-cell>
          <table:table-cell table:number-columns-repeated="2" office:value-type="float" office:value="17791345" calcext:value-type="float">
            <text:p>17791345.0000</text:p>
          </table:table-cell>
          <table:table-cell office:value-type="float" office:value="17341365" calcext:value-type="float">
            <text:p>17341365.0000</text:p>
          </table:table-cell>
          <table:table-cell table:number-columns-repeated="3" office:value-type="float" office:value="14177850" calcext:value-type="float">
            <text:p>14177850.0000</text:p>
          </table:table-cell>
          <table:table-cell table:number-columns-repeated="2" office:value-type="float" office:value="30663204" calcext:value-type="float">
            <text:p>30663204.0000</text:p>
          </table:table-cell>
          <table:table-cell office:value-type="float" office:value="29887668" calcext:value-type="float">
            <text:p>29887668.0000</text:p>
          </table:table-cell>
          <table:table-cell table:number-columns-repeated="2" office:value-type="float" office:value="13836600" calcext:value-type="float">
            <text:p>13836600.00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fDN</text:p>
          </table:table-cell>
          <table:table-cell office:value-type="float" office:value="702.737306843267" calcext:value-type="float">
            <text:p>702.7373</text:p>
          </table:table-cell>
          <table:table-cell table:number-columns-repeated="2" office:value-type="float" office:value="530.861589772096" calcext:value-type="float">
            <text:p>530.8616</text:p>
          </table:table-cell>
          <table:table-cell table:number-columns-repeated="3" office:value-type="float" office:value="634.94688221709" calcext:value-type="float">
            <text:p>634.9469</text:p>
          </table:table-cell>
          <table:table-cell table:number-columns-repeated="3" office:value-type="float" office:value="548.733727810651" calcext:value-type="float">
            <text:p>548.7337</text:p>
          </table:table-cell>
          <table:table-cell table:number-columns-repeated="2" office:value-type="float" office:value="696.055427251732" calcext:value-type="float">
            <text:p>696.0554</text:p>
          </table:table-cell>
          <table:table-cell office:value-type="float" office:value="501.484193011647" calcext:value-type="float">
            <text:p>501.4842</text:p>
          </table:table-cell>
          <table:table-cell table:number-columns-repeated="2" office:value-type="float" office:value="988.25641025641" calcext:value-type="float">
            <text:p>988.2564</text:p>
          </table:table-cell>
          <table:table-cell office:value-type="float" office:value="497.792494481236" calcext:value-type="float">
            <text:p>497.7925</text:p>
          </table:table-cell>
          <table:table-cell table:number-columns-repeated="2" office:value-type="float" office:value="376.042245692051" calcext:value-type="float">
            <text:p>376.0422</text:p>
          </table:table-cell>
          <table:table-cell office:value-type="float" office:value="608.757505773672" calcext:value-type="float">
            <text:p>608.7575</text:p>
          </table:table-cell>
          <table:table-cell table:number-columns-repeated="2" office:value-type="float" office:value="438.589018302829" calcext:value-type="float">
            <text:p>438.5890</text:p>
          </table:table-cell>
          <table:table-cell office:value-type="float" office:value="532.629585798817" calcext:value-type="float">
            <text:p>532.6296</text:p>
          </table:table-cell>
          <table:table-cell table:number-columns-repeated="2" office:value-type="float" office:value="381.093988145639" calcext:value-type="float">
            <text:p>381.0940</text:p>
          </table:table-cell>
          <table:table-cell office:value-type="float" office:value="519.713625866051" calcext:value-type="float">
            <text:p>519.7136</text:p>
          </table:table-cell>
          <table:table-cell table:number-columns-repeated="2" office:value-type="float" office:value="374.435940099834" calcext:value-type="float">
            <text:p>374.4359</text:p>
          </table:table-cell>
          <table:table-cell table:number-columns-repeated="2" office:value-type="float" office:value="641.128205128205" calcext:value-type="float">
            <text:p>641.1282</text:p>
          </table:table-cell>
          <table:table-cell office:value-type="float" office:value="367.637969094923" calcext:value-type="float">
            <text:p>367.6380</text:p>
          </table:table-cell>
          <table:table-cell table:number-columns-repeated="2" office:value-type="float" office:value="277.720956086715" calcext:value-type="float">
            <text:p>277.7210</text:p>
          </table:table-cell>
          <table:table-cell office:value-type="float" office:value="497.984084880637" calcext:value-type="float">
            <text:p>497.9841</text:p>
          </table:table-cell>
          <table:table-cell office:value-type="float" office:value="298.473767885533" calcext:value-type="float">
            <text:p>298.4738</text:p>
          </table:table-cell>
          <table:table-cell office:value-type="float" office:value="433.579676674365" calcext:value-type="float">
            <text:p>433.5797</text:p>
          </table:table-cell>
          <table:table-cell table:number-columns-repeated="2" office:value-type="float" office:value="369.798816568047" calcext:value-type="float">
            <text:p>369.7988</text:p>
          </table:table-cell>
          <table:table-cell office:value-type="float" office:value="264.58933107536" calcext:value-type="float">
            <text:p>264.5893</text:p>
          </table:table-cell>
          <table:table-cell office:value-type="float" office:value="858.270557029178" calcext:value-type="float">
            <text:p>858.2706</text:p>
          </table:table-cell>
          <table:table-cell office:value-type="float" office:value="593.702752293578" calcext:value-type="float">
            <text:p>593.7028</text:p>
          </table:table-cell>
          <table:table-cell office:value-type="float" office:value="538.382695507487" calcext:value-type="float">
            <text:p>538.3827</text:p>
          </table:table-cell>
          <table:table-cell table:number-columns-repeated="2" office:value-type="float" office:value="430.769230769231" calcext:value-type="float">
            <text:p>430.769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fi</text:p>
          </table:table-cell>
          <table:table-cell office:value-type="float" office:value="351.368653421633" calcext:value-type="float">
            <text:p>351.3687</text:p>
          </table:table-cell>
          <table:table-cell table:number-columns-repeated="2" office:value-type="float" office:value="265.430794886048" calcext:value-type="float">
            <text:p>265.4308</text:p>
          </table:table-cell>
          <table:table-cell table:number-columns-repeated="3" office:value-type="float" office:value="317.473441108545" calcext:value-type="float">
            <text:p>317.4734</text:p>
          </table:table-cell>
          <table:table-cell table:number-columns-repeated="3" office:value-type="float" office:value="274.366863905325" calcext:value-type="float">
            <text:p>274.3669</text:p>
          </table:table-cell>
          <table:table-cell table:number-columns-repeated="2" office:value-type="float" office:value="348.027713625866" calcext:value-type="float">
            <text:p>348.0277</text:p>
          </table:table-cell>
          <table:table-cell office:value-type="float" office:value="250.742096505824" calcext:value-type="float">
            <text:p>250.7421</text:p>
          </table:table-cell>
          <table:table-cell table:number-columns-repeated="2" office:value-type="float" office:value="494.128205128205" calcext:value-type="float">
            <text:p>494.1282</text:p>
          </table:table-cell>
          <table:table-cell office:value-type="float" office:value="248.896247240618" calcext:value-type="float">
            <text:p>248.8962</text:p>
          </table:table-cell>
          <table:table-cell table:number-columns-repeated="2" office:value-type="float" office:value="188.021122846026" calcext:value-type="float">
            <text:p>188.0211</text:p>
          </table:table-cell>
          <table:table-cell office:value-type="float" office:value="304.378752886836" calcext:value-type="float">
            <text:p>304.3788</text:p>
          </table:table-cell>
          <table:table-cell table:number-columns-repeated="2" office:value-type="float" office:value="219.294509151414" calcext:value-type="float">
            <text:p>219.2945</text:p>
          </table:table-cell>
          <table:table-cell office:value-type="float" office:value="266.314792899408" calcext:value-type="float">
            <text:p>266.3148</text:p>
          </table:table-cell>
          <table:table-cell table:number-columns-repeated="2" office:value-type="float" office:value="190.54699407282" calcext:value-type="float">
            <text:p>190.5470</text:p>
          </table:table-cell>
          <table:table-cell office:value-type="float" office:value="259.856812933025" calcext:value-type="float">
            <text:p>259.8568</text:p>
          </table:table-cell>
          <table:table-cell table:number-columns-repeated="2" office:value-type="float" office:value="187.217970049917" calcext:value-type="float">
            <text:p>187.2180</text:p>
          </table:table-cell>
          <table:table-cell table:number-columns-repeated="2" office:value-type="float" office:value="320.564102564103" calcext:value-type="float">
            <text:p>320.5641</text:p>
          </table:table-cell>
          <table:table-cell office:value-type="float" office:value="183.818984547461" calcext:value-type="float">
            <text:p>183.8190</text:p>
          </table:table-cell>
          <table:table-cell table:number-columns-repeated="2" office:value-type="float" office:value="138.860478043357" calcext:value-type="float">
            <text:p>138.8605</text:p>
          </table:table-cell>
          <table:table-cell office:value-type="float" office:value="248.992042440318" calcext:value-type="float">
            <text:p>248.9920</text:p>
          </table:table-cell>
          <table:table-cell office:value-type="float" office:value="149.236883942766" calcext:value-type="float">
            <text:p>149.2369</text:p>
          </table:table-cell>
          <table:table-cell office:value-type="float" office:value="216.789838337182" calcext:value-type="float">
            <text:p>216.7898</text:p>
          </table:table-cell>
          <table:table-cell table:number-columns-repeated="2" office:value-type="float" office:value="184.899408284024" calcext:value-type="float">
            <text:p>184.8994</text:p>
          </table:table-cell>
          <table:table-cell office:value-type="float" office:value="132.29466553768" calcext:value-type="float">
            <text:p>132.2947</text:p>
          </table:table-cell>
          <table:table-cell office:value-type="float" office:value="429.135278514589" calcext:value-type="float">
            <text:p>429.1353</text:p>
          </table:table-cell>
          <table:table-cell office:value-type="float" office:value="296.851376146789" calcext:value-type="float">
            <text:p>296.8514</text:p>
          </table:table-cell>
          <table:table-cell office:value-type="float" office:value="269.191347753744" calcext:value-type="float">
            <text:p>269.1913</text:p>
          </table:table-cell>
          <table:table-cell table:number-columns-repeated="2" office:value-type="float" office:value="215.384615384615" calcext:value-type="float">
            <text:p>215.384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fND</text:p>
          </table:table-cell>
          <table:table-cell office:value-type="float" office:value="702.737306843267" calcext:value-type="float">
            <text:p>702.7373</text:p>
          </table:table-cell>
          <table:table-cell table:number-columns-repeated="2" office:value-type="float" office:value="530.861589772096" calcext:value-type="float">
            <text:p>530.8616</text:p>
          </table:table-cell>
          <table:table-cell table:number-columns-repeated="3" office:value-type="float" office:value="634.94688221709" calcext:value-type="float">
            <text:p>634.9469</text:p>
          </table:table-cell>
          <table:table-cell table:number-columns-repeated="3" office:value-type="float" office:value="548.733727810651" calcext:value-type="float">
            <text:p>548.7337</text:p>
          </table:table-cell>
          <table:table-cell table:number-columns-repeated="2" office:value-type="float" office:value="696.055427251732" calcext:value-type="float">
            <text:p>696.0554</text:p>
          </table:table-cell>
          <table:table-cell office:value-type="float" office:value="501.484193011647" calcext:value-type="float">
            <text:p>501.4842</text:p>
          </table:table-cell>
          <table:table-cell table:number-columns-repeated="2" office:value-type="float" office:value="988.25641025641" calcext:value-type="float">
            <text:p>988.2564</text:p>
          </table:table-cell>
          <table:table-cell office:value-type="float" office:value="497.792494481236" calcext:value-type="float">
            <text:p>497.7925</text:p>
          </table:table-cell>
          <table:table-cell table:number-columns-repeated="2" office:value-type="float" office:value="376.042245692051" calcext:value-type="float">
            <text:p>376.0422</text:p>
          </table:table-cell>
          <table:table-cell office:value-type="float" office:value="608.757505773672" calcext:value-type="float">
            <text:p>608.7575</text:p>
          </table:table-cell>
          <table:table-cell table:number-columns-repeated="2" office:value-type="float" office:value="438.589018302829" calcext:value-type="float">
            <text:p>438.5890</text:p>
          </table:table-cell>
          <table:table-cell office:value-type="float" office:value="532.629585798817" calcext:value-type="float">
            <text:p>532.6296</text:p>
          </table:table-cell>
          <table:table-cell table:number-columns-repeated="2" office:value-type="float" office:value="381.093988145639" calcext:value-type="float">
            <text:p>381.0940</text:p>
          </table:table-cell>
          <table:table-cell office:value-type="float" office:value="519.713625866051" calcext:value-type="float">
            <text:p>519.7136</text:p>
          </table:table-cell>
          <table:table-cell table:number-columns-repeated="2" office:value-type="float" office:value="374.435940099834" calcext:value-type="float">
            <text:p>374.4359</text:p>
          </table:table-cell>
          <table:table-cell table:number-columns-repeated="2" office:value-type="float" office:value="641.128205128205" calcext:value-type="float">
            <text:p>641.1282</text:p>
          </table:table-cell>
          <table:table-cell office:value-type="float" office:value="367.637969094923" calcext:value-type="float">
            <text:p>367.6380</text:p>
          </table:table-cell>
          <table:table-cell table:number-columns-repeated="2" office:value-type="float" office:value="277.720956086715" calcext:value-type="float">
            <text:p>277.7210</text:p>
          </table:table-cell>
          <table:table-cell office:value-type="float" office:value="497.984084880637" calcext:value-type="float">
            <text:p>497.9841</text:p>
          </table:table-cell>
          <table:table-cell office:value-type="float" office:value="298.473767885533" calcext:value-type="float">
            <text:p>298.4738</text:p>
          </table:table-cell>
          <table:table-cell office:value-type="float" office:value="433.579676674365" calcext:value-type="float">
            <text:p>433.5797</text:p>
          </table:table-cell>
          <table:table-cell table:number-columns-repeated="2" office:value-type="float" office:value="369.798816568047" calcext:value-type="float">
            <text:p>369.7988</text:p>
          </table:table-cell>
          <table:table-cell office:value-type="float" office:value="264.58933107536" calcext:value-type="float">
            <text:p>264.5893</text:p>
          </table:table-cell>
          <table:table-cell office:value-type="float" office:value="858.270557029178" calcext:value-type="float">
            <text:p>858.2706</text:p>
          </table:table-cell>
          <table:table-cell office:value-type="float" office:value="593.702752293578" calcext:value-type="float">
            <text:p>593.7028</text:p>
          </table:table-cell>
          <table:table-cell office:value-type="float" office:value="538.382695507487" calcext:value-type="float">
            <text:p>538.3827</text:p>
          </table:table-cell>
          <table:table-cell table:number-columns-repeated="2" office:value-type="float" office:value="430.769230769231" calcext:value-type="float">
            <text:p>430.7692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1T18:10:35.702197169</dc:date>
    <meta:editing-duration>PT6M18S</meta:editing-duration>
    <meta:editing-cycles>2</meta:editing-cycles>
    <meta:generator>LibreOffice/7.0.3.1$Linux_X86_64 LibreOffice_project/00$Build-1</meta:generator>
    <meta:document-statistic meta:table-count="1" meta:cell-count="2924" meta:object-count="0"/>
  </office:meta>
</office:document-meta>
</file>